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73cm"/>
    </style:style>
    <style:style style:name="co2" style:family="table-column">
      <style:table-column-properties fo:break-before="auto" style:column-width="3.78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785cm"/>
    </style:style>
    <style:style style:name="co5" style:family="table-column">
      <style:table-column-properties fo:break-before="auto" style:column-width="3.358cm"/>
    </style:style>
    <style:style style:name="co6" style:family="table-column">
      <style:table-column-properties fo:break-before="auto" style:column-width="4.253cm"/>
    </style:style>
    <style:style style:name="co7" style:family="table-column">
      <style:table-column-properties fo:break-before="auto" style:column-width="2.9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_3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float" office:value="1571105.70809283">
            <text:p>1571105,70809283</text:p>
          </table:table-cell>
          <table:table-cell office:value-type="float" office:value="868822">
            <text:p>868822</text:p>
          </table:table-cell>
          <table:table-cell table:number-columns-repeated="3"/>
        </table:table-row>
        <table:table-row table:style-name="ro1">
          <table:table-cell office:value-type="float" office:value="1624065.14284841">
            <text:p>1624065,14284841</text:p>
          </table:table-cell>
          <table:table-cell office:value-type="float" office:value="818418">
            <text:p>818418</text:p>
          </table:table-cell>
          <table:table-cell table:number-columns-repeated="3"/>
        </table:table-row>
        <table:table-row table:style-name="ro1">
          <table:table-cell office:value-type="float" office:value="1677023.57760399">
            <text:p>1677023,57760399</text:p>
          </table:table-cell>
          <table:table-cell office:value-type="float" office:value="814219">
            <text:p>814219</text:p>
          </table:table-cell>
          <table:table-cell table:number-columns-repeated="3"/>
        </table:table-row>
        <table:table-row table:style-name="ro1">
          <table:table-cell office:value-type="float" office:value="1729984.01235956">
            <text:p>1729984,01235956</text:p>
          </table:table-cell>
          <table:table-cell office:value-type="float" office:value="806321">
            <text:p>806321</text:p>
          </table:table-cell>
          <table:table-cell table:number-columns-repeated="2"/>
          <table:table-cell>
            <draw:frame table:end-cell-address="Arkusz1_3.P36" table:end-x="1.098cm" table:end-y="0.418cm" draw:z-index="0" draw:style-name="gr1" draw:text-style-name="P1" svg:width="24.839cm" svg:height="14.869cm" svg:x="1.098cm" svg:y="0.001cm">
              <draw:object draw:notify-on-update-of-ranges="Arkusz1_3.B1:Arkusz1_3.B100 Arkusz1_3.A1:Arkusz1_3.A1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1782942.94711514">
            <text:p>1782942,94711514</text:p>
          </table:table-cell>
          <table:table-cell office:value-type="float" office:value="801624">
            <text:p>801624</text:p>
          </table:table-cell>
          <table:table-cell table:number-columns-repeated="3"/>
        </table:table-row>
        <table:table-row table:style-name="ro1">
          <table:table-cell office:value-type="float" office:value="1835899.88187072">
            <text:p>1835899,88187072</text:p>
          </table:table-cell>
          <table:table-cell office:value-type="float" office:value="797925.000000001">
            <text:p>797925,000000001</text:p>
          </table:table-cell>
          <table:table-cell table:number-columns-repeated="3"/>
        </table:table-row>
        <table:table-row table:style-name="ro1">
          <table:table-cell office:value-type="float" office:value="1888862.3166263">
            <text:p>1888862,3166263</text:p>
          </table:table-cell>
          <table:table-cell office:value-type="float" office:value="794226">
            <text:p>794226</text:p>
          </table:table-cell>
          <table:table-cell table:number-columns-repeated="3"/>
        </table:table-row>
        <table:table-row table:style-name="ro1">
          <table:table-cell office:value-type="float" office:value="1916233.16636321">
            <text:p>1916233,16636321</text:p>
          </table:table-cell>
          <table:table-cell office:value-type="float" office:value="794226">
            <text:p>794226</text:p>
          </table:table-cell>
          <table:table-cell table:number-columns-repeated="3"/>
        </table:table-row>
        <table:table-row table:style-name="ro1">
          <table:table-cell office:value-type="float" office:value="1994778.68613745">
            <text:p>1994778,68613745</text:p>
          </table:table-cell>
          <table:table-cell office:value-type="float" office:value="794225.999999999">
            <text:p>794225,999999999</text:p>
          </table:table-cell>
          <table:table-cell table:number-columns-repeated="3"/>
        </table:table-row>
        <table:table-row table:style-name="ro1">
          <table:table-cell office:value-type="float" office:value="1879334.74619615">
            <text:p>1879334,74619615</text:p>
          </table:table-cell>
          <table:table-cell office:value-type="float" office:value="794226">
            <text:p>794226</text:p>
          </table:table-cell>
          <table:table-cell table:number-columns-repeated="3"/>
        </table:table-row>
        <table:table-row table:style-name="ro1">
          <table:table-cell office:value-type="float" office:value="1918564.51686019">
            <text:p>1918564,51686019</text:p>
          </table:table-cell>
          <table:table-cell office:value-type="float" office:value="794226">
            <text:p>794226</text:p>
          </table:table-cell>
          <table:table-cell table:number-columns-repeated="3"/>
        </table:table-row>
        <table:table-row table:style-name="ro1">
          <table:table-cell office:value-type="float" office:value="1978427.31002763">
            <text:p>1978427,31002763</text:p>
          </table:table-cell>
          <table:table-cell office:value-type="float" office:value="794226">
            <text:p>794226</text:p>
          </table:table-cell>
          <table:table-cell table:number-columns-repeated="3"/>
        </table:table-row>
        <table:table-row table:style-name="ro1">
          <table:table-cell office:value-type="float" office:value="1895039.11876336">
            <text:p>1895039,11876336</text:p>
          </table:table-cell>
          <table:table-cell office:value-type="float" office:value="794226">
            <text:p>794226</text:p>
          </table:table-cell>
          <table:table-cell table:number-columns-repeated="3"/>
        </table:table-row>
        <table:table-row table:style-name="ro1">
          <table:table-cell office:value-type="float" office:value="1984910.19362847">
            <text:p>1984910,19362847</text:p>
          </table:table-cell>
          <table:table-cell office:value-type="float" office:value="794226">
            <text:p>794226</text:p>
          </table:table-cell>
          <table:table-cell table:number-columns-repeated="3"/>
        </table:table-row>
        <table:table-row table:style-name="ro1">
          <table:table-cell office:value-type="float" office:value="1948011.7734614">
            <text:p>1948011,7734614</text:p>
          </table:table-cell>
          <table:table-cell office:value-type="float" office:value="794226">
            <text:p>794226</text:p>
          </table:table-cell>
          <table:table-cell table:number-columns-repeated="3"/>
        </table:table-row>
        <table:table-row table:style-name="ro1">
          <table:table-cell office:value-type="float" office:value="1954864.51902602">
            <text:p>1954864,51902602</text:p>
          </table:table-cell>
          <table:table-cell office:value-type="float" office:value="794226">
            <text:p>794226</text:p>
          </table:table-cell>
          <table:table-cell table:number-columns-repeated="3"/>
        </table:table-row>
        <table:table-row table:style-name="ro1">
          <table:table-cell office:value-type="float" office:value="1902897.53719776">
            <text:p>1902897,53719776</text:p>
          </table:table-cell>
          <table:table-cell office:value-type="float" office:value="794226">
            <text:p>794226</text:p>
          </table:table-cell>
          <table:table-cell table:number-columns-repeated="3"/>
        </table:table-row>
        <table:table-row table:style-name="ro1">
          <table:table-cell office:value-type="float" office:value="1951934.75052781">
            <text:p>1951934,75052781</text:p>
          </table:table-cell>
          <table:table-cell office:value-type="float" office:value="794226">
            <text:p>794226</text:p>
          </table:table-cell>
          <table:table-cell table:number-columns-repeated="3"/>
        </table:table-row>
        <table:table-row table:style-name="ro1">
          <table:table-cell office:value-type="float" office:value="1979408.05429423">
            <text:p>1979408,05429423</text:p>
          </table:table-cell>
          <table:table-cell office:value-type="float" office:value="794226">
            <text:p>794226</text:p>
          </table:table-cell>
          <table:table-cell table:number-columns-repeated="3"/>
        </table:table-row>
        <table:table-row table:style-name="ro1">
          <table:table-cell office:value-type="float" office:value="1889142.18886216">
            <text:p>1889142,18886216</text:p>
          </table:table-cell>
          <table:table-cell office:value-type="float" office:value="794226">
            <text:p>794226</text:p>
          </table:table-cell>
          <table:table-cell table:number-columns-repeated="3"/>
        </table:table-row>
        <table:table-row table:style-name="ro1">
          <table:table-cell office:value-type="float" office:value="1923110.84053101">
            <text:p>1923110,84053101</text:p>
          </table:table-cell>
          <table:table-cell office:value-type="float" office:value="794226">
            <text:p>794226</text:p>
          </table:table-cell>
          <table:table-cell table:number-columns-repeated="3"/>
        </table:table-row>
        <table:table-row table:style-name="ro1">
          <table:table-cell office:value-type="float" office:value="1940190.74793178">
            <text:p>1940190,74793178</text:p>
          </table:table-cell>
          <table:table-cell office:value-type="float" office:value="794226">
            <text:p>794226</text:p>
          </table:table-cell>
          <table:table-cell table:number-columns-repeated="3"/>
        </table:table-row>
        <table:table-row table:style-name="ro1">
          <table:table-cell office:value-type="float" office:value="1939185.07506199">
            <text:p>1939185,07506199</text:p>
          </table:table-cell>
          <table:table-cell office:value-type="float" office:value="794226">
            <text:p>794226</text:p>
          </table:table-cell>
          <table:table-cell table:number-columns-repeated="3"/>
        </table:table-row>
        <table:table-row table:style-name="ro1">
          <table:table-cell office:value-type="float" office:value="1958799.96039401">
            <text:p>1958799,96039401</text:p>
          </table:table-cell>
          <table:table-cell office:value-type="float" office:value="794226">
            <text:p>794226</text:p>
          </table:table-cell>
          <table:table-cell table:number-columns-repeated="3"/>
        </table:table-row>
        <table:table-row table:style-name="ro1">
          <table:table-cell office:value-type="float" office:value="1903471.02659581">
            <text:p>1903471,02659581</text:p>
          </table:table-cell>
          <table:table-cell office:value-type="float" office:value="794226">
            <text:p>794226</text:p>
          </table:table-cell>
          <table:table-cell table:number-columns-repeated="3"/>
        </table:table-row>
        <table:table-row table:style-name="ro1">
          <table:table-cell office:value-type="float" office:value="1903471.02659581">
            <text:p>1903471,02659581</text:p>
          </table:table-cell>
          <table:table-cell office:value-type="float" office:value="794226">
            <text:p>794226</text:p>
          </table:table-cell>
          <table:table-cell table:number-columns-repeated="3"/>
        </table:table-row>
        <table:table-row table:style-name="ro1">
          <table:table-cell office:value-type="float" office:value="1937223.58652879">
            <text:p>1937223,58652879</text:p>
          </table:table-cell>
          <table:table-cell office:value-type="float" office:value="794226">
            <text:p>794226</text:p>
          </table:table-cell>
          <table:table-cell table:number-columns-repeated="3"/>
        </table:table-row>
        <table:table-row table:style-name="ro1">
          <table:table-cell office:value-type="float" office:value="1927416.14386278">
            <text:p>1927416,14386278</text:p>
          </table:table-cell>
          <table:table-cell office:value-type="float" office:value="794226">
            <text:p>794226</text:p>
          </table:table-cell>
          <table:table-cell table:number-columns-repeated="3"/>
        </table:table-row>
        <table:table-row table:style-name="ro1">
          <table:table-cell office:value-type="float" office:value="1927416.14386278">
            <text:p>1927416,14386278</text:p>
          </table:table-cell>
          <table:table-cell office:value-type="float" office:value="794226">
            <text:p>794226</text:p>
          </table:table-cell>
          <table:table-cell table:number-columns-repeated="3"/>
        </table:table-row>
        <table:table-row table:style-name="ro1">
          <table:table-cell office:value-type="float" office:value="1927416.14386278">
            <text:p>1927416,14386278</text:p>
          </table:table-cell>
          <table:table-cell office:value-type="float" office:value="794226">
            <text:p>794226</text:p>
          </table:table-cell>
          <table:table-cell table:number-columns-repeated="3"/>
        </table:table-row>
        <table:table-row table:style-name="ro1">
          <table:table-cell office:value-type="float" office:value="1927416.14386278">
            <text:p>1927416,14386278</text:p>
          </table:table-cell>
          <table:table-cell office:value-type="float" office:value="794226">
            <text:p>794226</text:p>
          </table:table-cell>
          <table:table-cell table:number-columns-repeated="3"/>
        </table:table-row>
        <table:table-row table:style-name="ro1">
          <table:table-cell office:value-type="float" office:value="1927416.14386278">
            <text:p>1927416,14386278</text:p>
          </table:table-cell>
          <table:table-cell office:value-type="float" office:value="794226">
            <text:p>794226</text:p>
          </table:table-cell>
          <table:table-cell table:number-columns-repeated="3"/>
        </table:table-row>
        <table:table-row table:style-name="ro1">
          <table:table-cell office:value-type="float" office:value="1927416.14386278">
            <text:p>1927416,14386278</text:p>
          </table:table-cell>
          <table:table-cell office:value-type="float" office:value="794226">
            <text:p>794226</text:p>
          </table:table-cell>
          <table:table-cell table:number-columns-repeated="3"/>
        </table:table-row>
        <table:table-row table:style-name="ro1">
          <table:table-cell office:value-type="float" office:value="1927416.14386278">
            <text:p>1927416,14386278</text:p>
          </table:table-cell>
          <table:table-cell office:value-type="float" office:value="794226">
            <text:p>794226</text:p>
          </table:table-cell>
          <table:table-cell table:number-columns-repeated="3"/>
        </table:table-row>
        <table:table-row table:style-name="ro1">
          <table:table-cell office:value-type="float" office:value="1927416.14386278">
            <text:p>1927416,14386278</text:p>
          </table:table-cell>
          <table:table-cell office:value-type="float" office:value="794226">
            <text:p>794226</text:p>
          </table:table-cell>
          <table:table-cell table:number-columns-repeated="3"/>
        </table:table-row>
        <table:table-row table:style-name="ro1">
          <table:table-cell office:value-type="float" office:value="1927416.14386278">
            <text:p>1927416,14386278</text:p>
          </table:table-cell>
          <table:table-cell office:value-type="float" office:value="794226">
            <text:p>794226</text:p>
          </table:table-cell>
          <table:table-cell table:number-columns-repeated="3"/>
        </table:table-row>
        <table:table-row table:style-name="ro1">
          <table:table-cell office:value-type="float" office:value="1927416.14386278">
            <text:p>1927416,14386278</text:p>
          </table:table-cell>
          <table:table-cell office:value-type="float" office:value="794226">
            <text:p>794226</text:p>
          </table:table-cell>
          <table:table-cell table:number-columns-repeated="3"/>
        </table:table-row>
        <table:table-row table:style-name="ro1">
          <table:table-cell office:value-type="float" office:value="1942700.79725985">
            <text:p>1942700,79725985</text:p>
          </table:table-cell>
          <table:table-cell office:value-type="float" office:value="794226">
            <text:p>794226</text:p>
          </table:table-cell>
          <table:table-cell table:number-columns-repeated="3"/>
        </table:table-row>
        <table:table-row table:style-name="ro1">
          <table:table-cell office:value-type="float" office:value="1926422.93529459">
            <text:p>1926422,93529459</text:p>
          </table:table-cell>
          <table:table-cell office:value-type="float" office:value="794226">
            <text:p>794226</text:p>
          </table:table-cell>
          <table:table-cell table:number-columns-repeated="3"/>
        </table:table-row>
        <table:table-row table:style-name="ro1">
          <table:table-cell office:value-type="float" office:value="1964671.96169202">
            <text:p>1964671,96169202</text:p>
          </table:table-cell>
          <table:table-cell office:value-type="float" office:value="794226">
            <text:p>794226</text:p>
          </table:table-cell>
          <table:table-cell table:number-columns-repeated="3"/>
        </table:table-row>
        <table:table-row table:style-name="ro1">
          <table:table-cell office:value-type="float" office:value="1964671.96169202">
            <text:p>1964671,96169202</text:p>
          </table:table-cell>
          <table:table-cell office:value-type="float" office:value="794226">
            <text:p>794226</text:p>
          </table:table-cell>
          <table:table-cell table:number-columns-repeated="3"/>
        </table:table-row>
        <table:table-row table:style-name="ro1">
          <table:table-cell office:value-type="float" office:value="1964671.96169202">
            <text:p>1964671,96169202</text:p>
          </table:table-cell>
          <table:table-cell office:value-type="float" office:value="794226">
            <text:p>794226</text:p>
          </table:table-cell>
          <table:table-cell table:number-columns-repeated="3"/>
        </table:table-row>
        <table:table-row table:style-name="ro1">
          <table:table-cell office:value-type="float" office:value="1964671.96169202">
            <text:p>1964671,96169202</text:p>
          </table:table-cell>
          <table:table-cell office:value-type="float" office:value="794226">
            <text:p>794226</text:p>
          </table:table-cell>
          <table:table-cell table:number-columns-repeated="3"/>
        </table:table-row>
        <table:table-row table:style-name="ro1">
          <table:table-cell office:value-type="float" office:value="1964671.96169202">
            <text:p>1964671,96169202</text:p>
          </table:table-cell>
          <table:table-cell office:value-type="float" office:value="794226">
            <text:p>794226</text:p>
          </table:table-cell>
          <table:table-cell table:number-columns-repeated="3"/>
        </table:table-row>
        <table:table-row table:style-name="ro1">
          <table:table-cell office:value-type="float" office:value="1964671.96169202">
            <text:p>1964671,96169202</text:p>
          </table:table-cell>
          <table:table-cell office:value-type="float" office:value="794226">
            <text:p>794226</text:p>
          </table:table-cell>
          <table:table-cell table:number-columns-repeated="3"/>
        </table:table-row>
        <table:table-row table:style-name="ro1">
          <table:table-cell office:value-type="float" office:value="1964671.96169202">
            <text:p>1964671,96169202</text:p>
          </table:table-cell>
          <table:table-cell office:value-type="float" office:value="794226">
            <text:p>794226</text:p>
          </table:table-cell>
          <table:table-cell table:number-columns-repeated="3"/>
        </table:table-row>
        <table:table-row table:style-name="ro1">
          <table:table-cell office:value-type="float" office:value="1964671.96169202">
            <text:p>1964671,96169202</text:p>
          </table:table-cell>
          <table:table-cell office:value-type="float" office:value="794226">
            <text:p>794226</text:p>
          </table:table-cell>
          <table:table-cell table:number-columns-repeated="3"/>
        </table:table-row>
        <table:table-row table:style-name="ro1">
          <table:table-cell office:value-type="float" office:value="1964671.96169202">
            <text:p>1964671,96169202</text:p>
          </table:table-cell>
          <table:table-cell office:value-type="float" office:value="794226">
            <text:p>794226</text:p>
          </table:table-cell>
          <table:table-cell table:number-columns-repeated="3"/>
        </table:table-row>
        <table:table-row table:style-name="ro1">
          <table:table-cell office:value-type="float" office:value="1945082.00496319">
            <text:p>1945082,00496319</text:p>
          </table:table-cell>
          <table:table-cell office:value-type="float" office:value="794226">
            <text:p>794226</text:p>
          </table:table-cell>
          <table:table-cell table:number-columns-repeated="3"/>
        </table:table-row>
        <table:table-row table:style-name="ro1">
          <table:table-cell office:value-type="float" office:value="1964671.96169202">
            <text:p>1964671,96169202</text:p>
          </table:table-cell>
          <table:table-cell office:value-type="float" office:value="794226">
            <text:p>794226</text:p>
          </table:table-cell>
          <table:table-cell table:number-columns-repeated="3"/>
        </table:table-row>
        <table:table-row table:style-name="ro1">
          <table:table-cell office:value-type="float" office:value="1964671.96169202">
            <text:p>1964671,96169202</text:p>
          </table:table-cell>
          <table:table-cell office:value-type="float" office:value="794226">
            <text:p>794226</text:p>
          </table:table-cell>
          <table:table-cell table:number-columns-repeated="3"/>
        </table:table-row>
        <table:table-row table:style-name="ro1">
          <table:table-cell office:value-type="float" office:value="1961742.19319382">
            <text:p>1961742,19319382</text:p>
          </table:table-cell>
          <table:table-cell office:value-type="float" office:value="794226">
            <text:p>794226</text:p>
          </table:table-cell>
          <table:table-cell table:number-columns-repeated="3"/>
        </table:table-row>
        <table:table-row table:style-name="ro1">
          <table:table-cell office:value-type="float" office:value="1913648.33122559">
            <text:p>1913648,33122559</text:p>
          </table:table-cell>
          <table:table-cell office:value-type="float" office:value="794226">
            <text:p>794226</text:p>
          </table:table-cell>
          <table:table-cell table:number-columns-repeated="3"/>
        </table:table-row>
        <table:table-row table:style-name="ro1">
          <table:table-cell office:value-type="float" office:value="1913648.33122559">
            <text:p>1913648,33122559</text:p>
          </table:table-cell>
          <table:table-cell office:value-type="float" office:value="794226">
            <text:p>794226</text:p>
          </table:table-cell>
          <table:table-cell table:number-columns-repeated="3"/>
        </table:table-row>
        <table:table-row table:style-name="ro1">
          <table:table-cell office:value-type="float" office:value="1944101.26069659">
            <text:p>1944101,26069659</text:p>
          </table:table-cell>
          <table:table-cell office:value-type="float" office:value="794226">
            <text:p>794226</text:p>
          </table:table-cell>
          <table:table-cell table:number-columns-repeated="3"/>
        </table:table-row>
        <table:table-row table:style-name="ro1">
          <table:table-cell office:value-type="float" office:value="1944101.26069659">
            <text:p>1944101,26069659</text:p>
          </table:table-cell>
          <table:table-cell office:value-type="float" office:value="794226">
            <text:p>794226</text:p>
          </table:table-cell>
          <table:table-cell table:number-columns-repeated="3"/>
        </table:table-row>
        <table:table-row table:style-name="ro1">
          <table:table-cell office:value-type="float" office:value="1944101.26069659">
            <text:p>1944101,26069659</text:p>
          </table:table-cell>
          <table:table-cell office:value-type="float" office:value="794226">
            <text:p>794226</text:p>
          </table:table-cell>
          <table:table-cell table:number-columns-repeated="3"/>
        </table:table-row>
        <table:table-row table:style-name="ro1">
          <table:table-cell office:value-type="float" office:value="1944101.26069659">
            <text:p>1944101,26069659</text:p>
          </table:table-cell>
          <table:table-cell office:value-type="float" office:value="794226">
            <text:p>794226</text:p>
          </table:table-cell>
          <table:table-cell table:number-columns-repeated="3"/>
        </table:table-row>
        <table:table-row table:style-name="ro1">
          <table:table-cell office:value-type="float" office:value="1944101.26069659">
            <text:p>1944101,26069659</text:p>
          </table:table-cell>
          <table:table-cell office:value-type="float" office:value="794226">
            <text:p>794226</text:p>
          </table:table-cell>
          <table:table-cell table:number-columns-repeated="3"/>
        </table:table-row>
        <table:table-row table:style-name="ro1">
          <table:table-cell office:value-type="float" office:value="1944101.26069659">
            <text:p>1944101,26069659</text:p>
          </table:table-cell>
          <table:table-cell office:value-type="float" office:value="794226">
            <text:p>794226</text:p>
          </table:table-cell>
          <table:table-cell table:number-columns-repeated="3"/>
        </table:table-row>
        <table:table-row table:style-name="ro1">
          <table:table-cell office:value-type="float" office:value="1944101.26069659">
            <text:p>1944101,26069659</text:p>
          </table:table-cell>
          <table:table-cell office:value-type="float" office:value="794226">
            <text:p>794226</text:p>
          </table:table-cell>
          <table:table-cell table:number-columns-repeated="3"/>
        </table:table-row>
        <table:table-row table:style-name="ro1">
          <table:table-cell office:value-type="float" office:value="1944101.26069659">
            <text:p>1944101,26069659</text:p>
          </table:table-cell>
          <table:table-cell office:value-type="float" office:value="794226">
            <text:p>794226</text:p>
          </table:table-cell>
          <table:table-cell table:number-columns-repeated="3"/>
        </table:table-row>
        <table:table-row table:style-name="ro1">
          <table:table-cell office:value-type="float" office:value="1944101.26069659">
            <text:p>1944101,26069659</text:p>
          </table:table-cell>
          <table:table-cell office:value-type="float" office:value="794226">
            <text:p>794226</text:p>
          </table:table-cell>
          <table:table-cell table:number-columns-repeated="3"/>
        </table:table-row>
        <table:table-row table:style-name="ro1">
          <table:table-cell office:value-type="float" office:value="1944101.26069659">
            <text:p>1944101,26069659</text:p>
          </table:table-cell>
          <table:table-cell office:value-type="float" office:value="794226">
            <text:p>794226</text:p>
          </table:table-cell>
          <table:table-cell table:number-columns-repeated="3"/>
        </table:table-row>
        <table:table-row table:style-name="ro1">
          <table:table-cell office:value-type="float" office:value="1944101.26069659">
            <text:p>1944101,26069659</text:p>
          </table:table-cell>
          <table:table-cell office:value-type="float" office:value="794226">
            <text:p>794226</text:p>
          </table:table-cell>
          <table:table-cell table:number-columns-repeated="3"/>
        </table:table-row>
        <table:table-row table:style-name="ro1">
          <table:table-cell office:value-type="float" office:value="1944101.26069659">
            <text:p>1944101,26069659</text:p>
          </table:table-cell>
          <table:table-cell office:value-type="float" office:value="794226">
            <text:p>794226</text:p>
          </table:table-cell>
          <table:table-cell table:number-columns-repeated="3"/>
        </table:table-row>
        <table:table-row table:style-name="ro1">
          <table:table-cell office:value-type="float" office:value="1944101.26069659">
            <text:p>1944101,26069659</text:p>
          </table:table-cell>
          <table:table-cell office:value-type="float" office:value="794226">
            <text:p>794226</text:p>
          </table:table-cell>
          <table:table-cell table:number-columns-repeated="3"/>
        </table:table-row>
        <table:table-row table:style-name="ro1">
          <table:table-cell office:value-type="float" office:value="1944101.26069659">
            <text:p>1944101,26069659</text:p>
          </table:table-cell>
          <table:table-cell office:value-type="float" office:value="794226">
            <text:p>794226</text:p>
          </table:table-cell>
          <table:table-cell table:number-columns-repeated="3"/>
        </table:table-row>
        <table:table-row table:style-name="ro1">
          <table:table-cell office:value-type="float" office:value="1944101.26069659">
            <text:p>1944101,26069659</text:p>
          </table:table-cell>
          <table:table-cell office:value-type="float" office:value="794226">
            <text:p>794226</text:p>
          </table:table-cell>
          <table:table-cell table:number-columns-repeated="3"/>
        </table:table-row>
        <table:table-row table:style-name="ro1">
          <table:table-cell office:value-type="float" office:value="1944101.26069659">
            <text:p>1944101,26069659</text:p>
          </table:table-cell>
          <table:table-cell office:value-type="float" office:value="794226">
            <text:p>794226</text:p>
          </table:table-cell>
          <table:table-cell table:number-columns-repeated="3"/>
        </table:table-row>
        <table:table-row table:style-name="ro1">
          <table:table-cell office:value-type="float" office:value="1944101.26069659">
            <text:p>1944101,26069659</text:p>
          </table:table-cell>
          <table:table-cell office:value-type="float" office:value="794226">
            <text:p>794226</text:p>
          </table:table-cell>
          <table:table-cell table:number-columns-repeated="3"/>
        </table:table-row>
        <table:table-row table:style-name="ro1">
          <table:table-cell office:value-type="float" office:value="1944101.26069659">
            <text:p>1944101,26069659</text:p>
          </table:table-cell>
          <table:table-cell office:value-type="float" office:value="794226">
            <text:p>794226</text:p>
          </table:table-cell>
          <table:table-cell table:number-columns-repeated="3"/>
        </table:table-row>
        <table:table-row table:style-name="ro1">
          <table:table-cell office:value-type="float" office:value="1944101.26069659">
            <text:p>1944101,26069659</text:p>
          </table:table-cell>
          <table:table-cell office:value-type="float" office:value="794226">
            <text:p>794226</text:p>
          </table:table-cell>
          <table:table-cell table:number-columns-repeated="3"/>
        </table:table-row>
        <table:table-row table:style-name="ro1">
          <table:table-cell office:value-type="float" office:value="1944101.26069659">
            <text:p>1944101,26069659</text:p>
          </table:table-cell>
          <table:table-cell office:value-type="float" office:value="794226">
            <text:p>794226</text:p>
          </table:table-cell>
          <table:table-cell table:number-columns-repeated="3"/>
        </table:table-row>
        <table:table-row table:style-name="ro1">
          <table:table-cell office:value-type="float" office:value="1944101.26069659">
            <text:p>1944101,26069659</text:p>
          </table:table-cell>
          <table:table-cell office:value-type="float" office:value="794226">
            <text:p>794226</text:p>
          </table:table-cell>
          <table:table-cell table:number-columns-repeated="3"/>
        </table:table-row>
        <table:table-row table:style-name="ro1">
          <table:table-cell office:value-type="float" office:value="1944101.26069659">
            <text:p>1944101,26069659</text:p>
          </table:table-cell>
          <table:table-cell office:value-type="float" office:value="794226">
            <text:p>794226</text:p>
          </table:table-cell>
          <table:table-cell table:number-columns-repeated="3"/>
        </table:table-row>
        <table:table-row table:style-name="ro1">
          <table:table-cell office:value-type="float" office:value="1944101.26069659">
            <text:p>1944101,26069659</text:p>
          </table:table-cell>
          <table:table-cell office:value-type="float" office:value="794226">
            <text:p>794226</text:p>
          </table:table-cell>
          <table:table-cell table:number-columns-repeated="3"/>
        </table:table-row>
        <table:table-row table:style-name="ro1">
          <table:table-cell office:value-type="float" office:value="1944101.26069659">
            <text:p>1944101,26069659</text:p>
          </table:table-cell>
          <table:table-cell office:value-type="float" office:value="794226">
            <text:p>794226</text:p>
          </table:table-cell>
          <table:table-cell table:number-columns-repeated="3"/>
        </table:table-row>
        <table:table-row table:style-name="ro1">
          <table:table-cell office:value-type="float" office:value="1944101.26069659">
            <text:p>1944101,26069659</text:p>
          </table:table-cell>
          <table:table-cell office:value-type="float" office:value="794226">
            <text:p>794226</text:p>
          </table:table-cell>
          <table:table-cell table:number-columns-repeated="3"/>
        </table:table-row>
        <table:table-row table:style-name="ro1">
          <table:table-cell office:value-type="float" office:value="1944101.26069659">
            <text:p>1944101,26069659</text:p>
          </table:table-cell>
          <table:table-cell office:value-type="float" office:value="794226">
            <text:p>794226</text:p>
          </table:table-cell>
          <table:table-cell table:number-columns-repeated="3"/>
        </table:table-row>
        <table:table-row table:style-name="ro1">
          <table:table-cell office:value-type="float" office:value="1944101.26069659">
            <text:p>1944101,26069659</text:p>
          </table:table-cell>
          <table:table-cell office:value-type="float" office:value="794226">
            <text:p>794226</text:p>
          </table:table-cell>
          <table:table-cell table:number-columns-repeated="3"/>
        </table:table-row>
        <table:table-row table:style-name="ro1">
          <table:table-cell office:value-type="float" office:value="1944101.26069659">
            <text:p>1944101,26069659</text:p>
          </table:table-cell>
          <table:table-cell office:value-type="float" office:value="794226">
            <text:p>794226</text:p>
          </table:table-cell>
          <table:table-cell table:number-columns-repeated="3"/>
        </table:table-row>
        <table:table-row table:style-name="ro1">
          <table:table-cell office:value-type="float" office:value="1944101.26069659">
            <text:p>1944101,26069659</text:p>
          </table:table-cell>
          <table:table-cell office:value-type="float" office:value="794226">
            <text:p>794226</text:p>
          </table:table-cell>
          <table:table-cell table:number-columns-repeated="3"/>
        </table:table-row>
        <table:table-row table:style-name="ro1">
          <table:table-cell office:value-type="float" office:value="1944101.26069659">
            <text:p>1944101,26069659</text:p>
          </table:table-cell>
          <table:table-cell office:value-type="float" office:value="794226">
            <text:p>794226</text:p>
          </table:table-cell>
          <table:table-cell table:number-columns-repeated="3"/>
        </table:table-row>
        <table:table-row table:style-name="ro1">
          <table:table-cell office:value-type="float" office:value="1944101.26069659">
            <text:p>1944101,26069659</text:p>
          </table:table-cell>
          <table:table-cell office:value-type="float" office:value="794226">
            <text:p>794226</text:p>
          </table:table-cell>
          <table:table-cell table:number-columns-repeated="3"/>
        </table:table-row>
        <table:table-row table:style-name="ro1">
          <table:table-cell office:value-type="float" office:value="1944101.26069659">
            <text:p>1944101,26069659</text:p>
          </table:table-cell>
          <table:table-cell office:value-type="float" office:value="794226">
            <text:p>794226</text:p>
          </table:table-cell>
          <table:table-cell table:number-columns-repeated="3"/>
        </table:table-row>
        <table:table-row table:style-name="ro1">
          <table:table-cell office:value-type="float" office:value="1944101.26069659">
            <text:p>1944101,26069659</text:p>
          </table:table-cell>
          <table:table-cell office:value-type="float" office:value="794226">
            <text:p>794226</text:p>
          </table:table-cell>
          <table:table-cell table:number-columns-repeated="3"/>
        </table:table-row>
        <table:table-row table:style-name="ro1">
          <table:table-cell office:value-type="float" office:value="1944101.26069659">
            <text:p>1944101,26069659</text:p>
          </table:table-cell>
          <table:table-cell office:value-type="float" office:value="794226">
            <text:p>794226</text:p>
          </table:table-cell>
          <table:table-cell table:number-columns-repeated="3"/>
        </table:table-row>
        <table:table-row table:style-name="ro1">
          <table:table-cell office:value-type="float" office:value="1944101.26069659">
            <text:p>1944101,26069659</text:p>
          </table:table-cell>
          <table:table-cell office:value-type="float" office:value="794226">
            <text:p>794226</text:p>
          </table:table-cell>
          <table:table-cell table:number-columns-repeated="3"/>
        </table:table-row>
        <table:table-row table:style-name="ro1">
          <table:table-cell office:value-type="float" office:value="1944101.26069659">
            <text:p>1944101,26069659</text:p>
          </table:table-cell>
          <table:table-cell office:value-type="float" office:value="794226">
            <text:p>794226</text:p>
          </table:table-cell>
          <table:table-cell table:number-columns-repeated="3"/>
        </table:table-row>
        <table:table-row table:style-name="ro1">
          <table:table-cell office:value-type="float" office:value="1944101.26069659">
            <text:p>1944101,26069659</text:p>
          </table:table-cell>
          <table:table-cell office:value-type="float" office:value="794226">
            <text:p>794226</text:p>
          </table:table-cell>
          <table:table-cell table:number-columns-repeated="3"/>
        </table:table-row>
        <table:table-row table:style-name="ro1">
          <table:table-cell office:value-type="float" office:value="1944101.26069659">
            <text:p>1944101,26069659</text:p>
          </table:table-cell>
          <table:table-cell office:value-type="float" office:value="794226">
            <text:p>794226</text:p>
          </table:table-cell>
          <table:table-cell table:number-columns-repeated="3"/>
        </table:table-row>
        <table:table-row table:style-name="ro1">
          <table:table-cell office:value-type="float" office:value="1944101.26069659">
            <text:p>1944101,26069659</text:p>
          </table:table-cell>
          <table:table-cell office:value-type="float" office:value="794226">
            <text:p>794226</text:p>
          </table:table-cell>
          <table:table-cell table:number-columns-repeated="3"/>
        </table:table-row>
        <table:table-row table:style-name="ro1">
          <table:table-cell office:value-type="float" office:value="1944101.26069659">
            <text:p>1944101,26069659</text:p>
          </table:table-cell>
          <table:table-cell office:value-type="float" office:value="794226">
            <text:p>794226</text:p>
          </table:table-cell>
          <table:table-cell table:number-columns-repeated="3"/>
        </table:table-row>
        <table:table-row table:style-name="ro1">
          <table:table-cell office:value-type="float" office:value="1944101.26069659">
            <text:p>1944101,26069659</text:p>
          </table:table-cell>
          <table:table-cell office:value-type="float" office:value="794226">
            <text:p>794226</text:p>
          </table:table-cell>
          <table:table-cell table:number-columns-repeated="3"/>
        </table:table-row>
        <table:table-row table:style-name="ro1">
          <table:table-cell office:value-type="float" office:value="1944101.26069659">
            <text:p>1944101,26069659</text:p>
          </table:table-cell>
          <table:table-cell office:value-type="float" office:value="794226">
            <text:p>794226</text:p>
          </table:table-cell>
          <table:table-cell table:number-columns-repeated="3"/>
        </table:table-row>
        <table:table-row table:style-name="ro1">
          <table:table-cell office:value-type="float" office:value="1944101.26069659">
            <text:p>1944101,26069659</text:p>
          </table:table-cell>
          <table:table-cell office:value-type="float" office:value="794226">
            <text:p>794226</text:p>
          </table:table-cell>
          <table:table-cell table:number-columns-repeated="3"/>
        </table:table-row>
        <table:table-row table:style-name="ro1">
          <table:table-cell office:value-type="float" office:value="1944101.26069659">
            <text:p>1944101,26069659</text:p>
          </table:table-cell>
          <table:table-cell office:value-type="float" office:value="794226">
            <text:p>794226</text:p>
          </table:table-cell>
          <table:table-cell table:number-columns-repeated="3"/>
        </table:table-row>
        <table:table-row table:style-name="ro1">
          <table:table-cell office:value-type="float" office:value="1944101.26069659">
            <text:p>1944101,26069659</text:p>
          </table:table-cell>
          <table:table-cell office:value-type="float" office:value="794226">
            <text:p>794226</text:p>
          </table:table-cell>
          <table:table-cell table:number-columns-repeated="3"/>
        </table:table-row>
        <table:table-row table:style-name="ro1">
          <table:table-cell office:value-type="float" office:value="1944101.26069659">
            <text:p>1944101,26069659</text:p>
          </table:table-cell>
          <table:table-cell office:value-type="float" office:value="794226">
            <text:p>794226</text:p>
          </table:table-cell>
          <table:table-cell table:number-columns-repeated="3"/>
        </table:table-row>
      </table:table>
      <table:table table:name="Arkusz1_2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 office:value-type="string">
            <text:p>1571105.7080928315</text:p>
          </table:table-cell>
          <table:table-cell office:value-type="string">
            <text:p>868822.0</text:p>
          </table:table-cell>
          <table:table-cell table:style-name="ce1" office:value-type="date" office:date-value="2016-04-02">
            <text:p>2.04.2016</text:p>
          </table:table-cell>
          <table:table-cell office:value-type="float" office:value="2.4">
            <text:p>2,4</text:p>
          </table:table-cell>
          <table:table-cell/>
        </table:table-row>
        <table:table-row table:style-name="ro1">
          <table:table-cell office:value-type="string">
            <text:p>1624065.1428484083</text:p>
          </table:table-cell>
          <table:table-cell office:value-type="string">
            <text:p>818418.0</text:p>
          </table:table-cell>
          <table:table-cell table:number-columns-repeated="3"/>
        </table:table-row>
        <table:table-row table:style-name="ro1">
          <table:table-cell office:value-type="string">
            <text:p>1677023.577603986</text:p>
          </table:table-cell>
          <table:table-cell office:value-type="string">
            <text:p>814219.0</text:p>
          </table:table-cell>
          <table:table-cell table:number-columns-repeated="3"/>
        </table:table-row>
        <table:table-row table:style-name="ro1">
          <table:table-cell office:value-type="string">
            <text:p>1729984.0123595628</text:p>
          </table:table-cell>
          <table:table-cell office:value-type="string">
            <text:p>806321.0</text:p>
          </table:table-cell>
          <table:table-cell table:number-columns-repeated="2"/>
          <table:table-cell>
            <draw:frame table:end-cell-address="Arkusz1_2.P34" table:end-x="2.097cm" table:end-y="0.418cm" draw:z-index="0" draw:style-name="gr1" draw:text-style-name="P1" svg:width="24.872cm" svg:height="13.862cm" svg:x="2.065cm" svg:y="0.105cm">
              <draw:object draw:notify-on-update-of-ranges="Arkusz1_2.A1:Arkusz1_2.A100 Arkusz1_2.B1:Arkusz1_2.B1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1782942.9471151405</text:p>
          </table:table-cell>
          <table:table-cell office:value-type="string">
            <text:p>801624.0</text:p>
          </table:table-cell>
          <table:table-cell table:number-columns-repeated="3"/>
        </table:table-row>
        <table:table-row table:style-name="ro1">
          <table:table-cell office:value-type="string">
            <text:p>1835899.8818707177</text:p>
          </table:table-cell>
          <table:table-cell office:value-type="string">
            <text:p>797925.0000000009</text:p>
          </table:table-cell>
          <table:table-cell table:number-columns-repeated="3"/>
        </table:table-row>
        <table:table-row table:style-name="ro1">
          <table:table-cell office:value-type="string">
            <text:p>1888862.316626295</text:p>
          </table:table-cell>
          <table:table-cell office:value-type="string">
            <text:p>794226.0</text:p>
          </table:table-cell>
          <table:table-cell table:number-columns-repeated="3"/>
        </table:table-row>
        <table:table-row table:style-name="ro1">
          <table:table-cell office:value-type="string">
            <text:p>1916233.1663632134</text:p>
          </table:table-cell>
          <table:table-cell office:value-type="string">
            <text:p>794226.0</text:p>
          </table:table-cell>
          <table:table-cell table:number-columns-repeated="3"/>
        </table:table-row>
        <table:table-row table:style-name="ro1">
          <table:table-cell office:value-type="string">
            <text:p>1994778.6861374488</text:p>
          </table:table-cell>
          <table:table-cell office:value-type="string">
            <text:p>794225.9999999992</text:p>
          </table:table-cell>
          <table:table-cell table:number-columns-repeated="3"/>
        </table:table-row>
        <table:table-row table:style-name="ro1">
          <table:table-cell office:value-type="string">
            <text:p>1879334.7461961485</text:p>
          </table:table-cell>
          <table:table-cell office:value-type="string">
            <text:p>794226.0</text:p>
          </table:table-cell>
          <table:table-cell table:number-columns-repeated="3"/>
        </table:table-row>
        <table:table-row table:style-name="ro1">
          <table:table-cell office:value-type="string">
            <text:p>1918564.5168601861</text:p>
          </table:table-cell>
          <table:table-cell office:value-type="string">
            <text:p>794226.0</text:p>
          </table:table-cell>
          <table:table-cell table:number-columns-repeated="3"/>
        </table:table-row>
        <table:table-row table:style-name="ro1">
          <table:table-cell office:value-type="string">
            <text:p>1978427.3100276263</text:p>
          </table:table-cell>
          <table:table-cell office:value-type="string">
            <text:p>794226.0</text:p>
          </table:table-cell>
          <table:table-cell table:number-columns-repeated="3"/>
        </table:table-row>
        <table:table-row table:style-name="ro1">
          <table:table-cell office:value-type="string">
            <text:p>1895039.1187633576</text:p>
          </table:table-cell>
          <table:table-cell office:value-type="string">
            <text:p>794226.0</text:p>
          </table:table-cell>
          <table:table-cell table:number-columns-repeated="3"/>
        </table:table-row>
        <table:table-row table:style-name="ro1">
          <table:table-cell office:value-type="string">
            <text:p>1984910.1936284683</text:p>
          </table:table-cell>
          <table:table-cell office:value-type="string">
            <text:p>794226.0</text:p>
          </table:table-cell>
          <table:table-cell table:number-columns-repeated="3"/>
        </table:table-row>
        <table:table-row table:style-name="ro1">
          <table:table-cell office:value-type="string">
            <text:p>1948011.773461403</text:p>
          </table:table-cell>
          <table:table-cell office:value-type="string">
            <text:p>794226.0</text:p>
          </table:table-cell>
          <table:table-cell table:number-columns-repeated="3"/>
        </table:table-row>
        <table:table-row table:style-name="ro1">
          <table:table-cell office:value-type="string">
            <text:p>1954864.5190260154</text:p>
          </table:table-cell>
          <table:table-cell office:value-type="string">
            <text:p>794226.0</text:p>
          </table:table-cell>
          <table:table-cell table:number-columns-repeated="3"/>
        </table:table-row>
        <table:table-row table:style-name="ro1">
          <table:table-cell office:value-type="string">
            <text:p>1902897.5371977596</text:p>
          </table:table-cell>
          <table:table-cell office:value-type="string">
            <text:p>794226.0</text:p>
          </table:table-cell>
          <table:table-cell table:number-columns-repeated="3"/>
        </table:table-row>
        <table:table-row table:style-name="ro1">
          <table:table-cell office:value-type="string">
            <text:p>1951934.750527807</text:p>
          </table:table-cell>
          <table:table-cell office:value-type="string">
            <text:p>794226.0</text:p>
          </table:table-cell>
          <table:table-cell table:number-columns-repeated="3"/>
        </table:table-row>
        <table:table-row table:style-name="ro1">
          <table:table-cell office:value-type="string">
            <text:p>1979408.0542942274</text:p>
          </table:table-cell>
          <table:table-cell office:value-type="string">
            <text:p>794226.0</text:p>
          </table:table-cell>
          <table:table-cell table:number-columns-repeated="3"/>
        </table:table-row>
        <table:table-row table:style-name="ro1">
          <table:table-cell office:value-type="string">
            <text:p>1889142.188862158</text:p>
          </table:table-cell>
          <table:table-cell office:value-type="string">
            <text:p>794226.0</text:p>
          </table:table-cell>
          <table:table-cell table:number-columns-repeated="3"/>
        </table:table-row>
        <table:table-row table:style-name="ro1">
          <table:table-cell office:value-type="string">
            <text:p>1923110.8405310144</text:p>
          </table:table-cell>
          <table:table-cell office:value-type="string">
            <text:p>794226.0</text:p>
          </table:table-cell>
          <table:table-cell table:number-columns-repeated="3"/>
        </table:table-row>
        <table:table-row table:style-name="ro1">
          <table:table-cell office:value-type="string">
            <text:p>1940190.7479317838</text:p>
          </table:table-cell>
          <table:table-cell office:value-type="string">
            <text:p>794226.0</text:p>
          </table:table-cell>
          <table:table-cell table:number-columns-repeated="3"/>
        </table:table-row>
        <table:table-row table:style-name="ro1">
          <table:table-cell office:value-type="string">
            <text:p>1939185.0750619946</text:p>
          </table:table-cell>
          <table:table-cell office:value-type="string">
            <text:p>794226.0</text:p>
          </table:table-cell>
          <table:table-cell table:number-columns-repeated="3"/>
        </table:table-row>
        <table:table-row table:style-name="ro1">
          <table:table-cell office:value-type="string">
            <text:p>1958799.9603940134</text:p>
          </table:table-cell>
          <table:table-cell office:value-type="string">
            <text:p>794226.0</text:p>
          </table:table-cell>
          <table:table-cell table:number-columns-repeated="3"/>
        </table:table-row>
        <table:table-row table:style-name="ro1">
          <table:table-cell office:value-type="string">
            <text:p>1903471.026595807</text:p>
          </table:table-cell>
          <table:table-cell office:value-type="string">
            <text:p>794226.0</text:p>
          </table:table-cell>
          <table:table-cell table:number-columns-repeated="3"/>
        </table:table-row>
        <table:table-row table:style-name="ro1">
          <table:table-cell office:value-type="string">
            <text:p>1903471.026595807</text:p>
          </table:table-cell>
          <table:table-cell office:value-type="string">
            <text:p>794226.0</text:p>
          </table:table-cell>
          <table:table-cell table:number-columns-repeated="3"/>
        </table:table-row>
        <table:table-row table:style-name="ro1">
          <table:table-cell office:value-type="string">
            <text:p>1937223.5865287927</text:p>
          </table:table-cell>
          <table:table-cell office:value-type="string">
            <text:p>794226.0</text:p>
          </table:table-cell>
          <table:table-cell table:number-columns-repeated="3"/>
        </table:table-row>
        <table:table-row table:style-name="ro1">
          <table:table-cell office:value-type="string">
            <text:p>1927416.143862783</text:p>
          </table:table-cell>
          <table:table-cell office:value-type="string">
            <text:p>794226.0</text:p>
          </table:table-cell>
          <table:table-cell table:number-columns-repeated="3"/>
        </table:table-row>
        <table:table-row table:style-name="ro1">
          <table:table-cell office:value-type="string">
            <text:p>1927416.143862783</text:p>
          </table:table-cell>
          <table:table-cell office:value-type="string">
            <text:p>794226.0</text:p>
          </table:table-cell>
          <table:table-cell table:number-columns-repeated="3"/>
        </table:table-row>
        <table:table-row table:style-name="ro1">
          <table:table-cell office:value-type="string">
            <text:p>1927416.143862783</text:p>
          </table:table-cell>
          <table:table-cell office:value-type="string">
            <text:p>794226.0</text:p>
          </table:table-cell>
          <table:table-cell table:number-columns-repeated="3"/>
        </table:table-row>
        <table:table-row table:style-name="ro1">
          <table:table-cell office:value-type="string">
            <text:p>1927416.143862783</text:p>
          </table:table-cell>
          <table:table-cell office:value-type="string">
            <text:p>794226.0</text:p>
          </table:table-cell>
          <table:table-cell table:number-columns-repeated="3"/>
        </table:table-row>
        <table:table-row table:style-name="ro1">
          <table:table-cell office:value-type="string">
            <text:p>1927416.143862783</text:p>
          </table:table-cell>
          <table:table-cell office:value-type="string">
            <text:p>794226.0</text:p>
          </table:table-cell>
          <table:table-cell table:number-columns-repeated="3"/>
        </table:table-row>
        <table:table-row table:style-name="ro1">
          <table:table-cell office:value-type="string">
            <text:p>1927416.143862783</text:p>
          </table:table-cell>
          <table:table-cell office:value-type="string">
            <text:p>794226.0</text:p>
          </table:table-cell>
          <table:table-cell table:number-columns-repeated="3"/>
        </table:table-row>
        <table:table-row table:style-name="ro1">
          <table:table-cell office:value-type="string">
            <text:p>1927416.143862783</text:p>
          </table:table-cell>
          <table:table-cell office:value-type="string">
            <text:p>794226.0</text:p>
          </table:table-cell>
          <table:table-cell table:number-columns-repeated="3"/>
        </table:table-row>
        <table:table-row table:style-name="ro1">
          <table:table-cell office:value-type="string">
            <text:p>1927416.143862783</text:p>
          </table:table-cell>
          <table:table-cell office:value-type="string">
            <text:p>794226.0</text:p>
          </table:table-cell>
          <table:table-cell table:number-columns-repeated="3"/>
        </table:table-row>
        <table:table-row table:style-name="ro1">
          <table:table-cell office:value-type="string">
            <text:p>1927416.143862783</text:p>
          </table:table-cell>
          <table:table-cell office:value-type="string">
            <text:p>794226.0</text:p>
          </table:table-cell>
          <table:table-cell table:number-columns-repeated="3"/>
        </table:table-row>
        <table:table-row table:style-name="ro1">
          <table:table-cell office:value-type="string">
            <text:p>1927416.143862783</text:p>
          </table:table-cell>
          <table:table-cell office:value-type="string">
            <text:p>794226.0</text:p>
          </table:table-cell>
          <table:table-cell table:number-columns-repeated="3"/>
        </table:table-row>
        <table:table-row table:style-name="ro1">
          <table:table-cell office:value-type="string">
            <text:p>1942700.797259845</text:p>
          </table:table-cell>
          <table:table-cell office:value-type="string">
            <text:p>794226.0</text:p>
          </table:table-cell>
          <table:table-cell table:number-columns-repeated="3"/>
        </table:table-row>
        <table:table-row table:style-name="ro1">
          <table:table-cell office:value-type="string">
            <text:p>1926422.935294588</text:p>
          </table:table-cell>
          <table:table-cell office:value-type="string">
            <text:p>794226.0</text:p>
          </table:table-cell>
          <table:table-cell table:number-columns-repeated="3"/>
        </table:table-row>
        <table:table-row table:style-name="ro1">
          <table:table-cell office:value-type="string">
            <text:p>1964671.9616920247</text:p>
          </table:table-cell>
          <table:table-cell office:value-type="string">
            <text:p>794226.0</text:p>
          </table:table-cell>
          <table:table-cell table:number-columns-repeated="3"/>
        </table:table-row>
        <table:table-row table:style-name="ro1">
          <table:table-cell office:value-type="string">
            <text:p>1964671.9616920247</text:p>
          </table:table-cell>
          <table:table-cell office:value-type="string">
            <text:p>794226.0</text:p>
          </table:table-cell>
          <table:table-cell table:number-columns-repeated="3"/>
        </table:table-row>
        <table:table-row table:style-name="ro1">
          <table:table-cell office:value-type="string">
            <text:p>1964671.9616920247</text:p>
          </table:table-cell>
          <table:table-cell office:value-type="string">
            <text:p>794226.0</text:p>
          </table:table-cell>
          <table:table-cell table:number-columns-repeated="3"/>
        </table:table-row>
        <table:table-row table:style-name="ro1">
          <table:table-cell office:value-type="string">
            <text:p>1964671.9616920247</text:p>
          </table:table-cell>
          <table:table-cell office:value-type="string">
            <text:p>794226.0</text:p>
          </table:table-cell>
          <table:table-cell table:number-columns-repeated="3"/>
        </table:table-row>
        <table:table-row table:style-name="ro1">
          <table:table-cell office:value-type="string">
            <text:p>1964671.9616920247</text:p>
          </table:table-cell>
          <table:table-cell office:value-type="string">
            <text:p>794226.0</text:p>
          </table:table-cell>
          <table:table-cell table:number-columns-repeated="3"/>
        </table:table-row>
        <table:table-row table:style-name="ro1">
          <table:table-cell office:value-type="string">
            <text:p>1964671.9616920247</text:p>
          </table:table-cell>
          <table:table-cell office:value-type="string">
            <text:p>794226.0</text:p>
          </table:table-cell>
          <table:table-cell table:number-columns-repeated="3"/>
        </table:table-row>
        <table:table-row table:style-name="ro1">
          <table:table-cell office:value-type="string">
            <text:p>1964671.9616920247</text:p>
          </table:table-cell>
          <table:table-cell office:value-type="string">
            <text:p>794226.0</text:p>
          </table:table-cell>
          <table:table-cell table:number-columns-repeated="3"/>
        </table:table-row>
        <table:table-row table:style-name="ro1">
          <table:table-cell office:value-type="string">
            <text:p>1964671.9616920247</text:p>
          </table:table-cell>
          <table:table-cell office:value-type="string">
            <text:p>794226.0</text:p>
          </table:table-cell>
          <table:table-cell table:number-columns-repeated="3"/>
        </table:table-row>
        <table:table-row table:style-name="ro1">
          <table:table-cell office:value-type="string">
            <text:p>1964671.9616920247</text:p>
          </table:table-cell>
          <table:table-cell office:value-type="string">
            <text:p>794226.0</text:p>
          </table:table-cell>
          <table:table-cell table:number-columns-repeated="3"/>
        </table:table-row>
        <table:table-row table:style-name="ro1">
          <table:table-cell office:value-type="string">
            <text:p>1945082.0049631945</text:p>
          </table:table-cell>
          <table:table-cell office:value-type="string">
            <text:p>794226.0</text:p>
          </table:table-cell>
          <table:table-cell table:number-columns-repeated="3"/>
        </table:table-row>
        <table:table-row table:style-name="ro1">
          <table:table-cell office:value-type="string">
            <text:p>1964671.9616920247</text:p>
          </table:table-cell>
          <table:table-cell office:value-type="string">
            <text:p>794226.0</text:p>
          </table:table-cell>
          <table:table-cell table:number-columns-repeated="3"/>
        </table:table-row>
        <table:table-row table:style-name="ro1">
          <table:table-cell office:value-type="string">
            <text:p>1964671.9616920247</text:p>
          </table:table-cell>
          <table:table-cell office:value-type="string">
            <text:p>794226.0</text:p>
          </table:table-cell>
          <table:table-cell table:number-columns-repeated="3"/>
        </table:table-row>
        <table:table-row table:style-name="ro1">
          <table:table-cell office:value-type="string">
            <text:p>1961742.193193816</text:p>
          </table:table-cell>
          <table:table-cell office:value-type="string">
            <text:p>794226.0</text:p>
          </table:table-cell>
          <table:table-cell table:number-columns-repeated="3"/>
        </table:table-row>
        <table:table-row table:style-name="ro1">
          <table:table-cell office:value-type="string">
            <text:p>1913648.3312255873</text:p>
          </table:table-cell>
          <table:table-cell office:value-type="string">
            <text:p>794226.0</text:p>
          </table:table-cell>
          <table:table-cell table:number-columns-repeated="3"/>
        </table:table-row>
        <table:table-row table:style-name="ro1">
          <table:table-cell office:value-type="string">
            <text:p>1913648.3312255873</text:p>
          </table:table-cell>
          <table:table-cell office:value-type="string">
            <text:p>794226.0</text:p>
          </table:table-cell>
          <table:table-cell table:number-columns-repeated="3"/>
        </table:table-row>
        <table:table-row table:style-name="ro1">
          <table:table-cell office:value-type="string">
            <text:p>1944101.2606965934</text:p>
          </table:table-cell>
          <table:table-cell office:value-type="string">
            <text:p>794226.0</text:p>
          </table:table-cell>
          <table:table-cell table:number-columns-repeated="3"/>
        </table:table-row>
        <table:table-row table:style-name="ro1">
          <table:table-cell office:value-type="string">
            <text:p>1944101.2606965934</text:p>
          </table:table-cell>
          <table:table-cell office:value-type="string">
            <text:p>794226.0</text:p>
          </table:table-cell>
          <table:table-cell table:number-columns-repeated="3"/>
        </table:table-row>
        <table:table-row table:style-name="ro1">
          <table:table-cell office:value-type="string">
            <text:p>1944101.2606965934</text:p>
          </table:table-cell>
          <table:table-cell office:value-type="string">
            <text:p>794226.0</text:p>
          </table:table-cell>
          <table:table-cell table:number-columns-repeated="3"/>
        </table:table-row>
        <table:table-row table:style-name="ro1">
          <table:table-cell office:value-type="string">
            <text:p>1944101.2606965934</text:p>
          </table:table-cell>
          <table:table-cell office:value-type="string">
            <text:p>794226.0</text:p>
          </table:table-cell>
          <table:table-cell table:number-columns-repeated="3"/>
        </table:table-row>
        <table:table-row table:style-name="ro1">
          <table:table-cell office:value-type="string">
            <text:p>1944101.2606965934</text:p>
          </table:table-cell>
          <table:table-cell office:value-type="string">
            <text:p>794226.0</text:p>
          </table:table-cell>
          <table:table-cell table:number-columns-repeated="3"/>
        </table:table-row>
        <table:table-row table:style-name="ro1">
          <table:table-cell office:value-type="string">
            <text:p>1944101.2606965934</text:p>
          </table:table-cell>
          <table:table-cell office:value-type="string">
            <text:p>794226.0</text:p>
          </table:table-cell>
          <table:table-cell table:number-columns-repeated="3"/>
        </table:table-row>
        <table:table-row table:style-name="ro1">
          <table:table-cell office:value-type="string">
            <text:p>1944101.2606965934</text:p>
          </table:table-cell>
          <table:table-cell office:value-type="string">
            <text:p>794226.0</text:p>
          </table:table-cell>
          <table:table-cell table:number-columns-repeated="3"/>
        </table:table-row>
        <table:table-row table:style-name="ro1">
          <table:table-cell office:value-type="string">
            <text:p>1944101.2606965934</text:p>
          </table:table-cell>
          <table:table-cell office:value-type="string">
            <text:p>794226.0</text:p>
          </table:table-cell>
          <table:table-cell table:number-columns-repeated="3"/>
        </table:table-row>
        <table:table-row table:style-name="ro1">
          <table:table-cell office:value-type="string">
            <text:p>1944101.2606965934</text:p>
          </table:table-cell>
          <table:table-cell office:value-type="string">
            <text:p>794226.0</text:p>
          </table:table-cell>
          <table:table-cell table:number-columns-repeated="3"/>
        </table:table-row>
        <table:table-row table:style-name="ro1">
          <table:table-cell office:value-type="string">
            <text:p>1944101.2606965934</text:p>
          </table:table-cell>
          <table:table-cell office:value-type="string">
            <text:p>794226.0</text:p>
          </table:table-cell>
          <table:table-cell table:number-columns-repeated="3"/>
        </table:table-row>
        <table:table-row table:style-name="ro1">
          <table:table-cell office:value-type="string">
            <text:p>1944101.2606965934</text:p>
          </table:table-cell>
          <table:table-cell office:value-type="string">
            <text:p>794226.0</text:p>
          </table:table-cell>
          <table:table-cell table:number-columns-repeated="3"/>
        </table:table-row>
        <table:table-row table:style-name="ro1">
          <table:table-cell office:value-type="string">
            <text:p>1944101.2606965934</text:p>
          </table:table-cell>
          <table:table-cell office:value-type="string">
            <text:p>794226.0</text:p>
          </table:table-cell>
          <table:table-cell table:number-columns-repeated="3"/>
        </table:table-row>
        <table:table-row table:style-name="ro1">
          <table:table-cell office:value-type="string">
            <text:p>1944101.2606965934</text:p>
          </table:table-cell>
          <table:table-cell office:value-type="string">
            <text:p>794226.0</text:p>
          </table:table-cell>
          <table:table-cell table:number-columns-repeated="3"/>
        </table:table-row>
        <table:table-row table:style-name="ro1">
          <table:table-cell office:value-type="string">
            <text:p>1944101.2606965934</text:p>
          </table:table-cell>
          <table:table-cell office:value-type="string">
            <text:p>794226.0</text:p>
          </table:table-cell>
          <table:table-cell table:number-columns-repeated="3"/>
        </table:table-row>
        <table:table-row table:style-name="ro1">
          <table:table-cell office:value-type="string">
            <text:p>1944101.2606965934</text:p>
          </table:table-cell>
          <table:table-cell office:value-type="string">
            <text:p>794226.0</text:p>
          </table:table-cell>
          <table:table-cell table:number-columns-repeated="3"/>
        </table:table-row>
        <table:table-row table:style-name="ro1">
          <table:table-cell office:value-type="string">
            <text:p>1944101.2606965934</text:p>
          </table:table-cell>
          <table:table-cell office:value-type="string">
            <text:p>794226.0</text:p>
          </table:table-cell>
          <table:table-cell table:number-columns-repeated="3"/>
        </table:table-row>
        <table:table-row table:style-name="ro1">
          <table:table-cell office:value-type="string">
            <text:p>1944101.2606965934</text:p>
          </table:table-cell>
          <table:table-cell office:value-type="string">
            <text:p>794226.0</text:p>
          </table:table-cell>
          <table:table-cell table:number-columns-repeated="3"/>
        </table:table-row>
        <table:table-row table:style-name="ro1">
          <table:table-cell office:value-type="string">
            <text:p>1944101.2606965934</text:p>
          </table:table-cell>
          <table:table-cell office:value-type="string">
            <text:p>794226.0</text:p>
          </table:table-cell>
          <table:table-cell table:number-columns-repeated="3"/>
        </table:table-row>
        <table:table-row table:style-name="ro1">
          <table:table-cell office:value-type="string">
            <text:p>1944101.2606965934</text:p>
          </table:table-cell>
          <table:table-cell office:value-type="string">
            <text:p>794226.0</text:p>
          </table:table-cell>
          <table:table-cell table:number-columns-repeated="3"/>
        </table:table-row>
        <table:table-row table:style-name="ro1">
          <table:table-cell office:value-type="string">
            <text:p>1944101.2606965934</text:p>
          </table:table-cell>
          <table:table-cell office:value-type="string">
            <text:p>794226.0</text:p>
          </table:table-cell>
          <table:table-cell table:number-columns-repeated="3"/>
        </table:table-row>
        <table:table-row table:style-name="ro1">
          <table:table-cell office:value-type="string">
            <text:p>1944101.2606965934</text:p>
          </table:table-cell>
          <table:table-cell office:value-type="string">
            <text:p>794226.0</text:p>
          </table:table-cell>
          <table:table-cell table:number-columns-repeated="3"/>
        </table:table-row>
        <table:table-row table:style-name="ro1">
          <table:table-cell office:value-type="string">
            <text:p>1944101.2606965934</text:p>
          </table:table-cell>
          <table:table-cell office:value-type="string">
            <text:p>794226.0</text:p>
          </table:table-cell>
          <table:table-cell table:number-columns-repeated="3"/>
        </table:table-row>
        <table:table-row table:style-name="ro1">
          <table:table-cell office:value-type="string">
            <text:p>1944101.2606965934</text:p>
          </table:table-cell>
          <table:table-cell office:value-type="string">
            <text:p>794226.0</text:p>
          </table:table-cell>
          <table:table-cell table:number-columns-repeated="3"/>
        </table:table-row>
        <table:table-row table:style-name="ro1">
          <table:table-cell office:value-type="string">
            <text:p>1944101.2606965934</text:p>
          </table:table-cell>
          <table:table-cell office:value-type="string">
            <text:p>794226.0</text:p>
          </table:table-cell>
          <table:table-cell table:number-columns-repeated="3"/>
        </table:table-row>
        <table:table-row table:style-name="ro1">
          <table:table-cell office:value-type="string">
            <text:p>1944101.2606965934</text:p>
          </table:table-cell>
          <table:table-cell office:value-type="string">
            <text:p>794226.0</text:p>
          </table:table-cell>
          <table:table-cell table:number-columns-repeated="3"/>
        </table:table-row>
        <table:table-row table:style-name="ro1">
          <table:table-cell office:value-type="string">
            <text:p>1944101.2606965934</text:p>
          </table:table-cell>
          <table:table-cell office:value-type="string">
            <text:p>794226.0</text:p>
          </table:table-cell>
          <table:table-cell table:number-columns-repeated="3"/>
        </table:table-row>
        <table:table-row table:style-name="ro1">
          <table:table-cell office:value-type="string">
            <text:p>1944101.2606965934</text:p>
          </table:table-cell>
          <table:table-cell office:value-type="string">
            <text:p>794226.0</text:p>
          </table:table-cell>
          <table:table-cell table:number-columns-repeated="3"/>
        </table:table-row>
        <table:table-row table:style-name="ro1">
          <table:table-cell office:value-type="string">
            <text:p>1944101.2606965934</text:p>
          </table:table-cell>
          <table:table-cell office:value-type="string">
            <text:p>794226.0</text:p>
          </table:table-cell>
          <table:table-cell table:number-columns-repeated="3"/>
        </table:table-row>
        <table:table-row table:style-name="ro1">
          <table:table-cell office:value-type="string">
            <text:p>1944101.2606965934</text:p>
          </table:table-cell>
          <table:table-cell office:value-type="string">
            <text:p>794226.0</text:p>
          </table:table-cell>
          <table:table-cell table:number-columns-repeated="3"/>
        </table:table-row>
        <table:table-row table:style-name="ro1">
          <table:table-cell office:value-type="string">
            <text:p>1944101.2606965934</text:p>
          </table:table-cell>
          <table:table-cell office:value-type="string">
            <text:p>794226.0</text:p>
          </table:table-cell>
          <table:table-cell table:number-columns-repeated="3"/>
        </table:table-row>
        <table:table-row table:style-name="ro1">
          <table:table-cell office:value-type="string">
            <text:p>1944101.2606965934</text:p>
          </table:table-cell>
          <table:table-cell office:value-type="string">
            <text:p>794226.0</text:p>
          </table:table-cell>
          <table:table-cell table:number-columns-repeated="3"/>
        </table:table-row>
        <table:table-row table:style-name="ro1">
          <table:table-cell office:value-type="string">
            <text:p>1944101.2606965934</text:p>
          </table:table-cell>
          <table:table-cell office:value-type="string">
            <text:p>794226.0</text:p>
          </table:table-cell>
          <table:table-cell table:number-columns-repeated="3"/>
        </table:table-row>
        <table:table-row table:style-name="ro1">
          <table:table-cell office:value-type="string">
            <text:p>1944101.2606965934</text:p>
          </table:table-cell>
          <table:table-cell office:value-type="string">
            <text:p>794226.0</text:p>
          </table:table-cell>
          <table:table-cell table:number-columns-repeated="3"/>
        </table:table-row>
        <table:table-row table:style-name="ro1">
          <table:table-cell office:value-type="string">
            <text:p>1944101.2606965934</text:p>
          </table:table-cell>
          <table:table-cell office:value-type="string">
            <text:p>794226.0</text:p>
          </table:table-cell>
          <table:table-cell table:number-columns-repeated="3"/>
        </table:table-row>
        <table:table-row table:style-name="ro1">
          <table:table-cell office:value-type="string">
            <text:p>1944101.2606965934</text:p>
          </table:table-cell>
          <table:table-cell office:value-type="string">
            <text:p>794226.0</text:p>
          </table:table-cell>
          <table:table-cell table:number-columns-repeated="3"/>
        </table:table-row>
        <table:table-row table:style-name="ro1">
          <table:table-cell office:value-type="string">
            <text:p>1944101.2606965934</text:p>
          </table:table-cell>
          <table:table-cell office:value-type="string">
            <text:p>794226.0</text:p>
          </table:table-cell>
          <table:table-cell table:number-columns-repeated="3"/>
        </table:table-row>
        <table:table-row table:style-name="ro1">
          <table:table-cell office:value-type="string">
            <text:p>1944101.2606965934</text:p>
          </table:table-cell>
          <table:table-cell office:value-type="string">
            <text:p>794226.0</text:p>
          </table:table-cell>
          <table:table-cell table:number-columns-repeated="3"/>
        </table:table-row>
        <table:table-row table:style-name="ro1">
          <table:table-cell office:value-type="string">
            <text:p>1944101.2606965934</text:p>
          </table:table-cell>
          <table:table-cell office:value-type="string">
            <text:p>794226.0</text:p>
          </table:table-cell>
          <table:table-cell table:number-columns-repeated="3"/>
        </table:table-row>
        <table:table-row table:style-name="ro1">
          <table:table-cell office:value-type="string">
            <text:p>1944101.2606965934</text:p>
          </table:table-cell>
          <table:table-cell office:value-type="string">
            <text:p>794226.0</text:p>
          </table:table-cell>
          <table:table-cell table:number-columns-repeated="3"/>
        </table:table-row>
        <table:table-row table:style-name="ro1">
          <table:table-cell office:value-type="string">
            <text:p>1944101.2606965934</text:p>
          </table:table-cell>
          <table:table-cell office:value-type="string">
            <text:p>794226.0</text:p>
          </table:table-cell>
          <table:table-cell table:number-columns-repeated="3"/>
        </table:table-row>
        <table:table-row table:style-name="ro1">
          <table:table-cell office:value-type="string">
            <text:p>1944101.2606965934</text:p>
          </table:table-cell>
          <table:table-cell office:value-type="string">
            <text:p>794226.0</text:p>
          </table:table-cell>
          <table:table-cell table:number-columns-repeated="3"/>
        </table:table-row>
        <table:table-row table:style-name="ro1">
          <table:table-cell office:value-type="string">
            <text:p>1944101.2606965934</text:p>
          </table:table-cell>
          <table:table-cell office:value-type="string">
            <text:p>794226.0</text:p>
          </table:table-cell>
          <table:table-cell table:number-columns-repeated="3"/>
        </table:table-row>
        <table:table-row table:style-name="ro1">
          <table:table-cell office:value-type="string">
            <text:p>1944101.2606965934</text:p>
          </table:table-cell>
          <table:table-cell office:value-type="string">
            <text:p>794226.0</text:p>
          </table:table-cell>
          <table:table-cell table:number-columns-repeated="3"/>
        </table:table-row>
        <table:table-row table:style-name="ro1">
          <table:table-cell office:value-type="string">
            <text:p>1944101.2606965934</text:p>
          </table:table-cell>
          <table:table-cell office:value-type="string">
            <text:p>794226.0</text:p>
          </table:table-cell>
          <table:table-cell table:number-columns-repeated="3"/>
        </table:table-row>
        <table:table-row table:style-name="ro1">
          <table:table-cell office:value-type="string">
            <text:p>1944101.2606965934</text:p>
          </table:table-cell>
          <table:table-cell office:value-type="string">
            <text:p>794226.0</text:p>
          </table:table-cell>
          <table:table-cell table:number-columns-repeated="3"/>
        </table:table-row>
        <table:table-row table:style-name="ro1">
          <table:table-cell office:value-type="string">
            <text:p>1944101.2606965934</text:p>
          </table:table-cell>
          <table:table-cell office:value-type="string">
            <text:p>794226.0</text:p>
          </table:table-cell>
          <table:table-cell table:number-columns-repeated="3"/>
        </table:table-row>
      </table:table>
      <table:table table:name="Arkusz1_6" table:style-name="ta1" table:print="false">
        <table:table-column table:style-name="co1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975044.352339357">
            <text:p>975044,352339357</text:p>
          </table:table-cell>
          <table:table-cell office:value-type="float" office:value="16842.8627609833">
            <text:p>16842,8627609833</text:p>
          </table:table-cell>
          <table:table-cell table:number-columns-repeated="2"/>
        </table:table-row>
        <table:table-row table:style-name="ro1">
          <table:table-cell office:value-type="float" office:value="976044.645543411">
            <text:p>976044,645543411</text:p>
          </table:table-cell>
          <table:table-cell office:value-type="float" office:value="10512.1583624015">
            <text:p>10512,1583624015</text:p>
          </table:table-cell>
          <table:table-cell table:number-columns-repeated="2"/>
        </table:table-row>
        <table:table-row table:style-name="ro1">
          <table:table-cell office:value-type="float" office:value="977044.938747461">
            <text:p>977044,938747461</text:p>
          </table:table-cell>
          <table:table-cell office:value-type="float" office:value="8042.50832739874">
            <text:p>8042,5083273987</text:p>
          </table:table-cell>
          <table:table-cell/>
          <table:table-cell>
            <draw:frame table:end-cell-address="Arkusz1_6.Q37" table:end-x="0.104cm" table:end-y="0.348cm" draw:z-index="0" draw:style-name="gr1" draw:text-style-name="P1" svg:width="27.618cm" svg:height="15.529cm" svg:x="1.842cm" svg:y="0.174cm">
              <draw:object draw:notify-on-update-of-ranges="Arkusz1_6.A1:Arkusz1_6.A33 Arkusz1_6.B1:Arkusz1_6.B33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 office:value-type="float" office:value="978045.231951514">
            <text:p>978045,231951514</text:p>
          </table:table-cell>
          <table:table-cell office:value-type="float" office:value="7550.39103407482">
            <text:p>7550,3910340748</text:p>
          </table:table-cell>
          <table:table-cell table:number-columns-repeated="2"/>
        </table:table-row>
        <table:table-row table:style-name="ro1">
          <table:table-cell office:value-type="float" office:value="979045.525155566">
            <text:p>979045,525155566</text:p>
          </table:table-cell>
          <table:table-cell office:value-type="float" office:value="7112.68903873816">
            <text:p>7112,6890387382</text:p>
          </table:table-cell>
          <table:table-cell table:number-columns-repeated="2"/>
        </table:table-row>
        <table:table-row table:style-name="ro1">
          <table:table-cell office:value-type="float" office:value="980045.818359618">
            <text:p>980045,818359618</text:p>
          </table:table-cell>
          <table:table-cell office:value-type="float" office:value="6674.98704340112">
            <text:p>6674,9870434011</text:p>
          </table:table-cell>
          <table:table-cell table:number-columns-repeated="2"/>
        </table:table-row>
        <table:table-row table:style-name="ro1">
          <table:table-cell office:value-type="float" office:value="981046.111563671">
            <text:p>981046,111563671</text:p>
          </table:table-cell>
          <table:table-cell office:value-type="float" office:value="6293.64719135297">
            <text:p>6293,647191353</text:p>
          </table:table-cell>
          <table:table-cell table:number-columns-repeated="2"/>
        </table:table-row>
        <table:table-row table:style-name="ro1">
          <table:table-cell office:value-type="float" office:value="982046.404767721">
            <text:p>982046,404767721</text:p>
          </table:table-cell>
          <table:table-cell office:value-type="float" office:value="5956.06933297624">
            <text:p>5956,0693329762</text:p>
          </table:table-cell>
          <table:table-cell table:number-columns-repeated="2"/>
        </table:table-row>
        <table:table-row table:style-name="ro1">
          <table:table-cell office:value-type="float" office:value="983046.697971776">
            <text:p>983046,697971776</text:p>
          </table:table-cell>
          <table:table-cell office:value-type="float" office:value="5640.91390023051">
            <text:p>5640,9139002305</text:p>
          </table:table-cell>
          <table:table-cell table:number-columns-repeated="2"/>
        </table:table-row>
        <table:table-row table:style-name="ro1">
          <table:table-cell office:value-type="float" office:value="984031.750766825">
            <text:p>984031,750766825</text:p>
          </table:table-cell>
          <table:table-cell office:value-type="float" office:value="5455.50757127258">
            <text:p>5455,5075712726</text:p>
          </table:table-cell>
          <table:table-cell table:number-columns-repeated="2"/>
        </table:table-row>
        <table:table-row table:style-name="ro1">
          <table:table-cell office:value-type="float" office:value="985047.284379877">
            <text:p>985047,284379877</text:p>
          </table:table-cell>
          <table:table-cell office:value-type="float" office:value="5274.02567875186">
            <text:p>5274,0256787519</text:p>
          </table:table-cell>
          <table:table-cell table:number-columns-repeated="2"/>
        </table:table-row>
        <table:table-row table:style-name="ro1">
          <table:table-cell office:value-type="float" office:value="986047.577583929">
            <text:p>986047,577583929</text:p>
          </table:table-cell>
          <table:table-cell office:value-type="float" office:value="4840.57996122922">
            <text:p>4840,5799612292</text:p>
          </table:table-cell>
          <table:table-cell table:number-columns-repeated="2"/>
        </table:table-row>
        <table:table-row table:style-name="ro1">
          <table:table-cell office:value-type="float" office:value="987047.870787981">
            <text:p>987047,870787981</text:p>
          </table:table-cell>
          <table:table-cell office:value-type="float" office:value="4490.4888306921">
            <text:p>4490,4888306921</text:p>
          </table:table-cell>
          <table:table-cell table:number-columns-repeated="2"/>
        </table:table-row>
        <table:table-row table:style-name="ro1">
          <table:table-cell office:value-type="float" office:value="987047.870787981">
            <text:p>987047,870787981</text:p>
          </table:table-cell>
          <table:table-cell office:value-type="float" office:value="4490.4888306921">
            <text:p>4490,4888306921</text:p>
          </table:table-cell>
          <table:table-cell table:number-columns-repeated="2"/>
        </table:table-row>
        <table:table-row table:style-name="ro1">
          <table:table-cell office:value-type="float" office:value="988048.163992035">
            <text:p>988048,163992035</text:p>
          </table:table-cell>
          <table:table-cell office:value-type="float" office:value="4175.30851480403">
            <text:p>4175,308514804</text:p>
          </table:table-cell>
          <table:table-cell table:number-columns-repeated="2"/>
        </table:table-row>
        <table:table-row table:style-name="ro1">
          <table:table-cell office:value-type="float" office:value="988739.686052805">
            <text:p>988739,686052805</text:p>
          </table:table-cell>
          <table:table-cell office:value-type="float" office:value="4047.6346496538">
            <text:p>4047,6346496538</text:p>
          </table:table-cell>
          <table:table-cell table:number-columns-repeated="2"/>
        </table:table-row>
        <table:table-row table:style-name="ro1">
          <table:table-cell office:value-type="float" office:value="989660.850023055">
            <text:p>989660,850023055</text:p>
          </table:table-cell>
          <table:table-cell office:value-type="float" office:value="3988.97327791973">
            <text:p>3988,9732779197</text:p>
          </table:table-cell>
          <table:table-cell table:number-columns-repeated="2"/>
        </table:table-row>
        <table:table-row table:style-name="ro1">
          <table:table-cell office:value-type="float" office:value="989632.327089166">
            <text:p>989632,327089166</text:p>
          </table:table-cell>
          <table:table-cell office:value-type="float" office:value="3989.19290513183">
            <text:p>3989,1929051318</text:p>
          </table:table-cell>
          <table:table-cell table:number-columns-repeated="2"/>
        </table:table-row>
        <table:table-row table:style-name="ro1">
          <table:table-cell office:value-type="float" office:value="991982.013993304">
            <text:p>991982,013993304</text:p>
          </table:table-cell>
          <table:table-cell office:value-type="float" office:value="3930.31190618562">
            <text:p>3930,3119061856</text:p>
          </table:table-cell>
          <table:table-cell table:number-columns-repeated="2"/>
        </table:table-row>
        <table:table-row table:style-name="ro1">
          <table:table-cell office:value-type="float" office:value="992903.177963554">
            <text:p>992903,177963554</text:p>
          </table:table-cell>
          <table:table-cell office:value-type="float" office:value="3871.65053445153">
            <text:p>3871,6505344515</text:p>
          </table:table-cell>
          <table:table-cell table:number-columns-repeated="2"/>
        </table:table-row>
        <table:table-row table:style-name="ro1">
          <table:table-cell office:value-type="float" office:value="992903.177963554">
            <text:p>992903,177963554</text:p>
          </table:table-cell>
          <table:table-cell office:value-type="float" office:value="3871.65053445152">
            <text:p>3871,6505344515</text:p>
          </table:table-cell>
          <table:table-cell table:number-columns-repeated="2"/>
        </table:table-row>
        <table:table-row table:style-name="ro1">
          <table:table-cell office:value-type="float" office:value="995050.216420404">
            <text:p>995050,216420404</text:p>
          </table:table-cell>
          <table:table-cell office:value-type="float" office:value="3836.83888266604">
            <text:p>3836,8388826661</text:p>
          </table:table-cell>
          <table:table-cell table:number-columns-repeated="2"/>
        </table:table-row>
        <table:table-row table:style-name="ro1">
          <table:table-cell office:value-type="float" office:value="996050.509624457">
            <text:p>996050,509624457</text:p>
          </table:table-cell>
          <table:table-cell office:value-type="float" office:value="3765.03224392835">
            <text:p>3765,0322439284</text:p>
          </table:table-cell>
          <table:table-cell table:number-columns-repeated="2"/>
        </table:table-row>
        <table:table-row table:style-name="ro1">
          <table:table-cell office:value-type="float" office:value="996145.505904052">
            <text:p>996145,505904052</text:p>
          </table:table-cell>
          <table:table-cell office:value-type="float" office:value="3754.3277909833">
            <text:p>3754,3277909833</text:p>
          </table:table-cell>
          <table:table-cell table:number-columns-repeated="2"/>
        </table:table-row>
        <table:table-row table:style-name="ro1">
          <table:table-cell office:value-type="float" office:value="997645.505904052">
            <text:p>997645,505904052</text:p>
          </table:table-cell>
          <table:table-cell office:value-type="float" office:value="3754.32779098329">
            <text:p>3754,3277909833</text:p>
          </table:table-cell>
          <table:table-cell table:number-columns-repeated="2"/>
        </table:table-row>
        <table:table-row table:style-name="ro1">
          <table:table-cell office:value-type="float" office:value="999051.38923661">
            <text:p>999051,38923661</text:p>
          </table:table-cell>
          <table:table-cell office:value-type="float" office:value="3688.67391417012">
            <text:p>3688,6739141701</text:p>
          </table:table-cell>
          <table:table-cell table:number-columns-repeated="2"/>
        </table:table-row>
        <table:table-row table:style-name="ro1">
          <table:table-cell office:value-type="float" office:value="999387.833844479">
            <text:p>999387,833844479</text:p>
          </table:table-cell>
          <table:table-cell office:value-type="float" office:value="3637.00504751505">
            <text:p>3637,0050475151</text:p>
          </table:table-cell>
          <table:table-cell table:number-columns-repeated="2"/>
        </table:table-row>
        <table:table-row table:style-name="ro1">
          <table:table-cell office:value-type="float" office:value="1000887.83384455">
            <text:p>1000887,83384455</text:p>
          </table:table-cell>
          <table:table-cell office:value-type="float" office:value="3637.00504751505">
            <text:p>3637,0050475151</text:p>
          </table:table-cell>
          <table:table-cell table:number-columns-repeated="2"/>
        </table:table-row>
        <table:table-row table:style-name="ro1">
          <table:table-cell office:value-type="float" office:value="1001708.9978148">
            <text:p>1001708,9978148</text:p>
          </table:table-cell>
          <table:table-cell office:value-type="float" office:value="3578.34367578094">
            <text:p>3578,3436757809</text:p>
          </table:table-cell>
          <table:table-cell table:number-columns-repeated="2"/>
        </table:table-row>
        <table:table-row table:style-name="ro1">
          <table:table-cell office:value-type="float" office:value="1002630.16178505">
            <text:p>1002630,16178505</text:p>
          </table:table-cell>
          <table:table-cell office:value-type="float" office:value="3519.68230404682">
            <text:p>3519,6823040468</text:p>
          </table:table-cell>
          <table:table-cell table:number-columns-repeated="2"/>
        </table:table-row>
        <table:table-row table:style-name="ro1">
          <table:table-cell office:value-type="float" office:value="1002604.99449044">
            <text:p>1002604,99449044</text:p>
          </table:table-cell>
          <table:table-cell office:value-type="float" office:value="3519.8760927634">
            <text:p>3519,8760927634</text:p>
          </table:table-cell>
          <table:table-cell table:number-columns-repeated="2"/>
        </table:table-row>
        <table:table-row table:style-name="ro1">
          <table:table-cell office:value-type="float" office:value="1004951.3257553">
            <text:p>1004951,3257553</text:p>
          </table:table-cell>
          <table:table-cell office:value-type="float" office:value="3461.02093231271">
            <text:p>3461,0209323127</text:p>
          </table:table-cell>
          <table:table-cell table:number-columns-repeated="2"/>
        </table:table-row>
        <table:table-row table:style-name="ro1">
          <table:table-cell office:value-type="float" office:value="1005872.48972555">
            <text:p>1005872,48972555</text:p>
          </table:table-cell>
          <table:table-cell office:value-type="float" office:value="3402.35956057866">
            <text:p>3402,3595605787</text:p>
          </table:table-cell>
          <table:table-cell table:number-columns-repeated="2"/>
        </table:table-row>
        <table:table-row table:style-name="ro1">
          <table:table-cell office:value-type="float" office:value="1005872.48972555">
            <text:p>1005872,48972555</text:p>
          </table:table-cell>
          <table:table-cell office:value-type="float" office:value="3402.35956057863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07372.48972555">
            <text:p>1007372,48972555</text:p>
          </table:table-cell>
          <table:table-cell office:value-type="float" office:value="3402.35956057864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08872.48972555">
            <text:p>1008872,48972555</text:p>
          </table:table-cell>
          <table:table-cell office:value-type="float" office:value="3402.35956057858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09072.48972555">
            <text:p>1009072,48972555</text:p>
          </table:table-cell>
          <table:table-cell office:value-type="float" office:value="3402.35956057866">
            <text:p>3402,3595605787</text:p>
          </table:table-cell>
          <table:table-cell table:number-columns-repeated="2"/>
        </table:table-row>
        <table:table-row table:style-name="ro1">
          <table:table-cell office:value-type="float" office:value="1010972.48972555">
            <text:p>1010972,48972555</text:p>
          </table:table-cell>
          <table:table-cell office:value-type="float" office:value="3402.35956057858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10072.48972555">
            <text:p>1010072,48972555</text:p>
          </table:table-cell>
          <table:table-cell office:value-type="float" office:value="3402.35956057865">
            <text:p>3402,3595605787</text:p>
          </table:table-cell>
          <table:table-cell table:number-columns-repeated="2"/>
        </table:table-row>
        <table:table-row table:style-name="ro1">
          <table:table-cell office:value-type="float" office:value="1013048.16134076">
            <text:p>1013048,16134076</text:p>
          </table:table-cell>
          <table:table-cell office:value-type="float" office:value="3402.5468896712">
            <text:p>3402,5468896712</text:p>
          </table:table-cell>
          <table:table-cell table:number-columns-repeated="2"/>
        </table:table-row>
        <table:table-row table:style-name="ro1">
          <table:table-cell office:value-type="float" office:value="1013672.48972555">
            <text:p>1013672,48972555</text:p>
          </table:table-cell>
          <table:table-cell office:value-type="float" office:value="3402.35956057858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13772.48972555">
            <text:p>1013772,48972555</text:p>
          </table:table-cell>
          <table:table-cell office:value-type="float" office:value="3402.35956057861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14572.48972555">
            <text:p>1014572,48972555</text:p>
          </table:table-cell>
          <table:table-cell office:value-type="float" office:value="3402.35956057858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16272.48972555">
            <text:p>1016272,48972555</text:p>
          </table:table-cell>
          <table:table-cell office:value-type="float" office:value="3402.35956057857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12072.48972555">
            <text:p>1012072,48972555</text:p>
          </table:table-cell>
          <table:table-cell office:value-type="float" office:value="3402.35956057857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18348.16134076">
            <text:p>1018348,16134076</text:p>
          </table:table-cell>
          <table:table-cell office:value-type="float" office:value="3402.54688967126">
            <text:p>3402,5468896713</text:p>
          </table:table-cell>
          <table:table-cell table:number-columns-repeated="2"/>
        </table:table-row>
        <table:table-row table:style-name="ro1">
          <table:table-cell office:value-type="float" office:value="1010872.48972555">
            <text:p>1010872,48972555</text:p>
          </table:table-cell>
          <table:table-cell office:value-type="float" office:value="3402.35956057857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20672.48972555">
            <text:p>1020672,48972555</text:p>
          </table:table-cell>
          <table:table-cell office:value-type="float" office:value="3402.35956057857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20772.48972555">
            <text:p>1020772,48972555</text:p>
          </table:table-cell>
          <table:table-cell office:value-type="float" office:value="3402.35956057863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20472.48972555">
            <text:p>1020472,48972555</text:p>
          </table:table-cell>
          <table:table-cell office:value-type="float" office:value="3402.359560578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19672.48972555">
            <text:p>1019672,48972555</text:p>
          </table:table-cell>
          <table:table-cell office:value-type="float" office:value="3402.35956057858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24872.48972555">
            <text:p>1024872,48972555</text:p>
          </table:table-cell>
          <table:table-cell office:value-type="float" office:value="3402.35956057858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24672.48972555">
            <text:p>1024672,48972555</text:p>
          </table:table-cell>
          <table:table-cell office:value-type="float" office:value="3402.35956057857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22172.48972555">
            <text:p>1022172,48972555</text:p>
          </table:table-cell>
          <table:table-cell office:value-type="float" office:value="3402.35956057861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27172.48972555">
            <text:p>1027172,48972555</text:p>
          </table:table-cell>
          <table:table-cell office:value-type="float" office:value="3402.35956057857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28372.48972555">
            <text:p>1028372,48972555</text:p>
          </table:table-cell>
          <table:table-cell office:value-type="float" office:value="3402.359560578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23872.48972555">
            <text:p>1023872,48972555</text:p>
          </table:table-cell>
          <table:table-cell office:value-type="float" office:value="3402.35956057854">
            <text:p>3402,3595605785</text:p>
          </table:table-cell>
          <table:table-cell table:number-columns-repeated="2"/>
        </table:table-row>
        <table:table-row table:style-name="ro1">
          <table:table-cell office:value-type="float" office:value="1026872.48972555">
            <text:p>1026872,48972555</text:p>
          </table:table-cell>
          <table:table-cell office:value-type="float" office:value="3402.35956057858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31172.48972555">
            <text:p>10311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29672.48972555">
            <text:p>10296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33772.48972555">
            <text:p>1033772,48972555</text:p>
          </table:table-cell>
          <table:table-cell office:value-type="float" office:value="3402.35956057859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20972.48972555">
            <text:p>1020972,48972555</text:p>
          </table:table-cell>
          <table:table-cell office:value-type="float" office:value="3402.35956057863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35772.48972555">
            <text:p>1035772,48972555</text:p>
          </table:table-cell>
          <table:table-cell office:value-type="float" office:value="3402.359560578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34972.48972555">
            <text:p>1034972,48972555</text:p>
          </table:table-cell>
          <table:table-cell office:value-type="float" office:value="3402.35956057855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36672.48972555">
            <text:p>10366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34872.48972555">
            <text:p>1034872,48972555</text:p>
          </table:table-cell>
          <table:table-cell office:value-type="float" office:value="3402.35956057855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39572.48972555">
            <text:p>1039572,48972555</text:p>
          </table:table-cell>
          <table:table-cell office:value-type="float" office:value="3402.35956057863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40872.48972555">
            <text:p>1040872,48972555</text:p>
          </table:table-cell>
          <table:table-cell office:value-type="float" office:value="3402.35956057861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38472.48972555">
            <text:p>10384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36372.48972555">
            <text:p>1036372,48972555</text:p>
          </table:table-cell>
          <table:table-cell office:value-type="float" office:value="3402.35956057858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38172.48972555">
            <text:p>1038172,48972555</text:p>
          </table:table-cell>
          <table:table-cell office:value-type="float" office:value="3402.359560578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43772.48972555">
            <text:p>1043772,48972555</text:p>
          </table:table-cell>
          <table:table-cell office:value-type="float" office:value="3402.35956057858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40372.48972555">
            <text:p>1040372,48972555</text:p>
          </table:table-cell>
          <table:table-cell office:value-type="float" office:value="3402.35956057858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41472.48972555">
            <text:p>1041472,48972555</text:p>
          </table:table-cell>
          <table:table-cell office:value-type="float" office:value="3402.359560578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43172.48972555">
            <text:p>1043172,48972555</text:p>
          </table:table-cell>
          <table:table-cell office:value-type="float" office:value="3402.35956057861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40072.48972555">
            <text:p>1040072,48972555</text:p>
          </table:table-cell>
          <table:table-cell office:value-type="float" office:value="3402.35956057858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44172.48972555">
            <text:p>1044172,48972555</text:p>
          </table:table-cell>
          <table:table-cell office:value-type="float" office:value="3402.359560578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47772.48972555">
            <text:p>1047772,48972555</text:p>
          </table:table-cell>
          <table:table-cell office:value-type="float" office:value="3402.35956057858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48272.48972555">
            <text:p>1048272,48972555</text:p>
          </table:table-cell>
          <table:table-cell office:value-type="float" office:value="3402.35956057859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52272.48972555">
            <text:p>1052272,48972555</text:p>
          </table:table-cell>
          <table:table-cell office:value-type="float" office:value="3402.35956057857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47072.48972555">
            <text:p>1047072,48972555</text:p>
          </table:table-cell>
          <table:table-cell office:value-type="float" office:value="3402.35956057858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49972.48972555">
            <text:p>1049972,48972555</text:p>
          </table:table-cell>
          <table:table-cell office:value-type="float" office:value="3402.35956057857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50272.48972555">
            <text:p>1050272,48972555</text:p>
          </table:table-cell>
          <table:table-cell office:value-type="float" office:value="3402.35956057861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54172.48972555">
            <text:p>1054172,48972555</text:p>
          </table:table-cell>
          <table:table-cell office:value-type="float" office:value="3402.35956057859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49472.48972555">
            <text:p>10494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48472.48972555">
            <text:p>1048472,48972555</text:p>
          </table:table-cell>
          <table:table-cell office:value-type="float" office:value="3402.35956057857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51972.48972555">
            <text:p>1051972,48972555</text:p>
          </table:table-cell>
          <table:table-cell office:value-type="float" office:value="3402.35956057858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43172.48972555">
            <text:p>1043172,48972555</text:p>
          </table:table-cell>
          <table:table-cell office:value-type="float" office:value="3402.35956057861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55472.48972555">
            <text:p>1055472,48972555</text:p>
          </table:table-cell>
          <table:table-cell office:value-type="float" office:value="3402.35956057858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44072.48972555">
            <text:p>10440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55472.48972555">
            <text:p>10554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60172.48972555">
            <text:p>1060172,48972555</text:p>
          </table:table-cell>
          <table:table-cell office:value-type="float" office:value="3402.359560578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49072.48972555">
            <text:p>1049072,48972555</text:p>
          </table:table-cell>
          <table:table-cell office:value-type="float" office:value="3402.35956057857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52772.48972555">
            <text:p>1052772,48972555</text:p>
          </table:table-cell>
          <table:table-cell office:value-type="float" office:value="3402.35956057857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59372.48972555">
            <text:p>1059372,48972555</text:p>
          </table:table-cell>
          <table:table-cell office:value-type="float" office:value="3402.35956057858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46272.48972555">
            <text:p>1046272,48972555</text:p>
          </table:table-cell>
          <table:table-cell office:value-type="float" office:value="3402.35956057859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50772.48972555">
            <text:p>1050772,48972555</text:p>
          </table:table-cell>
          <table:table-cell office:value-type="float" office:value="3402.35956057862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50672.48972555">
            <text:p>1050672,48972555</text:p>
          </table:table-cell>
          <table:table-cell office:value-type="float" office:value="3402.35956057858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69472.48972555">
            <text:p>1069472,48972555</text:p>
          </table:table-cell>
          <table:table-cell office:value-type="float" office:value="3402.35956057859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49972.48972554">
            <text:p>1049972,48972554</text:p>
          </table:table-cell>
          <table:table-cell office:value-type="float" office:value="3402.35956057849">
            <text:p>3402,3595605785</text:p>
          </table:table-cell>
          <table:table-cell table:number-columns-repeated="2"/>
        </table:table-row>
        <table:table-row table:style-name="ro1">
          <table:table-cell office:value-type="float" office:value="1042172.48972555">
            <text:p>1042172,48972555</text:p>
          </table:table-cell>
          <table:table-cell office:value-type="float" office:value="3402.35956057857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52972.48972555">
            <text:p>1052972,48972555</text:p>
          </table:table-cell>
          <table:table-cell office:value-type="float" office:value="3402.35956057857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52072.48972555">
            <text:p>1052072,48972555</text:p>
          </table:table-cell>
          <table:table-cell office:value-type="float" office:value="3402.35956057857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52072.48972555">
            <text:p>1052072,48972555</text:p>
          </table:table-cell>
          <table:table-cell office:value-type="float" office:value="3402.35956057857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52272.48972555">
            <text:p>1052272,48972555</text:p>
          </table:table-cell>
          <table:table-cell office:value-type="float" office:value="3402.35956057857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63072.48972555">
            <text:p>1063072,48972555</text:p>
          </table:table-cell>
          <table:table-cell office:value-type="float" office:value="3402.35956057858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47872.48972555">
            <text:p>1047872,48972555</text:p>
          </table:table-cell>
          <table:table-cell office:value-type="float" office:value="3402.35956057861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26972.48972555">
            <text:p>1026972,48972555</text:p>
          </table:table-cell>
          <table:table-cell office:value-type="float" office:value="3402.35956057854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57072.48972555">
            <text:p>1057072,48972555</text:p>
          </table:table-cell>
          <table:table-cell office:value-type="float" office:value="3402.35956057858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48872.48972555">
            <text:p>1048872,48972555</text:p>
          </table:table-cell>
          <table:table-cell office:value-type="float" office:value="3402.35956057858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2372.48972555">
            <text:p>1072372,48972555</text:p>
          </table:table-cell>
          <table:table-cell office:value-type="float" office:value="3402.359560578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49072.48972555">
            <text:p>1049072,48972555</text:p>
          </table:table-cell>
          <table:table-cell office:value-type="float" office:value="3402.359560578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3372.48972555">
            <text:p>1073372,48972555</text:p>
          </table:table-cell>
          <table:table-cell office:value-type="float" office:value="3402.359560578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83372.48972555">
            <text:p>1083372,48972555</text:p>
          </table:table-cell>
          <table:table-cell office:value-type="float" office:value="3402.35956057861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55772.48972555">
            <text:p>1055772,48972555</text:p>
          </table:table-cell>
          <table:table-cell office:value-type="float" office:value="3402.35956057859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8872.48972555">
            <text:p>1078872,48972555</text:p>
          </table:table-cell>
          <table:table-cell office:value-type="float" office:value="3402.35956057858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63972.48972555">
            <text:p>1063972,48972555</text:p>
          </table:table-cell>
          <table:table-cell office:value-type="float" office:value="3402.35956057859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43972.48972555">
            <text:p>1043972,48972555</text:p>
          </table:table-cell>
          <table:table-cell office:value-type="float" office:value="3402.359560578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81372.48972555">
            <text:p>1081372,48972555</text:p>
          </table:table-cell>
          <table:table-cell office:value-type="float" office:value="3402.35956057861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0972.48972555">
            <text:p>1070972,48972555</text:p>
          </table:table-cell>
          <table:table-cell office:value-type="float" office:value="3402.35956057862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91772.48972555">
            <text:p>1091772,48972555</text:p>
          </table:table-cell>
          <table:table-cell office:value-type="float" office:value="3402.35956057857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44772.48972555">
            <text:p>1044772,48972555</text:p>
          </table:table-cell>
          <table:table-cell office:value-type="float" office:value="3402.359560578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81472.48972555">
            <text:p>1081472,48972555</text:p>
          </table:table-cell>
          <table:table-cell office:value-type="float" office:value="3402.35956057861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52272.48972555">
            <text:p>1052272,48972555</text:p>
          </table:table-cell>
          <table:table-cell office:value-type="float" office:value="3402.35956057857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48972.48972555">
            <text:p>10489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52272.48972555">
            <text:p>1052272,48972555</text:p>
          </table:table-cell>
          <table:table-cell office:value-type="float" office:value="3402.35956057857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63972.48972555">
            <text:p>10639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68872.48972555">
            <text:p>1068872,48972555</text:p>
          </table:table-cell>
          <table:table-cell office:value-type="float" office:value="3402.35956057858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66972.48972555">
            <text:p>1066972,48972555</text:p>
          </table:table-cell>
          <table:table-cell office:value-type="float" office:value="3402.35956057854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60472.48972555">
            <text:p>1060472,48972555</text:p>
          </table:table-cell>
          <table:table-cell office:value-type="float" office:value="3402.35956057859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7572.48972555">
            <text:p>1077572,48972555</text:p>
          </table:table-cell>
          <table:table-cell office:value-type="float" office:value="3402.35956057859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80172.48972555">
            <text:p>1080172,48972555</text:p>
          </table:table-cell>
          <table:table-cell office:value-type="float" office:value="3402.359560578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36672.48972555">
            <text:p>1036672,48972555</text:p>
          </table:table-cell>
          <table:table-cell office:value-type="float" office:value="3402.35956057855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54772.48972555">
            <text:p>1054772,48972555</text:p>
          </table:table-cell>
          <table:table-cell office:value-type="float" office:value="3402.35956057857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64672.48972555">
            <text:p>1064672,48972555</text:p>
          </table:table-cell>
          <table:table-cell office:value-type="float" office:value="3402.35956057858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96272.48972555">
            <text:p>1096272,48972555</text:p>
          </table:table-cell>
          <table:table-cell office:value-type="float" office:value="3402.35956057857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0372.48972555">
            <text:p>1070372,48972555</text:p>
          </table:table-cell>
          <table:table-cell office:value-type="float" office:value="3402.35956057858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82972.48972555">
            <text:p>1082972,48972555</text:p>
          </table:table-cell>
          <table:table-cell office:value-type="float" office:value="3402.35956057857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55872.48972555">
            <text:p>10558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172.48972555">
            <text:p>1071172,48972555</text:p>
          </table:table-cell>
          <table:table-cell office:value-type="float" office:value="3402.35956057857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54872.48972555">
            <text:p>1054872,48972555</text:p>
          </table:table-cell>
          <table:table-cell office:value-type="float" office:value="3402.35956057858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33072.48972555">
            <text:p>1033072,48972555</text:p>
          </table:table-cell>
          <table:table-cell office:value-type="float" office:value="3402.35956057858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51172.48972555">
            <text:p>1051172,48972555</text:p>
          </table:table-cell>
          <table:table-cell office:value-type="float" office:value="3402.35956057857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63172.48972555">
            <text:p>10631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45072.48972555">
            <text:p>1045072,48972555</text:p>
          </table:table-cell>
          <table:table-cell office:value-type="float" office:value="3402.35956057859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51672.48972555">
            <text:p>1051672,48972555</text:p>
          </table:table-cell>
          <table:table-cell office:value-type="float" office:value="3402.35956057859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51672.48972555">
            <text:p>1051672,48972555</text:p>
          </table:table-cell>
          <table:table-cell office:value-type="float" office:value="3402.35956057859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54072.48972555">
            <text:p>1054072,48972555</text:p>
          </table:table-cell>
          <table:table-cell office:value-type="float" office:value="3402.35956057857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59072.48972555">
            <text:p>10590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38572.48972555">
            <text:p>1038572,48972555</text:p>
          </table:table-cell>
          <table:table-cell office:value-type="float" office:value="3402.35956057859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55372.48972555">
            <text:p>1055372,48972555</text:p>
          </table:table-cell>
          <table:table-cell office:value-type="float" office:value="3402.35956057859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53872.48972555">
            <text:p>1053872,48972555</text:p>
          </table:table-cell>
          <table:table-cell office:value-type="float" office:value="3402.35956057857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54672.48972555">
            <text:p>1054672,48972555</text:p>
          </table:table-cell>
          <table:table-cell office:value-type="float" office:value="3402.35956057861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66972.48972555">
            <text:p>1066972,48972555</text:p>
          </table:table-cell>
          <table:table-cell office:value-type="float" office:value="3402.35956057857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57372.48972555">
            <text:p>1057372,48972555</text:p>
          </table:table-cell>
          <table:table-cell office:value-type="float" office:value="3402.35956057857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59772.48972555">
            <text:p>1059772,48972555</text:p>
          </table:table-cell>
          <table:table-cell office:value-type="float" office:value="3402.35956057858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56672.48972555">
            <text:p>1056672,48972555</text:p>
          </table:table-cell>
          <table:table-cell office:value-type="float" office:value="3402.35956057858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61272.48972555">
            <text:p>1061272,48972555</text:p>
          </table:table-cell>
          <table:table-cell office:value-type="float" office:value="3402.35956057857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58772.48972555">
            <text:p>1058772,48972555</text:p>
          </table:table-cell>
          <table:table-cell office:value-type="float" office:value="3402.35956057861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62772.48972555">
            <text:p>1062772,48972555</text:p>
          </table:table-cell>
          <table:table-cell office:value-type="float" office:value="3402.35956057858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37772.48972555">
            <text:p>1037772,48972555</text:p>
          </table:table-cell>
          <table:table-cell office:value-type="float" office:value="3402.35956057857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44472.48972555">
            <text:p>10444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55972.48972555">
            <text:p>10559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63072.48972555">
            <text:p>1063072,48972555</text:p>
          </table:table-cell>
          <table:table-cell office:value-type="float" office:value="3402.35956057859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50872.48972555">
            <text:p>10508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4072.48972555">
            <text:p>1074072,48972555</text:p>
          </table:table-cell>
          <table:table-cell office:value-type="float" office:value="3402.35956057859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39372.48972555">
            <text:p>1039372,48972555</text:p>
          </table:table-cell>
          <table:table-cell office:value-type="float" office:value="3402.35956057857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60772.48972555">
            <text:p>1060772,48972555</text:p>
          </table:table-cell>
          <table:table-cell office:value-type="float" office:value="3402.35956057859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41772.48972555">
            <text:p>1041772,48972555</text:p>
          </table:table-cell>
          <table:table-cell office:value-type="float" office:value="3402.35956057857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65572.48972555">
            <text:p>10655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65072.48972555">
            <text:p>1065072,48972555</text:p>
          </table:table-cell>
          <table:table-cell office:value-type="float" office:value="3402.35956057858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65072.48972555">
            <text:p>1065072,48972555</text:p>
          </table:table-cell>
          <table:table-cell office:value-type="float" office:value="3402.35956057858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67472.48972555">
            <text:p>1067472,48972555</text:p>
          </table:table-cell>
          <table:table-cell office:value-type="float" office:value="3402.35956057855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65872.48972555">
            <text:p>1065872,48972555</text:p>
          </table:table-cell>
          <table:table-cell office:value-type="float" office:value="3402.35956057858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57872.48972555">
            <text:p>1057872,48972555</text:p>
          </table:table-cell>
          <table:table-cell office:value-type="float" office:value="3402.35956057858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65872.48972555">
            <text:p>1065872,48972555</text:p>
          </table:table-cell>
          <table:table-cell office:value-type="float" office:value="3402.359560578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62872.48972555">
            <text:p>1062872,48972555</text:p>
          </table:table-cell>
          <table:table-cell office:value-type="float" office:value="3402.35956057857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2272.48972555">
            <text:p>1072272,48972555</text:p>
          </table:table-cell>
          <table:table-cell office:value-type="float" office:value="3402.35956057852">
            <text:p>3402,3595605785</text:p>
          </table:table-cell>
          <table:table-cell table:number-columns-repeated="2"/>
        </table:table-row>
        <table:table-row table:style-name="ro1">
          <table:table-cell office:value-type="float" office:value="1062872.48972555">
            <text:p>1062872,48972555</text:p>
          </table:table-cell>
          <table:table-cell office:value-type="float" office:value="3402.35956057857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82672.48972555">
            <text:p>1082672,48972555</text:p>
          </table:table-cell>
          <table:table-cell office:value-type="float" office:value="3402.35956057858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82672.48972555">
            <text:p>1082672,48972555</text:p>
          </table:table-cell>
          <table:table-cell office:value-type="float" office:value="3402.35956057858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66472.48972555">
            <text:p>1066472,48972555</text:p>
          </table:table-cell>
          <table:table-cell office:value-type="float" office:value="3402.35956057857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55272.48972555">
            <text:p>1055272,48972555</text:p>
          </table:table-cell>
          <table:table-cell office:value-type="float" office:value="3402.359560578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81672.48972555">
            <text:p>1081672,48972555</text:p>
          </table:table-cell>
          <table:table-cell office:value-type="float" office:value="3402.35956057861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7872.48972555">
            <text:p>1077872,48972555</text:p>
          </table:table-cell>
          <table:table-cell office:value-type="float" office:value="3402.35956057857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43372.48972555">
            <text:p>1043372,48972555</text:p>
          </table:table-cell>
          <table:table-cell office:value-type="float" office:value="3402.35956057858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83772.48972555">
            <text:p>1083772,48972555</text:p>
          </table:table-cell>
          <table:table-cell office:value-type="float" office:value="3402.35956057858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65472.48972555">
            <text:p>1065472,48972555</text:p>
          </table:table-cell>
          <table:table-cell office:value-type="float" office:value="3402.35956057859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87172.48972555">
            <text:p>1087172,48972555</text:p>
          </table:table-cell>
          <table:table-cell office:value-type="float" office:value="3402.35956057857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87272.48972555">
            <text:p>1087272,48972555</text:p>
          </table:table-cell>
          <table:table-cell office:value-type="float" office:value="3402.35956057861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2472.48972555">
            <text:p>1072472,48972555</text:p>
          </table:table-cell>
          <table:table-cell office:value-type="float" office:value="3402.35956057857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87372.48972555">
            <text:p>1087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87372.48972555">
            <text:p>1087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111372.48972555">
            <text:p>1111372,48972555</text:p>
          </table:table-cell>
          <table:table-cell office:value-type="float" office:value="3402.35956057857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65472.48972555">
            <text:p>1065472,48972555</text:p>
          </table:table-cell>
          <table:table-cell office:value-type="float" office:value="3402.35956057858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61072.48972555">
            <text:p>1061072,48972555</text:p>
          </table:table-cell>
          <table:table-cell office:value-type="float" office:value="3402.35956057859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52872.48972555">
            <text:p>1052872,48972555</text:p>
          </table:table-cell>
          <table:table-cell office:value-type="float" office:value="3402.35956057857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65472.48972555">
            <text:p>10654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8672.48972555">
            <text:p>1078672,48972555</text:p>
          </table:table-cell>
          <table:table-cell office:value-type="float" office:value="3402.35956057859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8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8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8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8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8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8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8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8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8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8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  <table:table-row table:style-name="ro1">
          <table:table-cell office:value-type="float" office:value="1071372.48972555">
            <text:p>1071372,48972555</text:p>
          </table:table-cell>
          <table:table-cell office:value-type="float" office:value="3402.35956057856">
            <text:p>3402,3595605786</text:p>
          </table:table-cell>
          <table:table-cell table:number-columns-repeated="2"/>
        </table:table-row>
      </table:table>
      <table:table table:name="Arkusz1_5" table:style-name="ta1" table:print="false">
        <table:table-column table:style-name="co1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937316.793537408">
            <text:p>937316,793537408</text:p>
          </table:table-cell>
          <table:table-cell office:value-type="float" office:value="9778.11229592781">
            <text:p>9778,1122959278</text:p>
          </table:table-cell>
          <table:table-cell table:number-columns-repeated="2"/>
        </table:table-row>
        <table:table-row table:style-name="ro1">
          <table:table-cell office:value-type="float" office:value="938316.811217729">
            <text:p>938316,811217729</text:p>
          </table:table-cell>
          <table:table-cell office:value-type="float" office:value="9490.06392003085">
            <text:p>9490,0639200309</text:p>
          </table:table-cell>
          <table:table-cell/>
          <table:table-cell>
            <draw:frame table:end-cell-address="Arkusz1_5.Q40" table:end-x="1.147cm" table:end-y="0.348cm" draw:z-index="0" draw:style-name="gr1" draw:text-style-name="P1" svg:width="29.147cm" svg:height="17.266cm" svg:x="1.356cm" svg:y="0.244cm">
              <draw:object draw:notify-on-update-of-ranges="Arkusz1_5.B1:Arkusz1_5.B1462 Arkusz1_5.A1:Arkusz1_5.A1462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939316.828898049">
            <text:p>939316,828898049</text:p>
          </table:table-cell>
          <table:table-cell office:value-type="float" office:value="9202.01554413382">
            <text:p>9202,0155441338</text:p>
          </table:table-cell>
          <table:table-cell table:number-columns-repeated="2"/>
        </table:table-row>
        <table:table-row table:style-name="ro1">
          <table:table-cell office:value-type="float" office:value="940316.846578369">
            <text:p>940316,846578369</text:p>
          </table:table-cell>
          <table:table-cell office:value-type="float" office:value="8913.96716823685">
            <text:p>8913,9671682369</text:p>
          </table:table-cell>
          <table:table-cell table:number-columns-repeated="2"/>
        </table:table-row>
        <table:table-row table:style-name="ro1">
          <table:table-cell office:value-type="float" office:value="941316.86425869">
            <text:p>941316,86425869</text:p>
          </table:table-cell>
          <table:table-cell office:value-type="float" office:value="8152.04520668873">
            <text:p>8152,0452066887</text:p>
          </table:table-cell>
          <table:table-cell table:number-columns-repeated="2"/>
        </table:table-row>
        <table:table-row table:style-name="ro1">
          <table:table-cell office:value-type="float" office:value="942316.881939009">
            <text:p>942316,881939009</text:p>
          </table:table-cell>
          <table:table-cell office:value-type="float" office:value="7863.99683079205">
            <text:p>7863,9968307921</text:p>
          </table:table-cell>
          <table:table-cell table:number-columns-repeated="2"/>
        </table:table-row>
        <table:table-row table:style-name="ro1">
          <table:table-cell office:value-type="float" office:value="943316.89961933">
            <text:p>943316,89961933</text:p>
          </table:table-cell>
          <table:table-cell office:value-type="float" office:value="7575.94845489494">
            <text:p>7575,9484548949</text:p>
          </table:table-cell>
          <table:table-cell table:number-columns-repeated="2"/>
        </table:table-row>
        <table:table-row table:style-name="ro1">
          <table:table-cell office:value-type="float" office:value="944316.91729965">
            <text:p>944316,91729965</text:p>
          </table:table-cell>
          <table:table-cell office:value-type="float" office:value="7287.90007899799">
            <text:p>7287,900078998</text:p>
          </table:table-cell>
          <table:table-cell table:number-columns-repeated="2"/>
        </table:table-row>
        <table:table-row table:style-name="ro1">
          <table:table-cell office:value-type="float" office:value="945316.93497997">
            <text:p>945316,93497997</text:p>
          </table:table-cell>
          <table:table-cell office:value-type="float" office:value="6999.85170310099">
            <text:p>6999,851703101</text:p>
          </table:table-cell>
          <table:table-cell table:number-columns-repeated="2"/>
        </table:table-row>
        <table:table-row table:style-name="ro1">
          <table:table-cell office:value-type="float" office:value="946316.95266029">
            <text:p>946316,95266029</text:p>
          </table:table-cell>
          <table:table-cell office:value-type="float" office:value="6711.80332720421">
            <text:p>6711,8033272042</text:p>
          </table:table-cell>
          <table:table-cell table:number-columns-repeated="2"/>
        </table:table-row>
        <table:table-row table:style-name="ro1">
          <table:table-cell office:value-type="float" office:value="947316.97034061">
            <text:p>947316,97034061</text:p>
          </table:table-cell>
          <table:table-cell office:value-type="float" office:value="6423.75495130708">
            <text:p>6423,7549513071</text:p>
          </table:table-cell>
          <table:table-cell table:number-columns-repeated="2"/>
        </table:table-row>
        <table:table-row table:style-name="ro1">
          <table:table-cell office:value-type="float" office:value="948316.988020931">
            <text:p>948316,988020931</text:p>
          </table:table-cell>
          <table:table-cell office:value-type="float" office:value="6135.70657541008">
            <text:p>6135,7065754101</text:p>
          </table:table-cell>
          <table:table-cell table:number-columns-repeated="2"/>
        </table:table-row>
        <table:table-row table:style-name="ro1">
          <table:table-cell office:value-type="float" office:value="949317.00570125">
            <text:p>949317,00570125</text:p>
          </table:table-cell>
          <table:table-cell office:value-type="float" office:value="5847.65819950932">
            <text:p>5847,6581995093</text:p>
          </table:table-cell>
          <table:table-cell table:number-columns-repeated="2"/>
        </table:table-row>
        <table:table-row table:style-name="ro1">
          <table:table-cell office:value-type="float" office:value="950317.023381571">
            <text:p>950317,023381571</text:p>
          </table:table-cell>
          <table:table-cell office:value-type="float" office:value="5559.60982361616">
            <text:p>5559,6098236162</text:p>
          </table:table-cell>
          <table:table-cell table:number-columns-repeated="2"/>
        </table:table-row>
        <table:table-row table:style-name="ro1">
          <table:table-cell office:value-type="float" office:value="951317.041061891">
            <text:p>951317,041061891</text:p>
          </table:table-cell>
          <table:table-cell office:value-type="float" office:value="5271.5614477192">
            <text:p>5271,5614477192</text:p>
          </table:table-cell>
          <table:table-cell table:number-columns-repeated="2"/>
        </table:table-row>
        <table:table-row table:style-name="ro1">
          <table:table-cell office:value-type="float" office:value="952317.058742211">
            <text:p>952317,058742211</text:p>
          </table:table-cell>
          <table:table-cell office:value-type="float" office:value="4983.51307182244">
            <text:p>4983,5130718224</text:p>
          </table:table-cell>
          <table:table-cell table:number-columns-repeated="2"/>
        </table:table-row>
        <table:table-row table:style-name="ro1">
          <table:table-cell office:value-type="float" office:value="953317.076422532">
            <text:p>953317,076422532</text:p>
          </table:table-cell>
          <table:table-cell office:value-type="float" office:value="4695.46469592515">
            <text:p>4695,4646959252</text:p>
          </table:table-cell>
          <table:table-cell table:number-columns-repeated="2"/>
        </table:table-row>
        <table:table-row table:style-name="ro1">
          <table:table-cell office:value-type="float" office:value="954317.094102851">
            <text:p>954317,094102851</text:p>
          </table:table-cell>
          <table:table-cell office:value-type="float" office:value="4407.41632002835">
            <text:p>4407,4163200284</text:p>
          </table:table-cell>
          <table:table-cell table:number-columns-repeated="2"/>
        </table:table-row>
        <table:table-row table:style-name="ro1">
          <table:table-cell office:value-type="float" office:value="955317.111783172">
            <text:p>955317,111783172</text:p>
          </table:table-cell>
          <table:table-cell office:value-type="float" office:value="4119.36794413123">
            <text:p>4119,3679441312</text:p>
          </table:table-cell>
          <table:table-cell table:number-columns-repeated="2"/>
        </table:table-row>
        <table:table-row table:style-name="ro1">
          <table:table-cell office:value-type="float" office:value="956317.129463492">
            <text:p>956317,129463492</text:p>
          </table:table-cell>
          <table:table-cell office:value-type="float" office:value="3831.31956823429">
            <text:p>3831,3195682343</text:p>
          </table:table-cell>
          <table:table-cell table:number-columns-repeated="2"/>
        </table:table-row>
        <table:table-row table:style-name="ro1">
          <table:table-cell office:value-type="float" office:value="957317.147143812">
            <text:p>957317,147143812</text:p>
          </table:table-cell>
          <table:table-cell office:value-type="float" office:value="3543.2711923374">
            <text:p>3543,2711923374</text:p>
          </table:table-cell>
          <table:table-cell table:number-columns-repeated="2"/>
        </table:table-row>
        <table:table-row table:style-name="ro1">
          <table:table-cell office:value-type="float" office:value="958317.164824132">
            <text:p>958317,164824132</text:p>
          </table:table-cell>
          <table:table-cell office:value-type="float" office:value="3255.22281644053">
            <text:p>3255,2228164405</text:p>
          </table:table-cell>
          <table:table-cell table:number-columns-repeated="2"/>
        </table:table-row>
        <table:table-row table:style-name="ro1">
          <table:table-cell office:value-type="float" office:value="959317.182504453">
            <text:p>959317,182504453</text:p>
          </table:table-cell>
          <table:table-cell office:value-type="float" office:value="2967.17444054337">
            <text:p>2967,1744405434</text:p>
          </table:table-cell>
          <table:table-cell table:number-columns-repeated="2"/>
        </table:table-row>
        <table:table-row table:style-name="ro1">
          <table:table-cell office:value-type="float" office:value="960317.200184772">
            <text:p>960317,200184772</text:p>
          </table:table-cell>
          <table:table-cell office:value-type="float" office:value="2679.12606464649">
            <text:p>2679,1260646465</text:p>
          </table:table-cell>
          <table:table-cell table:number-columns-repeated="2"/>
        </table:table-row>
        <table:table-row table:style-name="ro1">
          <table:table-cell office:value-type="float" office:value="961317.217865093">
            <text:p>961317,217865093</text:p>
          </table:table-cell>
          <table:table-cell office:value-type="float" office:value="2391.07768874942">
            <text:p>2391,0776887494</text:p>
          </table:table-cell>
          <table:table-cell table:number-columns-repeated="2"/>
        </table:table-row>
        <table:table-row table:style-name="ro1">
          <table:table-cell office:value-type="float" office:value="962317.235545412">
            <text:p>962317,235545412</text:p>
          </table:table-cell>
          <table:table-cell office:value-type="float" office:value="2171.99421646547">
            <text:p>2171,9942164655</text:p>
          </table:table-cell>
          <table:table-cell table:number-columns-repeated="2"/>
        </table:table-row>
        <table:table-row table:style-name="ro1">
          <table:table-cell office:value-type="float" office:value="963317.253225732">
            <text:p>963317,253225732</text:p>
          </table:table-cell>
          <table:table-cell office:value-type="float" office:value="1952.91074418109">
            <text:p>1952,9107441811</text:p>
          </table:table-cell>
          <table:table-cell table:number-columns-repeated="2"/>
        </table:table-row>
        <table:table-row table:style-name="ro1">
          <table:table-cell office:value-type="float" office:value="964317.270906053">
            <text:p>964317,270906053</text:p>
          </table:table-cell>
          <table:table-cell office:value-type="float" office:value="1733.82727189684">
            <text:p>1733,8272718968</text:p>
          </table:table-cell>
          <table:table-cell table:number-columns-repeated="2"/>
        </table:table-row>
        <table:table-row table:style-name="ro1">
          <table:table-cell office:value-type="float" office:value="965317.288586373">
            <text:p>965317,288586373</text:p>
          </table:table-cell>
          <table:table-cell office:value-type="float" office:value="1630.94861262884">
            <text:p>1630,9486126289</text:p>
          </table:table-cell>
          <table:table-cell table:number-columns-repeated="2"/>
        </table:table-row>
        <table:table-row table:style-name="ro1">
          <table:table-cell office:value-type="float" office:value="966317.306266693">
            <text:p>966317,306266693</text:p>
          </table:table-cell>
          <table:table-cell office:value-type="float" office:value="1469.44325338176">
            <text:p>1469,4432533818</text:p>
          </table:table-cell>
          <table:table-cell table:number-columns-repeated="2"/>
        </table:table-row>
        <table:table-row table:style-name="ro1">
          <table:table-cell office:value-type="float" office:value="967317.323947014">
            <text:p>967317,323947014</text:p>
          </table:table-cell>
          <table:table-cell office:value-type="float" office:value="1285.15589378876">
            <text:p>1285,1558937888</text:p>
          </table:table-cell>
          <table:table-cell table:number-columns-repeated="2"/>
        </table:table-row>
        <table:table-row table:style-name="ro1">
          <table:table-cell office:value-type="float" office:value="968317.341627335">
            <text:p>968317,341627335</text:p>
          </table:table-cell>
          <table:table-cell office:value-type="float" office:value="1137.14291819617">
            <text:p>1137,1429181962</text:p>
          </table:table-cell>
          <table:table-cell table:number-columns-repeated="2"/>
        </table:table-row>
        <table:table-row table:style-name="ro1">
          <table:table-cell office:value-type="float" office:value="969317.359307655">
            <text:p>969317,359307655</text:p>
          </table:table-cell>
          <table:table-cell office:value-type="float" office:value="1055.16514207237">
            <text:p>1055,1651420724</text:p>
          </table:table-cell>
          <table:table-cell table:number-columns-repeated="2"/>
        </table:table-row>
        <table:table-row table:style-name="ro1">
          <table:table-cell office:value-type="float" office:value="970317.376987973">
            <text:p>970317,376987973</text:p>
          </table:table-cell>
          <table:table-cell office:value-type="float" office:value="1009.4617499461">
            <text:p>1009,4617499461</text:p>
          </table:table-cell>
          <table:table-cell table:number-columns-repeated="2"/>
        </table:table-row>
        <table:table-row table:style-name="ro1">
          <table:table-cell office:value-type="float" office:value="971317.394668294">
            <text:p>971317,394668294</text:p>
          </table:table-cell>
          <table:table-cell office:value-type="float" office:value="833.535946241858">
            <text:p>833,5359462419</text:p>
          </table:table-cell>
          <table:table-cell table:number-columns-repeated="2"/>
        </table:table-row>
        <table:table-row table:style-name="ro1">
          <table:table-cell office:value-type="float" office:value="972317.412348615">
            <text:p>972317,412348615</text:p>
          </table:table-cell>
          <table:table-cell office:value-type="float" office:value="787.832554119027">
            <text:p>787,832554119</text:p>
          </table:table-cell>
          <table:table-cell table:number-columns-repeated="2"/>
        </table:table-row>
        <table:table-row table:style-name="ro1">
          <table:table-cell office:value-type="float" office:value="973317.430028935">
            <text:p>973317,430028935</text:p>
          </table:table-cell>
          <table:table-cell office:value-type="float" office:value="742.129161995621">
            <text:p>742,1291619956</text:p>
          </table:table-cell>
          <table:table-cell table:number-columns-repeated="2"/>
        </table:table-row>
        <table:table-row table:style-name="ro1">
          <table:table-cell office:value-type="float" office:value="974317.447709255">
            <text:p>974317,447709255</text:p>
          </table:table-cell>
          <table:table-cell office:value-type="float" office:value="696.425769872175">
            <text:p>696,4257698722</text:p>
          </table:table-cell>
          <table:table-cell table:number-columns-repeated="2"/>
        </table:table-row>
        <table:table-row table:style-name="ro1">
          <table:table-cell office:value-type="float" office:value="975317.465389575">
            <text:p>975317,465389575</text:p>
          </table:table-cell>
          <table:table-cell office:value-type="float" office:value="650.722377748767">
            <text:p>650,7223777488</text:p>
          </table:table-cell>
          <table:table-cell table:number-columns-repeated="2"/>
        </table:table-row>
        <table:table-row table:style-name="ro1">
          <table:table-cell office:value-type="float" office:value="976317.483069895">
            <text:p>976317,483069895</text:p>
          </table:table-cell>
          <table:table-cell office:value-type="float" office:value="605.018985625364">
            <text:p>605,0189856254</text:p>
          </table:table-cell>
          <table:table-cell table:number-columns-repeated="2"/>
        </table:table-row>
        <table:table-row table:style-name="ro1">
          <table:table-cell office:value-type="float" office:value="977317.500750215">
            <text:p>977317,500750215</text:p>
          </table:table-cell>
          <table:table-cell office:value-type="float" office:value="559.315593501966">
            <text:p>559,315593502</text:p>
          </table:table-cell>
          <table:table-cell table:number-columns-repeated="2"/>
        </table:table-row>
        <table:table-row table:style-name="ro1">
          <table:table-cell office:value-type="float" office:value="978317.518430535">
            <text:p>978317,518430535</text:p>
          </table:table-cell>
          <table:table-cell office:value-type="float" office:value="513.612201378533">
            <text:p>513,6122013785</text:p>
          </table:table-cell>
          <table:table-cell table:number-columns-repeated="2"/>
        </table:table-row>
        <table:table-row table:style-name="ro1">
          <table:table-cell office:value-type="float" office:value="979317.536110857">
            <text:p>979317,536110857</text:p>
          </table:table-cell>
          <table:table-cell office:value-type="float" office:value="467.908809255071">
            <text:p>467,9088092551</text:p>
          </table:table-cell>
          <table:table-cell table:number-columns-repeated="2"/>
        </table:table-row>
        <table:table-row table:style-name="ro1">
          <table:table-cell office:value-type="float" office:value="980317.553791177">
            <text:p>980317,553791177</text:p>
          </table:table-cell>
          <table:table-cell office:value-type="float" office:value="422.205417131666">
            <text:p>422,2054171317</text:p>
          </table:table-cell>
          <table:table-cell table:number-columns-repeated="2"/>
        </table:table-row>
        <table:table-row table:style-name="ro1">
          <table:table-cell office:value-type="float" office:value="981317.571471496">
            <text:p>981317,571471496</text:p>
          </table:table-cell>
          <table:table-cell office:value-type="float" office:value="376.502025008322">
            <text:p>376,5020250083</text:p>
          </table:table-cell>
          <table:table-cell table:number-columns-repeated="2"/>
        </table:table-row>
        <table:table-row table:style-name="ro1">
          <table:table-cell office:value-type="float" office:value="982317.589151818">
            <text:p>982317,589151818</text:p>
          </table:table-cell>
          <table:table-cell office:value-type="float" office:value="330.798632884813">
            <text:p>330,7986328848</text:p>
          </table:table-cell>
          <table:table-cell table:number-columns-repeated="2"/>
        </table:table-row>
        <table:table-row table:style-name="ro1">
          <table:table-cell office:value-type="float" office:value="983317.606832138">
            <text:p>983317,606832138</text:p>
          </table:table-cell>
          <table:table-cell office:value-type="float" office:value="285.095240761399">
            <text:p>285,0952407614</text:p>
          </table:table-cell>
          <table:table-cell table:number-columns-repeated="2"/>
        </table:table-row>
        <table:table-row table:style-name="ro1">
          <table:table-cell office:value-type="float" office:value="984317.624512456">
            <text:p>984317,624512456</text:p>
          </table:table-cell>
          <table:table-cell office:value-type="float" office:value="239.39184863806">
            <text:p>239,3918486381</text:p>
          </table:table-cell>
          <table:table-cell table:number-columns-repeated="2"/>
        </table:table-row>
        <table:table-row table:style-name="ro1">
          <table:table-cell office:value-type="float" office:value="985317.642192777">
            <text:p>985317,642192777</text:p>
          </table:table-cell>
          <table:table-cell office:value-type="float" office:value="193.688456514639">
            <text:p>193,6884565146</text:p>
          </table:table-cell>
          <table:table-cell table:number-columns-repeated="2"/>
        </table:table-row>
        <table:table-row table:style-name="ro1">
          <table:table-cell office:value-type="float" office:value="986317.659873098">
            <text:p>986317,659873098</text:p>
          </table:table-cell>
          <table:table-cell office:value-type="float" office:value="147.985064391159">
            <text:p>147,9850643912</text:p>
          </table:table-cell>
          <table:table-cell table:number-columns-repeated="2"/>
        </table:table-row>
        <table:table-row table:style-name="ro1">
          <table:table-cell office:value-type="float" office:value="987317.677553418">
            <text:p>987317,677553418</text:p>
          </table:table-cell>
          <table:table-cell office:value-type="float" office:value="102.281672264259">
            <text:p>102,2816722643</text:p>
          </table:table-cell>
          <table:table-cell table:number-columns-repeated="2"/>
        </table:table-row>
        <table:table-row table:style-name="ro1">
          <table:table-cell office:value-type="float" office:value="988317.695233739">
            <text:p>988317,695233739</text:p>
          </table:table-cell>
          <table:table-cell office:value-type="float" office:value="56.5782801443047">
            <text:p>56,5782801443</text:p>
          </table:table-cell>
          <table:table-cell table:number-columns-repeated="2"/>
        </table:table-row>
        <table:table-row table:style-name="ro1">
          <table:table-cell office:value-type="float" office:value="989317.712914059">
            <text:p>989317,712914059</text:p>
          </table:table-cell>
          <table:table-cell office:value-type="float" office:value="10.8748880147468">
            <text:p>10,8748880147</text:p>
          </table:table-cell>
          <table:table-cell table:number-columns-repeated="2"/>
        </table:table-row>
        <table:table-row table:style-name="ro1">
          <table:table-cell office:value-type="float" office:value="990317.730594379">
            <text:p>990317,730594379</text:p>
          </table:table-cell>
          <table:table-cell office:value-type="string">
            <text:p>4,1154635255225E-11</text:p>
          </table:table-cell>
          <table:table-cell table:number-columns-repeated="2"/>
        </table:table-row>
        <table:table-row table:style-name="ro1">
          <table:table-cell office:value-type="float" office:value="991317.748274699">
            <text:p>991317,748274699</text:p>
          </table:table-cell>
          <table:table-cell office:value-type="string">
            <text:p>6,298250809777528E-11</text:p>
          </table:table-cell>
          <table:table-cell table:number-columns-repeated="2"/>
        </table:table-row>
        <table:table-row table:style-name="ro1">
          <table:table-cell office:value-type="float" office:value="992317.76595502">
            <text:p>992317,76595502</text:p>
          </table:table-cell>
          <table:table-cell office:value-type="string">
            <text:p>3,637978807091713E-11</text:p>
          </table:table-cell>
          <table:table-cell table:number-columns-repeated="2"/>
        </table:table-row>
        <table:table-row table:style-name="ro1">
          <table:table-cell office:value-type="float" office:value="993317.783635339">
            <text:p>993317,78363533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94317.80131566">
            <text:p>994317,8013156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95317.81899598">
            <text:p>995317,8189959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96317.836676298">
            <text:p>996317,83667629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95864.100228621">
            <text:p>995864,10022862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98317.872036939">
            <text:p>998317,87203693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99317.889717262">
            <text:p>999317,88971726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00317.90739758">
            <text:p>1000317,9073975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01317.9250779">
            <text:p>1001317,925077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02317.94275822">
            <text:p>1002317,9427582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03317.96043854">
            <text:p>1003317,9604385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04317.97811886">
            <text:p>1004317,9781188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05317.99579918">
            <text:p>1005317,9957991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06318.0134795">
            <text:p>1006318,013479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07318.03115982">
            <text:p>1007318,0311598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08318.04884014">
            <text:p>1008318,0488401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09318.06652046">
            <text:p>1009318,0665204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10318.08420078">
            <text:p>1010318,0842007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11318.1018811">
            <text:p>1011318,101881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12318.11956142">
            <text:p>1012318,1195614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13318.13724174">
            <text:p>1013318,1372417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14318.15492206">
            <text:p>1014318,1549220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15318.17260238">
            <text:p>1015318,1726023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16318.1902827">
            <text:p>1016318,190282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17109.05919693">
            <text:p>1017109,0591969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17247.29036951">
            <text:p>1017247,2903695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19318.24332366">
            <text:p>1019318,2433236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20318.26100398">
            <text:p>1020318,2610039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21211.32399616">
            <text:p>1021211,3239961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22318.29636463">
            <text:p>1022318,2963646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23318.31404494">
            <text:p>1023318,3140449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24318.33172527">
            <text:p>1024318,3317252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25318.34940559">
            <text:p>1025318,3494055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25648.98784392">
            <text:p>1025648,9878439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27318.38476623">
            <text:p>1027318,3847662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26977.23572975">
            <text:p>1026977,235729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29203.21881634">
            <text:p>1029203,2188163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30318.43780719">
            <text:p>1030318,4378071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30604.17283345">
            <text:p>1030604,1728334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32318.47316783">
            <text:p>1032318,4731678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33318.49084815">
            <text:p>1033318,4908481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34318.50852847">
            <text:p>1034318,5085284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35318.52620879">
            <text:p>1035318,5262087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36088.91649092">
            <text:p>1036088,9164909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37318.56156943">
            <text:p>1037318,5615694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38318.57924975">
            <text:p>1038318,579249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38151.25264315">
            <text:p>1038151,2526431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40088.91649092">
            <text:p>1040088,9164909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40979.50052898">
            <text:p>1040979,5005289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42318.64997103">
            <text:p>1042318,6499710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43318.66765135">
            <text:p>1043318,6676513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43938.30625799">
            <text:p>1043938,3062579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45318.70301199">
            <text:p>1045318,7030119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46318.72069231">
            <text:p>1046318,7206923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47318.73837263">
            <text:p>1047318,7383726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48318.75605295">
            <text:p>1048318,7560529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49318.77373327">
            <text:p>1049318,7737332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50318.79141359">
            <text:p>1050318,7914135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51318.80909391">
            <text:p>1051318,8090939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52318.82677423">
            <text:p>1052318,8267742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53318.84445455">
            <text:p>1053318,8444545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54318.86213487">
            <text:p>1054318,8621348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55318.87981519">
            <text:p>1055318,8798151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56318.89749551">
            <text:p>1056318,8974955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57318.91517583">
            <text:p>1057318,9151758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58318.93285615">
            <text:p>1058318,9328561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59318.95053647">
            <text:p>1059318,9505364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60318.96821679">
            <text:p>1060318,9682167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61318.98589711">
            <text:p>1061318,9858971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62319.00357743">
            <text:p>1062319,0035774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63319.02125775">
            <text:p>1063319,021257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64319.03893807">
            <text:p>1064319,0389380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65319.05661839">
            <text:p>1065319,0566183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66319.07429871">
            <text:p>1066319,0742987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67319.09197903">
            <text:p>1067319,0919790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68319.10965935">
            <text:p>1068319,1096593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69319.12733967">
            <text:p>1069319,1273396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70319.14501999">
            <text:p>1070319,1450199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71319.16270031">
            <text:p>1071319,1627003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72319.18038063">
            <text:p>1072319,1803806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73319.19806095">
            <text:p>1073319,1980609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74319.21574127">
            <text:p>1074319,2157412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75319.23342159">
            <text:p>1075319,2334215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76319.25110191">
            <text:p>1076319,2511019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77319.26878224">
            <text:p>1077319,2687822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78319.28646256">
            <text:p>1078319,2864625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79319.30414288">
            <text:p>1079319,3041428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80319.3218232">
            <text:p>1080319,321823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81319.33950352">
            <text:p>1081319,3395035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82319.35718384">
            <text:p>1082319,3571838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83319.37486416">
            <text:p>1083319,3748641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84319.39254448">
            <text:p>1084319,3925444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85319.4102248">
            <text:p>1085319,410224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86319.42790512">
            <text:p>1086319,4279051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87319.44558544">
            <text:p>1087319,4455854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88319.46326576">
            <text:p>1088319,4632657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89319.48094608">
            <text:p>1089319,4809460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90319.4986264">
            <text:p>1090319,498626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91319.51630672">
            <text:p>1091319,5163067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92319.53398704">
            <text:p>1092319,5339870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93319.55166736">
            <text:p>1093319,5516673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94319.56934768">
            <text:p>1094319,5693476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95319.587028">
            <text:p>1095319,58702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96319.60470832">
            <text:p>1096319,6047083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97319.62238864">
            <text:p>1097319,6223886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98319.64006896">
            <text:p>1098319,6400689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99319.65774928">
            <text:p>1099319,6577492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00319.6754296">
            <text:p>1100319,675429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01319.69310992">
            <text:p>1101319,6931099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02319.71079024">
            <text:p>1102319,7107902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03319.72847056">
            <text:p>1103319,7284705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04319.74615088">
            <text:p>1104319,7461508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05319.7638312">
            <text:p>1105319,763831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06319.78151152">
            <text:p>1106319,7815115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07319.79919184">
            <text:p>1107319,7991918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08319.81687216">
            <text:p>1108319,8168721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09319.83455248">
            <text:p>1109319,8345524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10319.8522328">
            <text:p>1110319,852232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11319.86991312">
            <text:p>1111319,8699131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12319.88759344">
            <text:p>1112319,8875934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13319.90527376">
            <text:p>1113319,9052737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14319.92295408">
            <text:p>1114319,9229540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15319.9406344">
            <text:p>1115319,940634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16319.95831472">
            <text:p>1116319,9583147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17319.97599504">
            <text:p>1117319,9759950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18319.99367536">
            <text:p>1118319,9936753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18429.96607001">
            <text:p>1118429,9660700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18746.11439523">
            <text:p>1118746,1143952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21320.04671632">
            <text:p>1121320,0467163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18746.11439523">
            <text:p>1118746,1143952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18746.11439523">
            <text:p>1118746,1143952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18746.11439523">
            <text:p>1118746,1143952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20746.11439523">
            <text:p>1120746,1143952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20246.11439523">
            <text:p>1120246,1143952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22474.87089033">
            <text:p>1122474,8708903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22474.87089033">
            <text:p>1122474,8708903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28765.54524466">
            <text:p>1128765,5452446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24154.38311588">
            <text:p>1124154,3831158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31320.22351952">
            <text:p>1131320,2235195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32320.24119984">
            <text:p>1132320,2411998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33320.25888016">
            <text:p>1133320,2588801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34320.27656048">
            <text:p>1134320,2765604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35320.2942408">
            <text:p>1135320,294240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36320.31192112">
            <text:p>1136320,3119211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37320.32960144">
            <text:p>1137320,3296014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38320.34728176">
            <text:p>1138320,3472817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37758.30376568">
            <text:p>1137758,3037656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40320.38264241">
            <text:p>1140320,3826424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40903.64094285">
            <text:p>1140903,6409428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40903.64094285">
            <text:p>1140903,6409428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40903.64094285">
            <text:p>1140903,6409428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40903.64094284">
            <text:p>1140903,6409428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40903.64094284">
            <text:p>1140903,6409428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46048.97812001">
            <text:p>1146048,9781200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47320.50640465">
            <text:p>1147320,5064046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48320.52408497">
            <text:p>1148320,5240849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49320.54176529">
            <text:p>1149320,5417652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50320.55944561">
            <text:p>1150320,5594456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43419.91068457">
            <text:p>1143419,9106845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52320.59480625">
            <text:p>1152320,5948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53320.61248657">
            <text:p>1153320,6124865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54320.63016689">
            <text:p>1154320,6301668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55320.64784721">
            <text:p>1155320,6478472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54484.51163604">
            <text:p>1154484,5116360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56703.34355992">
            <text:p>1156703,3435599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56703.34355992">
            <text:p>1156703,3435599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56703.34355992">
            <text:p>1156703,3435599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58703.34355992">
            <text:p>1158703,3435599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61320.75392913">
            <text:p>1161320,7539291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59848.68073709">
            <text:p>1159848,6807370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56703.34355992">
            <text:p>1156703,3435599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64320.80697009">
            <text:p>1164320,8069700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63848.68073709">
            <text:p>1163848,6807370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63848.68073709">
            <text:p>1163848,6807370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65848.68073709">
            <text:p>1165848,6807370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60187.07381819">
            <text:p>1160187,0738181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65848.68073709">
            <text:p>1165848,6807370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68994.01791425">
            <text:p>1168994,017914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68994.01791425">
            <text:p>1168994,017914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68994.01791425">
            <text:p>1168994,017914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71044.77457692">
            <text:p>1171044,7745769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71044.77457692">
            <text:p>1171044,7745769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71044.77457692">
            <text:p>1171044,7745769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72139.35509141">
            <text:p>1172139,3550914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66536.50105589">
            <text:p>1166536,5010558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72139.35509141">
            <text:p>1172139,3550914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67801.09435676">
            <text:p>1167801,0943567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66536.50105589">
            <text:p>1166536,5010558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81321.10753553">
            <text:p>1181321,1075355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66536.50105589">
            <text:p>1166536,5010558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83321.14289617">
            <text:p>1183321,1428961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84321.16057649">
            <text:p>1184321,1605764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85321.17825681">
            <text:p>1185321,1782568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86321.19593713">
            <text:p>1186321,1959371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87321.21361745">
            <text:p>1187321,2136174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88321.23129777">
            <text:p>1188321,2312977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89321.24897809">
            <text:p>1189321,2489780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90321.26665841">
            <text:p>1190321,2666584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91321.28433873">
            <text:p>1191321,2843387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70236.09671025">
            <text:p>1170236,096710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93321.31969937">
            <text:p>1193321,3196993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94321.33737969">
            <text:p>1194321,3373796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93451.82546026">
            <text:p>1193451,8254602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93451.82546026">
            <text:p>1193451,8254602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97321.39042066">
            <text:p>1197321,3904206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90694.54729764">
            <text:p>1190694,5472976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92235.3785938">
            <text:p>1192235,378593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95261.84630156">
            <text:p>1195261,8463015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92071.46114194">
            <text:p>1192071,4611419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95409.61925459">
            <text:p>1195409,6192545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95488.32720025">
            <text:p>1195488,327200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97774.06006479">
            <text:p>1197774,0600647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00321.53186321">
            <text:p>1200321,5318632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00006.40147464">
            <text:p>1200006,4014746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00811.29370461">
            <text:p>1200811,2937046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06321.58490418">
            <text:p>1206321,5849041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01506.40147464">
            <text:p>1201506,4014746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10321.62026482">
            <text:p>1210321,6202648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99221.62627808">
            <text:p>1199221,6262780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07237.37025766">
            <text:p>1207237,3702576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07237.37025766">
            <text:p>1207237,3702576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02811.29370461">
            <text:p>1202811,2937046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02811.29370461">
            <text:p>1202811,2937046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02022.67121637">
            <text:p>1202022,6712163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02811.29370461">
            <text:p>1202811,2937046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13560.33676202">
            <text:p>1213560,3367620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02708.18365592">
            <text:p>1202708,1836559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02708.18365592">
            <text:p>1202708,1836559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02708.18365592">
            <text:p>1202708,1836559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05797.07582896">
            <text:p>1205797,0758289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04708.18365592">
            <text:p>1204708,1836559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14192.63341245">
            <text:p>1214192,6334124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19704.05595027">
            <text:p>1219704,0559502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04036.3295322">
            <text:p>1204036,329532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06055.21069983">
            <text:p>1206055,2106998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7321.93851058">
            <text:p>1227321,9385105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7297.68831191">
            <text:p>1227297,6883119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03656.62863157">
            <text:p>1203656,6286315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4027.02245463">
            <text:p>1224027,0224546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9349.98895898">
            <text:p>1229349,9889589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2007.01395759">
            <text:p>1222007,0139575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30443.02548908">
            <text:p>1230443,0254890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8297.68831191">
            <text:p>1228297,6883119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30349.98895898">
            <text:p>1230349,9889589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0261.76709669">
            <text:p>1220261,7670966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17174.86934853">
            <text:p>1217174,8693485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8297.68831191">
            <text:p>1228297,6883119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6410.48600562">
            <text:p>1226410,4860056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5781.41857018">
            <text:p>1225781,4185701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3152.35113475">
            <text:p>1223152,351134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4762.42915376">
            <text:p>1224762,4291537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3152.35113475">
            <text:p>1223152,351134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2762.42915376">
            <text:p>1222762,4291537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18007.01395759">
            <text:p>1218007,0139575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97432.90672792">
            <text:p>1197432,9067279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34588.36266624">
            <text:p>1234588,3626662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9085.39565811">
            <text:p>1229085,3956581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2865.53920245">
            <text:p>1222865,5392024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8085.39565811">
            <text:p>1228085,3956581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3781.41857018">
            <text:p>1223781,4185701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18116.42991953">
            <text:p>1218116,4299195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19007.01395759">
            <text:p>1219007,0139575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3027.02245463">
            <text:p>1223027,0224546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4027.02245463">
            <text:p>1224027,0224546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1261.76709669">
            <text:p>1221261,7670966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4027.02245463">
            <text:p>1224027,0224546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2130.13250332">
            <text:p>1222130,1325033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3027.02245463">
            <text:p>1223027,0224546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19471.09274237">
            <text:p>1219471,0927423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16968.64925114">
            <text:p>1216968,6492511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12165.94354809">
            <text:p>1212165,9435480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2130.13250332">
            <text:p>1222130,1325033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2130.13250332">
            <text:p>1222130,1325033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8085.39565811">
            <text:p>1228085,3956581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7453.09900768">
            <text:p>1227453,0990076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7453.09900768">
            <text:p>1227453,0990076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0007.01395759">
            <text:p>1220007,0139575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19826.24655605">
            <text:p>1219826,2465560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3659.31910506">
            <text:p>1223659,3191050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1130.13250332">
            <text:p>1221130,1325033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1130.13250332">
            <text:p>1221130,1325033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32588.36266624">
            <text:p>1232588,3626662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3027.02245463">
            <text:p>1223027,0224546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4659.31910506">
            <text:p>1224659,3191050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5556.20905637">
            <text:p>1225556,2090563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1130.13250332">
            <text:p>1221130,1325033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7453.09900768">
            <text:p>1227453,0990076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8206.35730768">
            <text:p>1228206,3573076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93849.60148676">
            <text:p>1193849,6014867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3027.02245463">
            <text:p>1223027,0224546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1130.13250332">
            <text:p>1221130,1325033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4407.10427386">
            <text:p>1224407,1042738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1130.13250332">
            <text:p>1221130,1325033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2130.13250332">
            <text:p>1222130,1325033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3027.02245463">
            <text:p>1223027,0224546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17007.01395759">
            <text:p>1217007,0139575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7453.09900768">
            <text:p>1227453,0990076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16123.31432418">
            <text:p>1216123,3143241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7453.09900768">
            <text:p>1227453,0990076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18968.64925114">
            <text:p>1218968,6492511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1130.13250332">
            <text:p>1221130,1325033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2027.02245463">
            <text:p>1222027,0224546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9188.50570681">
            <text:p>1229188,5057068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3027.02245463">
            <text:p>1223027,0224546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3975.46743028">
            <text:p>1223975,4674302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6556.20905637">
            <text:p>1226556,2090563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4027.02245463">
            <text:p>1224027,0224546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8453.09900768">
            <text:p>1228453,0990076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2027.02245463">
            <text:p>1222027,0224546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2130.13250332">
            <text:p>1222130,1325033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3027.02245463">
            <text:p>1223027,0224546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1130.13250332">
            <text:p>1221130,1325033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3027.02245463">
            <text:p>1223027,0224546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8453.09900768">
            <text:p>1228453,0990076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2130.13250332">
            <text:p>1222130,1325033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15807.16599896">
            <text:p>1215807,1659989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32586.43940116">
            <text:p>1232586,4394011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2130.13250332">
            <text:p>1222130,1325033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2233.24255201">
            <text:p>1222233,2425520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3659.31910506">
            <text:p>1223659,3191050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6297.68831191">
            <text:p>1226297,6883119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1130.13250332">
            <text:p>1221130,1325033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8401.54398333">
            <text:p>1228401,5439833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11430.53684896">
            <text:p>1211430,5368489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1130.13250332">
            <text:p>1221130,1325033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14971.09274237">
            <text:p>1214971,0927423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2130.13250332">
            <text:p>1222130,1325033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9052.44145102">
            <text:p>1229052,4414510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5556.20905637">
            <text:p>1225556,2090563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7453.09900768">
            <text:p>1227453,0990076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2130.13250332">
            <text:p>1222130,1325033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08484.1994946">
            <text:p>1208484,199494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02058.12294155">
            <text:p>1202058,1229415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4027.02245463">
            <text:p>1224027,0224546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11269.05359678">
            <text:p>1211269,0535967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1130.13250332">
            <text:p>1221130,1325033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2130.13250332">
            <text:p>1222130,1325033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3027.02245463">
            <text:p>1223027,0224546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15861.67678043">
            <text:p>1215861,6767804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3027.02245463">
            <text:p>1223027,0224546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7453.09900768">
            <text:p>1227453,0990076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19007.01395759">
            <text:p>1219007,0139575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5297.68831191">
            <text:p>1225297,6883119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4027.02245463">
            <text:p>1224027,0224546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2078.57747897">
            <text:p>1222078,5774789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8453.09900768">
            <text:p>1228453,0990076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3027.02245463">
            <text:p>1223027,0224546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8453.09900768">
            <text:p>1228453,0990076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7453.09900768">
            <text:p>1227453,0990076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1130.13250332">
            <text:p>1221130,1325033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7453.09900768">
            <text:p>1227453,0990076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7453.09900768">
            <text:p>1227453,0990076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7453.09900768">
            <text:p>1227453,0990076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7453.09900768">
            <text:p>1227453,0990076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15592.02010114">
            <text:p>1215592,0201011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1523.28369932">
            <text:p>1221523,2836993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2130.13250332">
            <text:p>1222130,1325033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3027.02245463">
            <text:p>1223027,0224546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7453.09900768">
            <text:p>1227453,0990076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3027.02245463">
            <text:p>1223027,0224546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5556.20905637">
            <text:p>1225556,2090563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12716.33960327">
            <text:p>1212716,3396032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2152.35113475">
            <text:p>1222152,351134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3027.02245463">
            <text:p>1223027,0224546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5556.20905637">
            <text:p>1225556,2090563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8453.09900768">
            <text:p>1228453,0990076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4027.02245463">
            <text:p>1224027,0224546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3078.57747897">
            <text:p>1223078,5774789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8453.09900768">
            <text:p>1228453,0990076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2152.35113475">
            <text:p>1222152,351134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15807.16599896">
            <text:p>1215807,1659989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7453.09900768">
            <text:p>1227453,0990076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7453.09900768">
            <text:p>1227453,0990076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8085.39565811">
            <text:p>1228085,3956581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2130.13250332">
            <text:p>1222130,1325033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2130.13250332">
            <text:p>1222130,1325033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2130.13250332">
            <text:p>1222130,1325033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2130.13250332">
            <text:p>1222130,1325033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2130.13250332">
            <text:p>1222130,1325033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2130.13250332">
            <text:p>1222130,1325033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2130.13250332">
            <text:p>1222130,1325033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2130.13250332">
            <text:p>1222130,1325033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30453.09900768">
            <text:p>1230453,0990076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30453.09900768">
            <text:p>1230453,0990076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30453.09900768">
            <text:p>1230453,0990076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30453.09900768">
            <text:p>1230453,0990076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30453.09900768">
            <text:p>1230453,0990076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30453.09900768">
            <text:p>1230453,0990076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30453.09900768">
            <text:p>1230453,0990076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30453.09900768">
            <text:p>1230453,0990076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30453.09900768">
            <text:p>1230453,0990076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30453.09900768">
            <text:p>1230453,0990076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30453.09900768">
            <text:p>1230453,0990076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30453.09900768">
            <text:p>1230453,0990076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30453.09900768">
            <text:p>1230453,0990076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30453.09900768">
            <text:p>1230453,0990076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30453.09900768">
            <text:p>1230453,0990076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5556.20905637">
            <text:p>1225556,2090563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5556.20905637">
            <text:p>1225556,2090563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5556.20905637">
            <text:p>1225556,2090563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5556.20905637">
            <text:p>1225556,2090563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5556.20905637">
            <text:p>1225556,2090563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5556.20905637">
            <text:p>1225556,2090563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5556.20905637">
            <text:p>1225556,2090563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5556.20905637">
            <text:p>1225556,2090563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5556.20905637">
            <text:p>1225556,2090563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5556.20905637">
            <text:p>1225556,2090563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5556.20905637">
            <text:p>1225556,2090563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2130.13250332">
            <text:p>1222130,1325033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16116.42991953">
            <text:p>1216116,4299195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16116.42991953">
            <text:p>1216116,4299195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16116.42991953">
            <text:p>1216116,4299195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16116.42991953">
            <text:p>1216116,4299195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16116.42991953">
            <text:p>1216116,4299195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16116.42991953">
            <text:p>1216116,4299195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16116.42991953">
            <text:p>1216116,4299195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16116.42991953">
            <text:p>1216116,4299195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16116.42991953">
            <text:p>1216116,4299195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16116.42991953">
            <text:p>1216116,4299195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16116.42991953">
            <text:p>1216116,4299195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16116.42991953">
            <text:p>1216116,4299195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16116.42991953">
            <text:p>1216116,4299195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16116.42991953">
            <text:p>1216116,4299195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16116.42991953">
            <text:p>1216116,4299195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16116.42991953">
            <text:p>1216116,4299195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16116.42991953">
            <text:p>1216116,4299195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16116.42991953">
            <text:p>1216116,4299195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16116.42991953">
            <text:p>1216116,4299195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16116.42991953">
            <text:p>1216116,4299195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16116.42991953">
            <text:p>1216116,4299195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16116.42991953">
            <text:p>1216116,4299195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16116.42991953">
            <text:p>1216116,4299195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16116.42991953">
            <text:p>1216116,4299195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16116.42991953">
            <text:p>1216116,4299195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16116.42991953">
            <text:p>1216116,4299195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16116.42991953">
            <text:p>1216116,4299195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16116.42991953">
            <text:p>1216116,4299195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16116.42991953">
            <text:p>1216116,4299195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16116.42991953">
            <text:p>1216116,4299195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16116.42991953">
            <text:p>1216116,4299195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16116.42991953">
            <text:p>1216116,4299195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16116.42991953">
            <text:p>1216116,4299195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16116.42991953">
            <text:p>1216116,4299195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16116.42991953">
            <text:p>1216116,4299195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16116.42991953">
            <text:p>1216116,4299195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16116.42991953">
            <text:p>1216116,4299195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16116.42991953">
            <text:p>1216116,4299195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16116.42991953">
            <text:p>1216116,4299195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16116.42991953">
            <text:p>1216116,4299195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16116.42991953">
            <text:p>1216116,4299195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16116.42991953">
            <text:p>1216116,4299195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16116.42991953">
            <text:p>1216116,4299195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16116.42991953">
            <text:p>1216116,4299195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16116.42991953">
            <text:p>1216116,4299195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16116.42991953">
            <text:p>1216116,4299195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16116.42991953">
            <text:p>1216116,4299195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16116.42991953">
            <text:p>1216116,4299195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16116.42991953">
            <text:p>1216116,4299195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16116.42991953">
            <text:p>1216116,4299195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16116.42991953">
            <text:p>1216116,4299195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16116.42991953">
            <text:p>1216116,4299195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16116.42991953">
            <text:p>1216116,4299195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16116.42991953">
            <text:p>1216116,4299195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16116.42991953">
            <text:p>1216116,4299195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16116.42991953">
            <text:p>1216116,4299195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16116.42991953">
            <text:p>1216116,4299195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16116.42991953">
            <text:p>1216116,4299195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16116.42991953">
            <text:p>1216116,4299195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16116.42991953">
            <text:p>1216116,4299195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3027.02245463">
            <text:p>1223027,0224546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3027.02245463">
            <text:p>1223027,0224546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3027.02245463">
            <text:p>1223027,0224546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3027.02245463">
            <text:p>1223027,0224546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3027.02245463">
            <text:p>1223027,0224546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3027.02245463">
            <text:p>1223027,0224546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3027.02245463">
            <text:p>1223027,0224546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3027.02245463">
            <text:p>1223027,0224546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3027.02245463">
            <text:p>1223027,0224546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3027.02245463">
            <text:p>1223027,0224546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3027.02245463">
            <text:p>1223027,0224546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3027.02245463">
            <text:p>1223027,0224546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3027.02245463">
            <text:p>1223027,0224546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3027.02245463">
            <text:p>1223027,0224546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3027.02245463">
            <text:p>1223027,0224546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3027.02245463">
            <text:p>1223027,0224546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3027.02245463">
            <text:p>1223027,0224546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3027.02245463">
            <text:p>1223027,0224546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3027.02245463">
            <text:p>1223027,0224546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3027.02245463">
            <text:p>1223027,0224546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3027.02245463">
            <text:p>1223027,0224546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3027.02245463">
            <text:p>1223027,0224546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3027.02245463">
            <text:p>1223027,0224546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3027.02245463">
            <text:p>1223027,0224546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3027.02245463">
            <text:p>1223027,0224546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3027.02245463">
            <text:p>1223027,0224546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3027.02245463">
            <text:p>1223027,0224546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3027.02245463">
            <text:p>1223027,0224546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3027.02245463">
            <text:p>1223027,0224546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3027.02245463">
            <text:p>1223027,0224546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3027.02245463">
            <text:p>1223027,0224546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3027.02245463">
            <text:p>1223027,0224546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3027.02245463">
            <text:p>1223027,0224546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3027.02245463">
            <text:p>1223027,0224546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3027.02245463">
            <text:p>1223027,0224546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3027.02245463">
            <text:p>1223027,0224546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498326.71219702">
            <text:p>1498326,71219702</text:p>
          </table:table-cell>
          <table:table-cell office:value-type="string">
            <text:p>2,0463630789890885E-11</text:p>
          </table:table-cell>
          <table:table-cell table:number-columns-repeated="2"/>
        </table:table-row>
        <table:table-row table:style-name="ro1">
          <table:table-cell office:value-type="float" office:value="1499326.72987734">
            <text:p>1499326,72987734</text:p>
          </table:table-cell>
          <table:table-cell office:value-type="string">
            <text:p>1,318767317570746E-11</text:p>
          </table:table-cell>
          <table:table-cell table:number-columns-repeated="2"/>
        </table:table-row>
        <table:table-row table:style-name="ro1">
          <table:table-cell office:value-type="float" office:value="1500326.74755766">
            <text:p>1500326,74755766</text:p>
          </table:table-cell>
          <table:table-cell office:value-type="string">
            <text:p>2,0463630789890885E-11</text:p>
          </table:table-cell>
          <table:table-cell table:number-columns-repeated="2"/>
        </table:table-row>
        <table:table-row table:style-name="ro1">
          <table:table-cell office:value-type="float" office:value="1501326.76523798">
            <text:p>1501326,76523798</text:p>
          </table:table-cell>
          <table:table-cell office:value-type="string">
            <text:p>1,6825651982799172E-11</text:p>
          </table:table-cell>
          <table:table-cell table:number-columns-repeated="2"/>
        </table:table-row>
        <table:table-row table:style-name="ro1">
          <table:table-cell office:value-type="float" office:value="1502326.7829183">
            <text:p>1502326,7829183</text:p>
          </table:table-cell>
          <table:table-cell office:value-type="string">
            <text:p>2,4101609596982598E-11</text:p>
          </table:table-cell>
          <table:table-cell table:number-columns-repeated="2"/>
        </table:table-row>
        <table:table-row table:style-name="ro1">
          <table:table-cell office:value-type="float" office:value="1503326.80059862">
            <text:p>1503326,80059862</text:p>
          </table:table-cell>
          <table:table-cell office:value-type="string">
            <text:p>1,6825651982799172E-11</text:p>
          </table:table-cell>
          <table:table-cell table:number-columns-repeated="2"/>
        </table:table-row>
        <table:table-row table:style-name="ro1">
          <table:table-cell office:value-type="float" office:value="1504326.81827895">
            <text:p>1504326,81827895</text:p>
          </table:table-cell>
          <table:table-cell office:value-type="string">
            <text:p>2,773958840407431E-11</text:p>
          </table:table-cell>
          <table:table-cell table:number-columns-repeated="2"/>
        </table:table-row>
        <table:table-row table:style-name="ro1">
          <table:table-cell office:value-type="float" office:value="1505326.83595927">
            <text:p>1505326,83595927</text:p>
          </table:table-cell>
          <table:table-cell office:value-type="string">
            <text:p>2,0463630789890885E-11</text:p>
          </table:table-cell>
          <table:table-cell table:number-columns-repeated="2"/>
        </table:table-row>
        <table:table-row table:style-name="ro1">
          <table:table-cell office:value-type="float" office:value="1506326.85363959">
            <text:p>1506326,85363959</text:p>
          </table:table-cell>
          <table:table-cell office:value-type="string">
            <text:p>1,318767317570746E-11</text:p>
          </table:table-cell>
          <table:table-cell table:number-columns-repeated="2"/>
        </table:table-row>
        <table:table-row table:style-name="ro1">
          <table:table-cell office:value-type="float" office:value="1507326.87131991">
            <text:p>1507326,87131991</text:p>
          </table:table-cell>
          <table:table-cell office:value-type="string">
            <text:p>2,0463630789890885E-11</text:p>
          </table:table-cell>
          <table:table-cell table:number-columns-repeated="2"/>
        </table:table-row>
        <table:table-row table:style-name="ro1">
          <table:table-cell office:value-type="float" office:value="1508326.88900023">
            <text:p>1508326,88900023</text:p>
          </table:table-cell>
          <table:table-cell office:value-type="string">
            <text:p>2,0463630789890885E-11</text:p>
          </table:table-cell>
          <table:table-cell table:number-columns-repeated="2"/>
        </table:table-row>
        <table:table-row table:style-name="ro1">
          <table:table-cell office:value-type="float" office:value="1509326.90668055">
            <text:p>1509326,90668055</text:p>
          </table:table-cell>
          <table:table-cell office:value-type="string">
            <text:p>2,0463630789890885E-11</text:p>
          </table:table-cell>
          <table:table-cell table:number-columns-repeated="2"/>
        </table:table-row>
        <table:table-row table:style-name="ro1">
          <table:table-cell office:value-type="float" office:value="1510326.92436087">
            <text:p>1510326,92436087</text:p>
          </table:table-cell>
          <table:table-cell office:value-type="string">
            <text:p>2,4101609596982598E-11</text:p>
          </table:table-cell>
          <table:table-cell table:number-columns-repeated="2"/>
        </table:table-row>
        <table:table-row table:style-name="ro1">
          <table:table-cell office:value-type="float" office:value="1511326.94204119">
            <text:p>1511326,94204119</text:p>
          </table:table-cell>
          <table:table-cell office:value-type="string">
            <text:p>2,0463630789890885E-11</text:p>
          </table:table-cell>
          <table:table-cell table:number-columns-repeated="2"/>
        </table:table-row>
        <table:table-row table:style-name="ro1">
          <table:table-cell office:value-type="float" office:value="1512326.95972151">
            <text:p>1512326,95972151</text:p>
          </table:table-cell>
          <table:table-cell office:value-type="string">
            <text:p>2,0463630789890885E-11</text:p>
          </table:table-cell>
          <table:table-cell table:number-columns-repeated="2"/>
        </table:table-row>
        <table:table-row table:style-name="ro1">
          <table:table-cell office:value-type="float" office:value="1513326.97740183">
            <text:p>1513326,97740183</text:p>
          </table:table-cell>
          <table:table-cell office:value-type="string">
            <text:p>2,0463630789890885E-11</text:p>
          </table:table-cell>
          <table:table-cell table:number-columns-repeated="2"/>
        </table:table-row>
        <table:table-row table:style-name="ro1">
          <table:table-cell office:value-type="float" office:value="1514326.99508215">
            <text:p>1514326,99508215</text:p>
          </table:table-cell>
          <table:table-cell office:value-type="string">
            <text:p>2,4101609596982598E-11</text:p>
          </table:table-cell>
          <table:table-cell table:number-columns-repeated="2"/>
        </table:table-row>
        <table:table-row table:style-name="ro1">
          <table:table-cell office:value-type="float" office:value="1515327.01276247">
            <text:p>1515327,01276247</text:p>
          </table:table-cell>
          <table:table-cell office:value-type="string">
            <text:p>1,6825651982799172E-11</text:p>
          </table:table-cell>
          <table:table-cell table:number-columns-repeated="2"/>
        </table:table-row>
        <table:table-row table:style-name="ro1">
          <table:table-cell office:value-type="float" office:value="1516327.03044279">
            <text:p>1516327,03044279</text:p>
          </table:table-cell>
          <table:table-cell office:value-type="string">
            <text:p>2,0463630789890885E-11</text:p>
          </table:table-cell>
          <table:table-cell table:number-columns-repeated="2"/>
        </table:table-row>
        <table:table-row table:style-name="ro1">
          <table:table-cell office:value-type="float" office:value="1517327.04812311">
            <text:p>1517327,04812311</text:p>
          </table:table-cell>
          <table:table-cell office:value-type="string">
            <text:p>1,6825651982799172E-11</text:p>
          </table:table-cell>
          <table:table-cell table:number-columns-repeated="2"/>
        </table:table-row>
        <table:table-row table:style-name="ro1">
          <table:table-cell office:value-type="float" office:value="1518327.06580343">
            <text:p>1518327,06580343</text:p>
          </table:table-cell>
          <table:table-cell office:value-type="string">
            <text:p>2,0463630789890885E-11</text:p>
          </table:table-cell>
          <table:table-cell table:number-columns-repeated="2"/>
        </table:table-row>
        <table:table-row table:style-name="ro1">
          <table:table-cell office:value-type="float" office:value="1519327.08348375">
            <text:p>1519327,08348375</text:p>
          </table:table-cell>
          <table:table-cell office:value-type="string">
            <text:p>2,0463630789890885E-11</text:p>
          </table:table-cell>
          <table:table-cell table:number-columns-repeated="2"/>
        </table:table-row>
        <table:table-row table:style-name="ro1">
          <table:table-cell office:value-type="float" office:value="1520327.10116407">
            <text:p>1520327,10116407</text:p>
          </table:table-cell>
          <table:table-cell office:value-type="string">
            <text:p>2,4101609596982598E-11</text:p>
          </table:table-cell>
          <table:table-cell table:number-columns-repeated="2"/>
        </table:table-row>
        <table:table-row table:style-name="ro1">
          <table:table-cell office:value-type="float" office:value="1521327.11884439">
            <text:p>1521327,11884439</text:p>
          </table:table-cell>
          <table:table-cell office:value-type="string">
            <text:p>2,4101609596982598E-11</text:p>
          </table:table-cell>
          <table:table-cell table:number-columns-repeated="2"/>
        </table:table-row>
        <table:table-row table:style-name="ro1">
          <table:table-cell office:value-type="float" office:value="1522327.13652471">
            <text:p>1522327,13652471</text:p>
          </table:table-cell>
          <table:table-cell office:value-type="string">
            <text:p>2,4101609596982598E-11</text:p>
          </table:table-cell>
          <table:table-cell table:number-columns-repeated="2"/>
        </table:table-row>
        <table:table-row table:style-name="ro1">
          <table:table-cell office:value-type="float" office:value="1523327.15420503">
            <text:p>1523327,15420503</text:p>
          </table:table-cell>
          <table:table-cell office:value-type="string">
            <text:p>2,4101609596982598E-11</text:p>
          </table:table-cell>
          <table:table-cell table:number-columns-repeated="2"/>
        </table:table-row>
        <table:table-row table:style-name="ro1">
          <table:table-cell office:value-type="float" office:value="1524327.17188535">
            <text:p>1524327,17188535</text:p>
          </table:table-cell>
          <table:table-cell office:value-type="string">
            <text:p>2,4101609596982598E-11</text:p>
          </table:table-cell>
          <table:table-cell table:number-columns-repeated="2"/>
        </table:table-row>
        <table:table-row table:style-name="ro1">
          <table:table-cell office:value-type="float" office:value="1525327.18956567">
            <text:p>1525327,18956567</text:p>
          </table:table-cell>
          <table:table-cell office:value-type="string">
            <text:p>2,4101609596982598E-11</text:p>
          </table:table-cell>
          <table:table-cell table:number-columns-repeated="2"/>
        </table:table-row>
        <table:table-row table:style-name="ro1">
          <table:table-cell office:value-type="float" office:value="1526327.20724599">
            <text:p>1526327,20724599</text:p>
          </table:table-cell>
          <table:table-cell office:value-type="string">
            <text:p>2,773958840407431E-11</text:p>
          </table:table-cell>
          <table:table-cell table:number-columns-repeated="2"/>
        </table:table-row>
        <table:table-row table:style-name="ro1">
          <table:table-cell office:value-type="float" office:value="1527327.22492631">
            <text:p>1527327,22492631</text:p>
          </table:table-cell>
          <table:table-cell office:value-type="string">
            <text:p>2,4101609596982598E-11</text:p>
          </table:table-cell>
          <table:table-cell table:number-columns-repeated="2"/>
        </table:table-row>
        <table:table-row table:style-name="ro1">
          <table:table-cell office:value-type="float" office:value="1528327.24260663">
            <text:p>1528327,24260663</text:p>
          </table:table-cell>
          <table:table-cell office:value-type="string">
            <text:p>2,773958840407431E-11</text:p>
          </table:table-cell>
          <table:table-cell table:number-columns-repeated="2"/>
        </table:table-row>
        <table:table-row table:style-name="ro1">
          <table:table-cell office:value-type="float" office:value="1529327.26028695">
            <text:p>1529327,26028695</text:p>
          </table:table-cell>
          <table:table-cell office:value-type="string">
            <text:p>2,773958840407431E-11</text:p>
          </table:table-cell>
          <table:table-cell table:number-columns-repeated="2"/>
        </table:table-row>
        <table:table-row table:style-name="ro1">
          <table:table-cell office:value-type="float" office:value="1530327.27796727">
            <text:p>1530327,27796727</text:p>
          </table:table-cell>
          <table:table-cell office:value-type="string">
            <text:p>2,4101609596982598E-11</text:p>
          </table:table-cell>
          <table:table-cell table:number-columns-repeated="2"/>
        </table:table-row>
        <table:table-row table:style-name="ro1">
          <table:table-cell office:value-type="float" office:value="1531327.29564759">
            <text:p>1531327,29564759</text:p>
          </table:table-cell>
          <table:table-cell office:value-type="string">
            <text:p>2,773958840407431E-11</text:p>
          </table:table-cell>
          <table:table-cell table:number-columns-repeated="2"/>
        </table:table-row>
        <table:table-row table:style-name="ro1">
          <table:table-cell office:value-type="float" office:value="1532327.31332791">
            <text:p>1532327,31332791</text:p>
          </table:table-cell>
          <table:table-cell office:value-type="string">
            <text:p>2,773958840407431E-11</text:p>
          </table:table-cell>
          <table:table-cell table:number-columns-repeated="2"/>
        </table:table-row>
        <table:table-row table:style-name="ro1">
          <table:table-cell office:value-type="float" office:value="1533327.33100823">
            <text:p>1533327,33100823</text:p>
          </table:table-cell>
          <table:table-cell office:value-type="string">
            <text:p>2,773958840407431E-11</text:p>
          </table:table-cell>
          <table:table-cell table:number-columns-repeated="2"/>
        </table:table-row>
        <table:table-row table:style-name="ro1">
          <table:table-cell office:value-type="float" office:value="1534327.34868855">
            <text:p>1534327,34868855</text:p>
          </table:table-cell>
          <table:table-cell office:value-type="string">
            <text:p>2,773958840407431E-11</text:p>
          </table:table-cell>
          <table:table-cell table:number-columns-repeated="2"/>
        </table:table-row>
        <table:table-row table:style-name="ro1">
          <table:table-cell office:value-type="float" office:value="1535327.36636887">
            <text:p>1535327,36636887</text:p>
          </table:table-cell>
          <table:table-cell office:value-type="string">
            <text:p>3,1377567211166024E-11</text:p>
          </table:table-cell>
          <table:table-cell table:number-columns-repeated="2"/>
        </table:table-row>
        <table:table-row table:style-name="ro1">
          <table:table-cell office:value-type="float" office:value="1536327.38404919">
            <text:p>1536327,38404919</text:p>
          </table:table-cell>
          <table:table-cell office:value-type="string">
            <text:p>2,773958840407431E-11</text:p>
          </table:table-cell>
          <table:table-cell table:number-columns-repeated="2"/>
        </table:table-row>
        <table:table-row table:style-name="ro1">
          <table:table-cell office:value-type="float" office:value="1537327.40172951">
            <text:p>1537327,40172951</text:p>
          </table:table-cell>
          <table:table-cell office:value-type="string">
            <text:p>3,1377567211166024E-11</text:p>
          </table:table-cell>
          <table:table-cell table:number-columns-repeated="2"/>
        </table:table-row>
        <table:table-row table:style-name="ro1">
          <table:table-cell office:value-type="float" office:value="1538327.41940983">
            <text:p>1538327,41940983</text:p>
          </table:table-cell>
          <table:table-cell office:value-type="string">
            <text:p>2,4101609596982598E-11</text:p>
          </table:table-cell>
          <table:table-cell table:number-columns-repeated="2"/>
        </table:table-row>
        <table:table-row table:style-name="ro1">
          <table:table-cell office:value-type="float" office:value="1539327.43709015">
            <text:p>1539327,43709015</text:p>
          </table:table-cell>
          <table:table-cell office:value-type="string">
            <text:p>3,1377567211166024E-11</text:p>
          </table:table-cell>
          <table:table-cell table:number-columns-repeated="2"/>
        </table:table-row>
        <table:table-row table:style-name="ro1">
          <table:table-cell office:value-type="float" office:value="1540327.45477047">
            <text:p>1540327,45477047</text:p>
          </table:table-cell>
          <table:table-cell office:value-type="string">
            <text:p>2,773958840407431E-11</text:p>
          </table:table-cell>
          <table:table-cell table:number-columns-repeated="2"/>
        </table:table-row>
        <table:table-row table:style-name="ro1">
          <table:table-cell office:value-type="float" office:value="1541327.47245079">
            <text:p>1541327,47245079</text:p>
          </table:table-cell>
          <table:table-cell office:value-type="string">
            <text:p>2,773958840407431E-11</text:p>
          </table:table-cell>
          <table:table-cell table:number-columns-repeated="2"/>
        </table:table-row>
        <table:table-row table:style-name="ro1">
          <table:table-cell office:value-type="float" office:value="1542327.49013111">
            <text:p>1542327,49013111</text:p>
          </table:table-cell>
          <table:table-cell office:value-type="string">
            <text:p>3,1377567211166024E-11</text:p>
          </table:table-cell>
          <table:table-cell table:number-columns-repeated="2"/>
        </table:table-row>
        <table:table-row table:style-name="ro1">
          <table:table-cell office:value-type="float" office:value="1543327.50781143">
            <text:p>1543327,50781143</text:p>
          </table:table-cell>
          <table:table-cell office:value-type="string">
            <text:p>2,0463630789890885E-11</text:p>
          </table:table-cell>
          <table:table-cell table:number-columns-repeated="2"/>
        </table:table-row>
        <table:table-row table:style-name="ro1">
          <table:table-cell office:value-type="float" office:value="1544327.52549175">
            <text:p>1544327,52549175</text:p>
          </table:table-cell>
          <table:table-cell office:value-type="string">
            <text:p>2,0463630789890885E-11</text:p>
          </table:table-cell>
          <table:table-cell table:number-columns-repeated="2"/>
        </table:table-row>
        <table:table-row table:style-name="ro1">
          <table:table-cell office:value-type="float" office:value="1545327.54317207">
            <text:p>1545327,54317207</text:p>
          </table:table-cell>
          <table:table-cell office:value-type="string">
            <text:p>2,0463630789890885E-11</text:p>
          </table:table-cell>
          <table:table-cell table:number-columns-repeated="2"/>
        </table:table-row>
        <table:table-row table:style-name="ro1">
          <table:table-cell office:value-type="float" office:value="1546327.56085239">
            <text:p>1546327,56085239</text:p>
          </table:table-cell>
          <table:table-cell office:value-type="string">
            <text:p>2,0463630789890885E-11</text:p>
          </table:table-cell>
          <table:table-cell table:number-columns-repeated="2"/>
        </table:table-row>
        <table:table-row table:style-name="ro1">
          <table:table-cell office:value-type="float" office:value="1547327.57853271">
            <text:p>1547327,57853271</text:p>
          </table:table-cell>
          <table:table-cell office:value-type="string">
            <text:p>1,6825651982799172E-11</text:p>
          </table:table-cell>
          <table:table-cell table:number-columns-repeated="2"/>
        </table:table-row>
        <table:table-row table:style-name="ro1">
          <table:table-cell office:value-type="float" office:value="1548327.59621303">
            <text:p>1548327,59621303</text:p>
          </table:table-cell>
          <table:table-cell office:value-type="string">
            <text:p>1,6825651982799172E-11</text:p>
          </table:table-cell>
          <table:table-cell table:number-columns-repeated="2"/>
        </table:table-row>
        <table:table-row table:style-name="ro1">
          <table:table-cell office:value-type="float" office:value="1549327.61389335">
            <text:p>1549327,61389335</text:p>
          </table:table-cell>
          <table:table-cell office:value-type="string">
            <text:p>1,6825651982799172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  <table:table-row table:style-name="ro1">
          <table:table-cell office:value-type="float" office:value="1515224.99772291">
            <text:p>1515224,99772291</text:p>
          </table:table-cell>
          <table:table-cell office:value-type="string">
            <text:p>3,8539837987627834E-11</text:p>
          </table:table-cell>
          <table:table-cell table:number-columns-repeated="2"/>
        </table:table-row>
      </table:table>
      <table:table table:name="Arkusz1_4" table:style-name="ta1" table:print="false">
        <table:table-column table:style-name="co1" table:default-cell-style-name="Default"/>
        <table:table-column table:style-name="co7" table:default-cell-style-name="Default"/>
        <table:table-column table:style-name="co3" table:number-columns-repeated="5" table:default-cell-style-name="Default"/>
        <table:table-row table:style-name="ro1">
          <table:table-cell office:value-type="float" office:value="991845.573659285">
            <text:p>991845,573659285</text:p>
          </table:table-cell>
          <table:table-cell office:value-type="float" office:value="9603.77149711314">
            <text:p>9603,7714971131</text:p>
          </table:table-cell>
          <table:table-cell table:number-columns-repeated="5"/>
        </table:table-row>
        <table:table-row table:style-name="ro1">
          <table:table-cell office:value-type="float" office:value="1015599.46381679">
            <text:p>1015599,46381679</text:p>
          </table:table-cell>
          <table:table-cell office:value-type="float" office:value="2614.0557161628">
            <text:p>2614,0557161628</text:p>
          </table:table-cell>
          <table:table-cell table:number-columns-repeated="5"/>
        </table:table-row>
        <table:table-row table:style-name="ro1">
          <table:table-cell office:value-type="float" office:value="1039699.46381679">
            <text:p>1039699,46381679</text:p>
          </table:table-cell>
          <table:table-cell office:value-type="float" office:value="2614.0557161628">
            <text:p>2614,0557161628</text:p>
          </table:table-cell>
          <table:table-cell table:number-columns-repeated="4"/>
          <table:table-cell>
            <draw:frame table:end-cell-address="Arkusz1_4.O30" table:end-x="0.246cm" table:end-y="0.209cm" draw:z-index="0" draw:style-name="gr1" draw:text-style-name="P1" svg:width="18.2cm" svg:height="12.299cm" svg:x="0.111cm" svg:y="0.104cm">
              <draw:object draw:notify-on-update-of-ranges="Arkusz1_4.A1:Arkusz1_4.A100 Arkusz1_4.B1:Arkusz1_4.B1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1049499.46381679">
            <text:p>1049499,46381679</text:p>
          </table:table-cell>
          <table:table-cell office:value-type="float" office:value="2614.05571616278">
            <text:p>2614,0557161628</text:p>
          </table:table-cell>
          <table:table-cell table:number-columns-repeated="5"/>
        </table:table-row>
        <table:table-row table:style-name="ro1">
          <table:table-cell office:value-type="float" office:value="1062899.46381679">
            <text:p>1062899,46381679</text:p>
          </table:table-cell>
          <table:table-cell office:value-type="float" office:value="2614.05571616278">
            <text:p>2614,0557161628</text:p>
          </table:table-cell>
          <table:table-cell table:number-columns-repeated="5"/>
        </table:table-row>
        <table:table-row table:style-name="ro1">
          <table:table-cell office:value-type="float" office:value="1062899.46381679">
            <text:p>1062899,46381679</text:p>
          </table:table-cell>
          <table:table-cell office:value-type="float" office:value="2614.05571616278">
            <text:p>2614,0557161628</text:p>
          </table:table-cell>
          <table:table-cell table:number-columns-repeated="5"/>
        </table:table-row>
        <table:table-row table:style-name="ro1">
          <table:table-cell office:value-type="float" office:value="1062899.46381679">
            <text:p>1062899,46381679</text:p>
          </table:table-cell>
          <table:table-cell office:value-type="float" office:value="2614.05571616278">
            <text:p>2614,0557161628</text:p>
          </table:table-cell>
          <table:table-cell table:number-columns-repeated="5"/>
        </table:table-row>
        <table:table-row table:style-name="ro1">
          <table:table-cell office:value-type="float" office:value="1062899.03904954">
            <text:p>1062899,03904954</text:p>
          </table:table-cell>
          <table:table-cell office:value-type="float" office:value="2614.09919253172">
            <text:p>2614,0991925317</text:p>
          </table:table-cell>
          <table:table-cell table:number-columns-repeated="5"/>
        </table:table-row>
        <table:table-row table:style-name="ro1">
          <table:table-cell office:value-type="float" office:value="1062899.46381679">
            <text:p>1062899,46381679</text:p>
          </table:table-cell>
          <table:table-cell office:value-type="float" office:value="2614.05571616278">
            <text:p>2614,0557161628</text:p>
          </table:table-cell>
          <table:table-cell table:number-columns-repeated="5"/>
        </table:table-row>
        <table:table-row table:style-name="ro1">
          <table:table-cell office:value-type="float" office:value="1062899.03904954">
            <text:p>1062899,03904954</text:p>
          </table:table-cell>
          <table:table-cell office:value-type="float" office:value="2614.09919253172">
            <text:p>2614,0991925317</text:p>
          </table:table-cell>
          <table:table-cell table:number-columns-repeated="5"/>
        </table:table-row>
        <table:table-row table:style-name="ro1">
          <table:table-cell office:value-type="float" office:value="1062899.46381679">
            <text:p>1062899,46381679</text:p>
          </table:table-cell>
          <table:table-cell office:value-type="float" office:value="2614.05571616278">
            <text:p>2614,0557161628</text:p>
          </table:table-cell>
          <table:table-cell table:number-columns-repeated="5"/>
        </table:table-row>
        <table:table-row table:style-name="ro1">
          <table:table-cell office:value-type="float" office:value="1062899.46381679">
            <text:p>1062899,46381679</text:p>
          </table:table-cell>
          <table:table-cell office:value-type="float" office:value="2614.05571616278">
            <text:p>2614,0557161628</text:p>
          </table:table-cell>
          <table:table-cell table:number-columns-repeated="5"/>
        </table:table-row>
        <table:table-row table:style-name="ro1">
          <table:table-cell office:value-type="float" office:value="1062899.03904954">
            <text:p>1062899,03904954</text:p>
          </table:table-cell>
          <table:table-cell office:value-type="float" office:value="2614.09919253172">
            <text:p>2614,0991925317</text:p>
          </table:table-cell>
          <table:table-cell table:number-columns-repeated="5"/>
        </table:table-row>
        <table:table-row table:style-name="ro1">
          <table:table-cell office:value-type="float" office:value="1062899.03904954">
            <text:p>1062899,03904954</text:p>
          </table:table-cell>
          <table:table-cell office:value-type="float" office:value="2614.09919253172">
            <text:p>2614,0991925317</text:p>
          </table:table-cell>
          <table:table-cell table:number-columns-repeated="5"/>
        </table:table-row>
        <table:table-row table:style-name="ro1">
          <table:table-cell office:value-type="float" office:value="1062899.03904954">
            <text:p>1062899,03904954</text:p>
          </table:table-cell>
          <table:table-cell office:value-type="float" office:value="2614.09919253172">
            <text:p>2614,0991925317</text:p>
          </table:table-cell>
          <table:table-cell table:number-columns-repeated="5"/>
        </table:table-row>
        <table:table-row table:style-name="ro1">
          <table:table-cell office:value-type="float" office:value="1062899.03904954">
            <text:p>1062899,03904954</text:p>
          </table:table-cell>
          <table:table-cell office:value-type="float" office:value="2614.09919253172">
            <text:p>2614,0991925317</text:p>
          </table:table-cell>
          <table:table-cell table:number-columns-repeated="5"/>
        </table:table-row>
        <table:table-row table:style-name="ro1">
          <table:table-cell office:value-type="float" office:value="1062899.03904954">
            <text:p>1062899,03904954</text:p>
          </table:table-cell>
          <table:table-cell office:value-type="float" office:value="2614.09919253172">
            <text:p>2614,0991925317</text:p>
          </table:table-cell>
          <table:table-cell table:number-columns-repeated="5"/>
        </table:table-row>
        <table:table-row table:style-name="ro1">
          <table:table-cell office:value-type="float" office:value="1062899.03904954">
            <text:p>1062899,03904954</text:p>
          </table:table-cell>
          <table:table-cell office:value-type="float" office:value="2614.09919253172">
            <text:p>2614,0991925317</text:p>
          </table:table-cell>
          <table:table-cell table:number-columns-repeated="5"/>
        </table:table-row>
        <table:table-row table:style-name="ro1">
          <table:table-cell office:value-type="float" office:value="1062899.03904954">
            <text:p>1062899,03904954</text:p>
          </table:table-cell>
          <table:table-cell office:value-type="float" office:value="2614.09919253172">
            <text:p>2614,0991925317</text:p>
          </table:table-cell>
          <table:table-cell table:number-columns-repeated="5"/>
        </table:table-row>
        <table:table-row table:style-name="ro1">
          <table:table-cell office:value-type="float" office:value="1062899.03904954">
            <text:p>1062899,03904954</text:p>
          </table:table-cell>
          <table:table-cell office:value-type="float" office:value="2614.09919253172">
            <text:p>2614,0991925317</text:p>
          </table:table-cell>
          <table:table-cell table:number-columns-repeated="5"/>
        </table:table-row>
        <table:table-row table:style-name="ro1">
          <table:table-cell office:value-type="float" office:value="1062899.03904954">
            <text:p>1062899,03904954</text:p>
          </table:table-cell>
          <table:table-cell office:value-type="float" office:value="2614.09919253172">
            <text:p>2614,0991925317</text:p>
          </table:table-cell>
          <table:table-cell table:number-columns-repeated="5"/>
        </table:table-row>
        <table:table-row table:style-name="ro1">
          <table:table-cell office:value-type="float" office:value="1062899.03904954">
            <text:p>1062899,03904954</text:p>
          </table:table-cell>
          <table:table-cell office:value-type="float" office:value="2614.09919253172">
            <text:p>2614,0991925317</text:p>
          </table:table-cell>
          <table:table-cell table:number-columns-repeated="5"/>
        </table:table-row>
        <table:table-row table:style-name="ro1">
          <table:table-cell office:value-type="float" office:value="1062899.03904954">
            <text:p>1062899,03904954</text:p>
          </table:table-cell>
          <table:table-cell office:value-type="float" office:value="2614.09919253172">
            <text:p>2614,0991925317</text:p>
          </table:table-cell>
          <table:table-cell table:number-columns-repeated="5"/>
        </table:table-row>
        <table:table-row table:style-name="ro1">
          <table:table-cell office:value-type="float" office:value="1526199.46381679">
            <text:p>1526199,46381679</text:p>
          </table:table-cell>
          <table:table-cell office:value-type="float" office:value="2614.05571616277">
            <text:p>2614,0557161628</text:p>
          </table:table-cell>
          <table:table-cell table:number-columns-repeated="5"/>
        </table:table-row>
        <table:table-row table:style-name="ro1">
          <table:table-cell office:value-type="float" office:value="1526199.46381679">
            <text:p>1526199,46381679</text:p>
          </table:table-cell>
          <table:table-cell office:value-type="float" office:value="2614.05571616277">
            <text:p>2614,0557161628</text:p>
          </table:table-cell>
          <table:table-cell table:number-columns-repeated="5"/>
        </table:table-row>
        <table:table-row table:style-name="ro1">
          <table:table-cell office:value-type="float" office:value="1526199.46381679">
            <text:p>1526199,46381679</text:p>
          </table:table-cell>
          <table:table-cell office:value-type="float" office:value="2614.05571616277">
            <text:p>2614,0557161628</text:p>
          </table:table-cell>
          <table:table-cell table:number-columns-repeated="5"/>
        </table:table-row>
        <table:table-row table:style-name="ro1">
          <table:table-cell office:value-type="float" office:value="1526199.46381679">
            <text:p>1526199,46381679</text:p>
          </table:table-cell>
          <table:table-cell office:value-type="float" office:value="2614.05571616277">
            <text:p>2614,0557161628</text:p>
          </table:table-cell>
          <table:table-cell table:number-columns-repeated="5"/>
        </table:table-row>
        <table:table-row table:style-name="ro1">
          <table:table-cell office:value-type="float" office:value="1526199.46381679">
            <text:p>1526199,46381679</text:p>
          </table:table-cell>
          <table:table-cell office:value-type="float" office:value="2614.05571616277">
            <text:p>2614,0557161628</text:p>
          </table:table-cell>
          <table:table-cell table:number-columns-repeated="5"/>
        </table:table-row>
        <table:table-row table:style-name="ro1">
          <table:table-cell office:value-type="float" office:value="1526199.46381679">
            <text:p>1526199,46381679</text:p>
          </table:table-cell>
          <table:table-cell office:value-type="float" office:value="2614.05571616277">
            <text:p>2614,0557161628</text:p>
          </table:table-cell>
          <table:table-cell table:number-columns-repeated="5"/>
        </table:table-row>
        <table:table-row table:style-name="ro1">
          <table:table-cell office:value-type="float" office:value="1526199.46381679">
            <text:p>1526199,46381679</text:p>
          </table:table-cell>
          <table:table-cell office:value-type="float" office:value="2614.05571616277">
            <text:p>2614,0557161628</text:p>
          </table:table-cell>
          <table:table-cell table:number-columns-repeated="5"/>
        </table:table-row>
        <table:table-row table:style-name="ro1">
          <table:table-cell office:value-type="float" office:value="1526199.46381679">
            <text:p>1526199,46381679</text:p>
          </table:table-cell>
          <table:table-cell office:value-type="float" office:value="2614.05571616277">
            <text:p>2614,0557161628</text:p>
          </table:table-cell>
          <table:table-cell table:number-columns-repeated="5"/>
        </table:table-row>
        <table:table-row table:style-name="ro1">
          <table:table-cell office:value-type="float" office:value="1526199.46381679">
            <text:p>1526199,46381679</text:p>
          </table:table-cell>
          <table:table-cell office:value-type="float" office:value="2614.05571616277">
            <text:p>2614,0557161628</text:p>
          </table:table-cell>
          <table:table-cell table:number-columns-repeated="5"/>
        </table:table-row>
        <table:table-row table:style-name="ro1">
          <table:table-cell office:value-type="float" office:value="1526199.46381679">
            <text:p>1526199,46381679</text:p>
          </table:table-cell>
          <table:table-cell office:value-type="float" office:value="2614.05571616277">
            <text:p>2614,0557161628</text:p>
          </table:table-cell>
          <table:table-cell table:number-columns-repeated="5"/>
        </table:table-row>
        <table:table-row table:style-name="ro1">
          <table:table-cell office:value-type="float" office:value="1526199.46381679">
            <text:p>1526199,46381679</text:p>
          </table:table-cell>
          <table:table-cell office:value-type="float" office:value="2614.05571616277">
            <text:p>2614,0557161628</text:p>
          </table:table-cell>
          <table:table-cell table:number-columns-repeated="5"/>
        </table:table-row>
        <table:table-row table:style-name="ro1">
          <table:table-cell office:value-type="float" office:value="1526199.46381679">
            <text:p>1526199,46381679</text:p>
          </table:table-cell>
          <table:table-cell office:value-type="float" office:value="2614.05571616277">
            <text:p>2614,0557161628</text:p>
          </table:table-cell>
          <table:table-cell table:number-columns-repeated="5"/>
        </table:table-row>
        <table:table-row table:style-name="ro1">
          <table:table-cell office:value-type="float" office:value="1526199.46381679">
            <text:p>1526199,46381679</text:p>
          </table:table-cell>
          <table:table-cell office:value-type="float" office:value="2614.05571616277">
            <text:p>2614,0557161628</text:p>
          </table:table-cell>
          <table:table-cell table:number-columns-repeated="5"/>
        </table:table-row>
        <table:table-row table:style-name="ro1">
          <table:table-cell office:value-type="float" office:value="1526199.46381679">
            <text:p>1526199,46381679</text:p>
          </table:table-cell>
          <table:table-cell office:value-type="float" office:value="2614.05571616277">
            <text:p>2614,0557161628</text:p>
          </table:table-cell>
          <table:table-cell table:number-columns-repeated="5"/>
        </table:table-row>
        <table:table-row table:style-name="ro1">
          <table:table-cell office:value-type="float" office:value="1526199.46381679">
            <text:p>1526199,46381679</text:p>
          </table:table-cell>
          <table:table-cell office:value-type="float" office:value="2614.05571616277">
            <text:p>2614,0557161628</text:p>
          </table:table-cell>
          <table:table-cell table:number-columns-repeated="5"/>
        </table:table-row>
        <table:table-row table:style-name="ro1">
          <table:table-cell office:value-type="float" office:value="1526199.46381679">
            <text:p>1526199,46381679</text:p>
          </table:table-cell>
          <table:table-cell office:value-type="float" office:value="2614.05571616277">
            <text:p>2614,0557161628</text:p>
          </table:table-cell>
          <table:table-cell table:number-columns-repeated="5"/>
        </table:table-row>
        <table:table-row table:style-name="ro1">
          <table:table-cell office:value-type="float" office:value="1526199.46381679">
            <text:p>1526199,46381679</text:p>
          </table:table-cell>
          <table:table-cell office:value-type="float" office:value="2614.05571616277">
            <text:p>2614,0557161628</text:p>
          </table:table-cell>
          <table:table-cell table:number-columns-repeated="5"/>
        </table:table-row>
        <table:table-row table:style-name="ro1">
          <table:table-cell office:value-type="float" office:value="1526199.46381679">
            <text:p>1526199,46381679</text:p>
          </table:table-cell>
          <table:table-cell office:value-type="float" office:value="2614.05571616277">
            <text:p>2614,0557161628</text:p>
          </table:table-cell>
          <table:table-cell table:number-columns-repeated="5"/>
        </table:table-row>
        <table:table-row table:style-name="ro1">
          <table:table-cell office:value-type="float" office:value="1526199.46381679">
            <text:p>1526199,46381679</text:p>
          </table:table-cell>
          <table:table-cell office:value-type="float" office:value="2614.05571616277">
            <text:p>2614,0557161628</text:p>
          </table:table-cell>
          <table:table-cell table:number-columns-repeated="5"/>
        </table:table-row>
        <table:table-row table:style-name="ro1">
          <table:table-cell office:value-type="float" office:value="1526199.46381679">
            <text:p>1526199,46381679</text:p>
          </table:table-cell>
          <table:table-cell office:value-type="float" office:value="2614.05571616277">
            <text:p>2614,0557161628</text:p>
          </table:table-cell>
          <table:table-cell table:number-columns-repeated="5"/>
        </table:table-row>
        <table:table-row table:style-name="ro1">
          <table:table-cell office:value-type="float" office:value="1526199.46381679">
            <text:p>1526199,46381679</text:p>
          </table:table-cell>
          <table:table-cell office:value-type="float" office:value="2614.05571616277">
            <text:p>2614,0557161628</text:p>
          </table:table-cell>
          <table:table-cell table:number-columns-repeated="5"/>
        </table:table-row>
        <table:table-row table:style-name="ro1">
          <table:table-cell office:value-type="float" office:value="1526199.46381679">
            <text:p>1526199,46381679</text:p>
          </table:table-cell>
          <table:table-cell office:value-type="float" office:value="2614.05571616277">
            <text:p>2614,0557161628</text:p>
          </table:table-cell>
          <table:table-cell table:number-columns-repeated="5"/>
        </table:table-row>
        <table:table-row table:style-name="ro1">
          <table:table-cell office:value-type="float" office:value="1526199.46381679">
            <text:p>1526199,46381679</text:p>
          </table:table-cell>
          <table:table-cell office:value-type="float" office:value="2614.05571616277">
            <text:p>2614,0557161628</text:p>
          </table:table-cell>
          <table:table-cell table:number-columns-repeated="5"/>
        </table:table-row>
        <table:table-row table:style-name="ro1">
          <table:table-cell office:value-type="float" office:value="1526199.46381679">
            <text:p>1526199,46381679</text:p>
          </table:table-cell>
          <table:table-cell office:value-type="float" office:value="2614.05571616277">
            <text:p>2614,0557161628</text:p>
          </table:table-cell>
          <table:table-cell table:number-columns-repeated="5"/>
        </table:table-row>
        <table:table-row table:style-name="ro1">
          <table:table-cell office:value-type="float" office:value="1526199.46381679">
            <text:p>1526199,46381679</text:p>
          </table:table-cell>
          <table:table-cell office:value-type="float" office:value="2614.05571616277">
            <text:p>2614,0557161628</text:p>
          </table:table-cell>
          <table:table-cell table:number-columns-repeated="5"/>
        </table:table-row>
        <table:table-row table:style-name="ro1">
          <table:table-cell office:value-type="float" office:value="1526199.46381679">
            <text:p>1526199,46381679</text:p>
          </table:table-cell>
          <table:table-cell office:value-type="float" office:value="2614.05571616277">
            <text:p>2614,0557161628</text:p>
          </table:table-cell>
          <table:table-cell table:number-columns-repeated="5"/>
        </table:table-row>
        <table:table-row table:style-name="ro1">
          <table:table-cell office:value-type="float" office:value="1526199.46381679">
            <text:p>1526199,46381679</text:p>
          </table:table-cell>
          <table:table-cell office:value-type="float" office:value="2614.05571616277">
            <text:p>2614,0557161628</text:p>
          </table:table-cell>
          <table:table-cell table:number-columns-repeated="5"/>
        </table:table-row>
        <table:table-row table:style-name="ro1">
          <table:table-cell office:value-type="float" office:value="1526199.46381679">
            <text:p>1526199,46381679</text:p>
          </table:table-cell>
          <table:table-cell office:value-type="float" office:value="2614.05571616277">
            <text:p>2614,0557161628</text:p>
          </table:table-cell>
          <table:table-cell table:number-columns-repeated="5"/>
        </table:table-row>
        <table:table-row table:style-name="ro1">
          <table:table-cell office:value-type="float" office:value="1526199.46381679">
            <text:p>1526199,46381679</text:p>
          </table:table-cell>
          <table:table-cell office:value-type="float" office:value="2614.05571616277">
            <text:p>2614,0557161628</text:p>
          </table:table-cell>
          <table:table-cell table:number-columns-repeated="5"/>
        </table:table-row>
        <table:table-row table:style-name="ro1">
          <table:table-cell office:value-type="float" office:value="1526199.46381679">
            <text:p>1526199,46381679</text:p>
          </table:table-cell>
          <table:table-cell office:value-type="float" office:value="2614.05571616277">
            <text:p>2614,0557161628</text:p>
          </table:table-cell>
          <table:table-cell table:number-columns-repeated="5"/>
        </table:table-row>
        <table:table-row table:style-name="ro1">
          <table:table-cell office:value-type="float" office:value="1526199.46381679">
            <text:p>1526199,46381679</text:p>
          </table:table-cell>
          <table:table-cell office:value-type="float" office:value="2614.05571616277">
            <text:p>2614,0557161628</text:p>
          </table:table-cell>
          <table:table-cell table:number-columns-repeated="5"/>
        </table:table-row>
        <table:table-row table:style-name="ro1">
          <table:table-cell office:value-type="float" office:value="1526199.46381679">
            <text:p>1526199,46381679</text:p>
          </table:table-cell>
          <table:table-cell office:value-type="float" office:value="2614.05571616277">
            <text:p>2614,0557161628</text:p>
          </table:table-cell>
          <table:table-cell table:number-columns-repeated="5"/>
        </table:table-row>
        <table:table-row table:style-name="ro1">
          <table:table-cell office:value-type="float" office:value="1526199.46381679">
            <text:p>1526199,46381679</text:p>
          </table:table-cell>
          <table:table-cell office:value-type="float" office:value="2614.05571616277">
            <text:p>2614,0557161628</text:p>
          </table:table-cell>
          <table:table-cell table:number-columns-repeated="5"/>
        </table:table-row>
        <table:table-row table:style-name="ro1">
          <table:table-cell office:value-type="float" office:value="1526199.46381679">
            <text:p>1526199,46381679</text:p>
          </table:table-cell>
          <table:table-cell office:value-type="float" office:value="2614.05571616277">
            <text:p>2614,0557161628</text:p>
          </table:table-cell>
          <table:table-cell table:number-columns-repeated="5"/>
        </table:table-row>
        <table:table-row table:style-name="ro1">
          <table:table-cell office:value-type="float" office:value="1526199.46381679">
            <text:p>1526199,46381679</text:p>
          </table:table-cell>
          <table:table-cell office:value-type="float" office:value="2614.05571616277">
            <text:p>2614,0557161628</text:p>
          </table:table-cell>
          <table:table-cell table:number-columns-repeated="5"/>
        </table:table-row>
        <table:table-row table:style-name="ro1">
          <table:table-cell office:value-type="float" office:value="1526199.46381679">
            <text:p>1526199,46381679</text:p>
          </table:table-cell>
          <table:table-cell office:value-type="float" office:value="2614.05571616277">
            <text:p>2614,0557161628</text:p>
          </table:table-cell>
          <table:table-cell table:number-columns-repeated="5"/>
        </table:table-row>
        <table:table-row table:style-name="ro1">
          <table:table-cell office:value-type="float" office:value="1526199.46381679">
            <text:p>1526199,46381679</text:p>
          </table:table-cell>
          <table:table-cell office:value-type="float" office:value="2614.05571616277">
            <text:p>2614,0557161628</text:p>
          </table:table-cell>
          <table:table-cell table:number-columns-repeated="5"/>
        </table:table-row>
        <table:table-row table:style-name="ro1">
          <table:table-cell office:value-type="float" office:value="1526199.46381679">
            <text:p>1526199,46381679</text:p>
          </table:table-cell>
          <table:table-cell office:value-type="float" office:value="2614.05571616277">
            <text:p>2614,0557161628</text:p>
          </table:table-cell>
          <table:table-cell table:number-columns-repeated="5"/>
        </table:table-row>
        <table:table-row table:style-name="ro1">
          <table:table-cell office:value-type="float" office:value="1526199.46381679">
            <text:p>1526199,46381679</text:p>
          </table:table-cell>
          <table:table-cell office:value-type="float" office:value="2614.05571616277">
            <text:p>2614,0557161628</text:p>
          </table:table-cell>
          <table:table-cell table:number-columns-repeated="5"/>
        </table:table-row>
        <table:table-row table:style-name="ro1">
          <table:table-cell office:value-type="float" office:value="1526199.46381679">
            <text:p>1526199,46381679</text:p>
          </table:table-cell>
          <table:table-cell office:value-type="float" office:value="2614.05571616277">
            <text:p>2614,0557161628</text:p>
          </table:table-cell>
          <table:table-cell table:number-columns-repeated="5"/>
        </table:table-row>
        <table:table-row table:style-name="ro1">
          <table:table-cell office:value-type="float" office:value="1526199.46381679">
            <text:p>1526199,46381679</text:p>
          </table:table-cell>
          <table:table-cell office:value-type="float" office:value="2614.05571616277">
            <text:p>2614,0557161628</text:p>
          </table:table-cell>
          <table:table-cell table:number-columns-repeated="5"/>
        </table:table-row>
        <table:table-row table:style-name="ro1">
          <table:table-cell office:value-type="float" office:value="1526199.46381679">
            <text:p>1526199,46381679</text:p>
          </table:table-cell>
          <table:table-cell office:value-type="float" office:value="2614.05571616277">
            <text:p>2614,0557161628</text:p>
          </table:table-cell>
          <table:table-cell table:number-columns-repeated="5"/>
        </table:table-row>
        <table:table-row table:style-name="ro1">
          <table:table-cell office:value-type="float" office:value="1526199.46381679">
            <text:p>1526199,46381679</text:p>
          </table:table-cell>
          <table:table-cell office:value-type="float" office:value="2614.05571616277">
            <text:p>2614,0557161628</text:p>
          </table:table-cell>
          <table:table-cell table:number-columns-repeated="5"/>
        </table:table-row>
        <table:table-row table:style-name="ro1">
          <table:table-cell office:value-type="float" office:value="1526199.46381679">
            <text:p>1526199,46381679</text:p>
          </table:table-cell>
          <table:table-cell office:value-type="float" office:value="2614.05571616277">
            <text:p>2614,0557161628</text:p>
          </table:table-cell>
          <table:table-cell table:number-columns-repeated="5"/>
        </table:table-row>
        <table:table-row table:style-name="ro1">
          <table:table-cell office:value-type="float" office:value="1526199.46381679">
            <text:p>1526199,46381679</text:p>
          </table:table-cell>
          <table:table-cell office:value-type="float" office:value="2614.05571616277">
            <text:p>2614,0557161628</text:p>
          </table:table-cell>
          <table:table-cell table:number-columns-repeated="5"/>
        </table:table-row>
        <table:table-row table:style-name="ro1">
          <table:table-cell office:value-type="float" office:value="1526199.46381679">
            <text:p>1526199,46381679</text:p>
          </table:table-cell>
          <table:table-cell office:value-type="float" office:value="2614.05571616277">
            <text:p>2614,0557161628</text:p>
          </table:table-cell>
          <table:table-cell table:number-columns-repeated="5"/>
        </table:table-row>
        <table:table-row table:style-name="ro1">
          <table:table-cell office:value-type="float" office:value="1526199.46381679">
            <text:p>1526199,46381679</text:p>
          </table:table-cell>
          <table:table-cell office:value-type="float" office:value="2614.05571616277">
            <text:p>2614,0557161628</text:p>
          </table:table-cell>
          <table:table-cell table:number-columns-repeated="5"/>
        </table:table-row>
        <table:table-row table:style-name="ro1">
          <table:table-cell office:value-type="float" office:value="1526199.46381679">
            <text:p>1526199,46381679</text:p>
          </table:table-cell>
          <table:table-cell office:value-type="float" office:value="2614.05571616277">
            <text:p>2614,0557161628</text:p>
          </table:table-cell>
          <table:table-cell table:number-columns-repeated="5"/>
        </table:table-row>
        <table:table-row table:style-name="ro1">
          <table:table-cell office:value-type="float" office:value="1526199.46381679">
            <text:p>1526199,46381679</text:p>
          </table:table-cell>
          <table:table-cell office:value-type="float" office:value="2614.05571616277">
            <text:p>2614,0557161628</text:p>
          </table:table-cell>
          <table:table-cell table:number-columns-repeated="5"/>
        </table:table-row>
        <table:table-row table:style-name="ro1">
          <table:table-cell office:value-type="float" office:value="1526199.46381679">
            <text:p>1526199,46381679</text:p>
          </table:table-cell>
          <table:table-cell office:value-type="float" office:value="2614.05571616277">
            <text:p>2614,0557161628</text:p>
          </table:table-cell>
          <table:table-cell table:number-columns-repeated="5"/>
        </table:table-row>
        <table:table-row table:style-name="ro1">
          <table:table-cell office:value-type="float" office:value="1526199.46381679">
            <text:p>1526199,46381679</text:p>
          </table:table-cell>
          <table:table-cell office:value-type="float" office:value="2614.05571616277">
            <text:p>2614,0557161628</text:p>
          </table:table-cell>
          <table:table-cell table:number-columns-repeated="5"/>
        </table:table-row>
        <table:table-row table:style-name="ro1">
          <table:table-cell office:value-type="float" office:value="1526199.46381679">
            <text:p>1526199,46381679</text:p>
          </table:table-cell>
          <table:table-cell office:value-type="float" office:value="2614.05571616277">
            <text:p>2614,0557161628</text:p>
          </table:table-cell>
          <table:table-cell table:number-columns-repeated="5"/>
        </table:table-row>
        <table:table-row table:style-name="ro1">
          <table:table-cell office:value-type="float" office:value="1526199.46381679">
            <text:p>1526199,46381679</text:p>
          </table:table-cell>
          <table:table-cell office:value-type="float" office:value="2614.05571616277">
            <text:p>2614,0557161628</text:p>
          </table:table-cell>
          <table:table-cell table:number-columns-repeated="5"/>
        </table:table-row>
        <table:table-row table:style-name="ro1">
          <table:table-cell office:value-type="float" office:value="1526199.46381679">
            <text:p>1526199,46381679</text:p>
          </table:table-cell>
          <table:table-cell office:value-type="float" office:value="2614.05571616277">
            <text:p>2614,0557161628</text:p>
          </table:table-cell>
          <table:table-cell table:number-columns-repeated="5"/>
        </table:table-row>
        <table:table-row table:style-name="ro1">
          <table:table-cell office:value-type="float" office:value="1526199.46381679">
            <text:p>1526199,46381679</text:p>
          </table:table-cell>
          <table:table-cell office:value-type="float" office:value="2614.05571616277">
            <text:p>2614,0557161628</text:p>
          </table:table-cell>
          <table:table-cell table:number-columns-repeated="5"/>
        </table:table-row>
        <table:table-row table:style-name="ro1">
          <table:table-cell office:value-type="float" office:value="1526199.46381679">
            <text:p>1526199,46381679</text:p>
          </table:table-cell>
          <table:table-cell office:value-type="float" office:value="2614.05571616277">
            <text:p>2614,0557161628</text:p>
          </table:table-cell>
          <table:table-cell table:number-columns-repeated="5"/>
        </table:table-row>
        <table:table-row table:style-name="ro1">
          <table:table-cell office:value-type="float" office:value="1530199.46381679">
            <text:p>1530199,46381679</text:p>
          </table:table-cell>
          <table:table-cell office:value-type="float" office:value="2614.05571616277">
            <text:p>2614,0557161628</text:p>
          </table:table-cell>
          <table:table-cell table:number-columns-repeated="5"/>
        </table:table-row>
        <table:table-row table:style-name="ro1">
          <table:table-cell office:value-type="float" office:value="1530199.46381679">
            <text:p>1530199,46381679</text:p>
          </table:table-cell>
          <table:table-cell office:value-type="float" office:value="2614.05571616277">
            <text:p>2614,0557161628</text:p>
          </table:table-cell>
          <table:table-cell table:number-columns-repeated="5"/>
        </table:table-row>
        <table:table-row table:style-name="ro1">
          <table:table-cell office:value-type="float" office:value="1530199.46381679">
            <text:p>1530199,46381679</text:p>
          </table:table-cell>
          <table:table-cell office:value-type="float" office:value="2614.05571616277">
            <text:p>2614,0557161628</text:p>
          </table:table-cell>
          <table:table-cell table:number-columns-repeated="5"/>
        </table:table-row>
        <table:table-row table:style-name="ro1">
          <table:table-cell office:value-type="float" office:value="1530199.46381679">
            <text:p>1530199,46381679</text:p>
          </table:table-cell>
          <table:table-cell office:value-type="float" office:value="2614.05571616277">
            <text:p>2614,0557161628</text:p>
          </table:table-cell>
          <table:table-cell table:number-columns-repeated="5"/>
        </table:table-row>
        <table:table-row table:style-name="ro1">
          <table:table-cell office:value-type="float" office:value="1530199.46381679">
            <text:p>1530199,46381679</text:p>
          </table:table-cell>
          <table:table-cell office:value-type="float" office:value="2614.05571616277">
            <text:p>2614,0557161628</text:p>
          </table:table-cell>
          <table:table-cell table:number-columns-repeated="5"/>
        </table:table-row>
        <table:table-row table:style-name="ro1">
          <table:table-cell office:value-type="float" office:value="1530199.46381679">
            <text:p>1530199,46381679</text:p>
          </table:table-cell>
          <table:table-cell office:value-type="float" office:value="2614.05571616277">
            <text:p>2614,0557161628</text:p>
          </table:table-cell>
          <table:table-cell table:number-columns-repeated="5"/>
        </table:table-row>
        <table:table-row table:style-name="ro1">
          <table:table-cell office:value-type="float" office:value="1530199.46381679">
            <text:p>1530199,46381679</text:p>
          </table:table-cell>
          <table:table-cell office:value-type="float" office:value="2614.05571616277">
            <text:p>2614,0557161628</text:p>
          </table:table-cell>
          <table:table-cell table:number-columns-repeated="5"/>
        </table:table-row>
        <table:table-row table:style-name="ro1">
          <table:table-cell office:value-type="float" office:value="1530199.46381679">
            <text:p>1530199,46381679</text:p>
          </table:table-cell>
          <table:table-cell office:value-type="float" office:value="2614.05571616277">
            <text:p>2614,0557161628</text:p>
          </table:table-cell>
          <table:table-cell table:number-columns-repeated="5"/>
        </table:table-row>
        <table:table-row table:style-name="ro1">
          <table:table-cell office:value-type="float" office:value="1530199.46381679">
            <text:p>1530199,46381679</text:p>
          </table:table-cell>
          <table:table-cell office:value-type="float" office:value="2614.05571616277">
            <text:p>2614,0557161628</text:p>
          </table:table-cell>
          <table:table-cell table:number-columns-repeated="5"/>
        </table:table-row>
        <table:table-row table:style-name="ro1">
          <table:table-cell office:value-type="float" office:value="1530199.46381679">
            <text:p>1530199,46381679</text:p>
          </table:table-cell>
          <table:table-cell office:value-type="float" office:value="2614.05571616277">
            <text:p>2614,0557161628</text:p>
          </table:table-cell>
          <table:table-cell table:number-columns-repeated="5"/>
        </table:table-row>
        <table:table-row table:style-name="ro1">
          <table:table-cell office:value-type="float" office:value="1530199.46381679">
            <text:p>1530199,46381679</text:p>
          </table:table-cell>
          <table:table-cell office:value-type="float" office:value="2614.05571616277">
            <text:p>2614,0557161628</text:p>
          </table:table-cell>
          <table:table-cell table:number-columns-repeated="5"/>
        </table:table-row>
        <table:table-row table:style-name="ro1">
          <table:table-cell office:value-type="float" office:value="1530199.46381679">
            <text:p>1530199,46381679</text:p>
          </table:table-cell>
          <table:table-cell office:value-type="float" office:value="2614.05571616277">
            <text:p>2614,0557161628</text:p>
          </table:table-cell>
          <table:table-cell table:number-columns-repeated="5"/>
        </table:table-row>
        <table:table-row table:style-name="ro1">
          <table:table-cell office:value-type="float" office:value="1530199.46381679">
            <text:p>1530199,46381679</text:p>
          </table:table-cell>
          <table:table-cell office:value-type="float" office:value="2614.05571616277">
            <text:p>2614,0557161628</text:p>
          </table:table-cell>
          <table:table-cell table:number-columns-repeated="5"/>
        </table:table-row>
        <table:table-row table:style-name="ro1">
          <table:table-cell office:value-type="float" office:value="1530199.46381679">
            <text:p>1530199,46381679</text:p>
          </table:table-cell>
          <table:table-cell office:value-type="float" office:value="2614.05571616277">
            <text:p>2614,0557161628</text:p>
          </table:table-cell>
          <table:table-cell table:number-columns-repeated="5"/>
        </table:table-row>
        <table:table-row table:style-name="ro1">
          <table:table-cell office:value-type="float" office:value="1530199.46381679">
            <text:p>1530199,46381679</text:p>
          </table:table-cell>
          <table:table-cell office:value-type="float" office:value="2614.05571616277">
            <text:p>2614,0557161628</text:p>
          </table:table-cell>
          <table:table-cell table:number-columns-repeated="5"/>
        </table:table-row>
        <table:table-row table:style-name="ro1">
          <table:table-cell office:value-type="float" office:value="1530199.46381679">
            <text:p>1530199,46381679</text:p>
          </table:table-cell>
          <table:table-cell office:value-type="float" office:value="2614.05571616277">
            <text:p>2614,0557161628</text:p>
          </table:table-cell>
          <table:table-cell table:number-columns-repeated="5"/>
        </table:table-row>
        <table:table-row table:style-name="ro1">
          <table:table-cell office:value-type="float" office:value="1530199.46381679">
            <text:p>1530199,46381679</text:p>
          </table:table-cell>
          <table:table-cell office:value-type="float" office:value="2614.05571616277">
            <text:p>2614,0557161628</text:p>
          </table:table-cell>
          <table:table-cell table:number-columns-repeated="5"/>
        </table:table-row>
        <table:table-row table:style-name="ro1">
          <table:table-cell office:value-type="float" office:value="1530199.46381679">
            <text:p>1530199,46381679</text:p>
          </table:table-cell>
          <table:table-cell office:value-type="float" office:value="2614.05571616277">
            <text:p>2614,0557161628</text:p>
          </table:table-cell>
          <table:table-cell table:number-columns-repeated="5"/>
        </table:table-row>
        <table:table-row table:style-name="ro1">
          <table:table-cell office:value-type="float" office:value="1530199.46381679">
            <text:p>1530199,46381679</text:p>
          </table:table-cell>
          <table:table-cell office:value-type="float" office:value="2614.05571616277">
            <text:p>2614,0557161628</text:p>
          </table:table-cell>
          <table:table-cell table:number-columns-repeated="5"/>
        </table:table-row>
        <table:table-row table:style-name="ro1">
          <table:table-cell office:value-type="float" office:value="1530199.46381679">
            <text:p>1530199,46381679</text:p>
          </table:table-cell>
          <table:table-cell office:value-type="float" office:value="2614.05571616277">
            <text:p>2614,0557161628</text:p>
          </table:table-cell>
          <table:table-cell table:number-columns-repeated="5"/>
        </table:table-row>
        <table:table-row table:style-name="ro1">
          <table:table-cell office:value-type="float" office:value="1530199.46381679">
            <text:p>1530199,46381679</text:p>
          </table:table-cell>
          <table:table-cell office:value-type="float" office:value="2614.05571616277">
            <text:p>2614,0557161628</text:p>
          </table:table-cell>
          <table:table-cell table:number-columns-repeated="5"/>
        </table:table-row>
      </table:table>
      <table:table table:name="Arkusz1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Arkusz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2">22.05.2016</text:date>, <text:time>19:24:0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9T21:15:03.08</meta:creation-date>
    <dc:date>2016-05-22T19:24:07.02</dc:date>
    <meta:editing-duration>P1DT23H21M55S</meta:editing-duration>
    <meta:editing-cycles>3</meta:editing-cycles>
    <meta:generator>OpenOffice/4.1.0$Win32 OpenOffice.org_project/410m18$Build-9764</meta:generator>
    <meta:document-statistic meta:table-count="8" meta:cell-count="510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873cm" svg:height="13.863cm" xlink:href=".." xlink:type="simple" chart:class="chart:line" chart:style-name="ch1">
        <chart:legend chart:legend-position="end" svg:x="21.836cm" svg:y="6.357cm" style:legend-expansion="high" chart:style-name="ch2"/>
        <chart:plot-area chart:style-name="ch3" table:cell-range-address="Arkusz1_2.A1:Arkusz1_2.B100" svg:x="0.947cm" svg:y="1.243cm" svg:width="19.895cm" svg:height="11.923cm">
          <chartooo:coordinate-region svg:x="1.568cm" svg:y="1.455cm" svg:width="19.274cm" svg:height="10.61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1_2.A1:Arkusz1_2.A100" chart:class="chart:line">
            <chart:data-point chart:repeated="100"/>
          </chart:series>
          <chart:series chart:style-name="ch7" chart:values-cell-range-address="Arkusz1_2.B1:Arkusz1_2.B100" chart:class="chart:line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Arkusz1_2.A1:Arkusz1_2.A100</svg:desc>
                </draw:g>
              </table:table-cell>
              <table:table-cell office:value-type="float" office:value="NaN">
                <text:p>NaN</text:p>
                <draw:g>
                  <svg:desc>Arkusz1_2.B1:Arkusz1_2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000" chart:maximum="25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84cm" svg:height="14.87cm" xlink:href=".." xlink:type="simple" chart:class="chart:scatter" chart:column-mapping="1 0" chart:style-name="ch1">
        <chart:legend chart:legend-position="end" svg:x="21.803cm" svg:y="7.123cm" style:legend-expansion="high" chart:style-name="ch2"/>
        <chart:plot-area chart:style-name="ch3" table:cell-range-address="Arkusz1_3.A1:Arkusz1_3.B100" svg:x="0.946cm" svg:y="1.323cm" svg:width="19.865cm" svg:height="12.83cm">
          <chartooo:coordinate-region svg:x="2.493cm" svg:y="1.535cm" svg:width="17.761cm" svg:height="11.94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rkusz1_3.A1:Arkusz1_3.A100" chart:class="chart:scatter">
            <chart:domain table:cell-range-address="Arkusz1_3.B1:Arkusz1_3.B100"/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68822">
                <text:p>868822</text:p>
                <draw:g>
                  <svg:desc>Arkusz1_3.B1:Arkusz1_3.B100</svg:desc>
                </draw:g>
              </table:table-cell>
              <table:table-cell office:value-type="float" office:value="1571105.70809283">
                <text:p>1571105.70809283</text:p>
                <draw:g>
                  <svg:desc>Arkusz1_3.A1:Arkusz1_3.A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18418">
                <text:p>818418</text:p>
              </table:table-cell>
              <table:table-cell office:value-type="float" office:value="1624065.14284841">
                <text:p>1624065.142848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14219">
                <text:p>814219</text:p>
              </table:table-cell>
              <table:table-cell office:value-type="float" office:value="1677023.57760399">
                <text:p>1677023.577603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6321">
                <text:p>806321</text:p>
              </table:table-cell>
              <table:table-cell office:value-type="float" office:value="1729984.01235956">
                <text:p>1729984.012359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1624">
                <text:p>801624</text:p>
              </table:table-cell>
              <table:table-cell office:value-type="float" office:value="1782942.94711514">
                <text:p>1782942.947115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97925.000000001">
                <text:p>797925.000000001</text:p>
              </table:table-cell>
              <table:table-cell office:value-type="float" office:value="1835899.88187072">
                <text:p>1835899.881870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94226">
                <text:p>794226</text:p>
              </table:table-cell>
              <table:table-cell office:value-type="float" office:value="1888862.3166263">
                <text:p>1888862.31662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94226">
                <text:p>794226</text:p>
              </table:table-cell>
              <table:table-cell office:value-type="float" office:value="1916233.16636321">
                <text:p>1916233.166363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94225.999999999">
                <text:p>794225.999999999</text:p>
              </table:table-cell>
              <table:table-cell office:value-type="float" office:value="1994778.68613745">
                <text:p>1994778.686137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94226">
                <text:p>794226</text:p>
              </table:table-cell>
              <table:table-cell office:value-type="float" office:value="1879334.74619615">
                <text:p>1879334.746196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4226">
                <text:p>794226</text:p>
              </table:table-cell>
              <table:table-cell office:value-type="float" office:value="1918564.51686019">
                <text:p>1918564.516860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94226">
                <text:p>794226</text:p>
              </table:table-cell>
              <table:table-cell office:value-type="float" office:value="1978427.31002763">
                <text:p>1978427.310027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94226">
                <text:p>794226</text:p>
              </table:table-cell>
              <table:table-cell office:value-type="float" office:value="1895039.11876336">
                <text:p>1895039.118763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94226">
                <text:p>794226</text:p>
              </table:table-cell>
              <table:table-cell office:value-type="float" office:value="1984910.19362847">
                <text:p>1984910.193628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94226">
                <text:p>794226</text:p>
              </table:table-cell>
              <table:table-cell office:value-type="float" office:value="1948011.7734614">
                <text:p>1948011.77346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94226">
                <text:p>794226</text:p>
              </table:table-cell>
              <table:table-cell office:value-type="float" office:value="1954864.51902602">
                <text:p>1954864.519026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94226">
                <text:p>794226</text:p>
              </table:table-cell>
              <table:table-cell office:value-type="float" office:value="1902897.53719776">
                <text:p>1902897.537197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94226">
                <text:p>794226</text:p>
              </table:table-cell>
              <table:table-cell office:value-type="float" office:value="1951934.75052781">
                <text:p>1951934.750527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94226">
                <text:p>794226</text:p>
              </table:table-cell>
              <table:table-cell office:value-type="float" office:value="1979408.05429423">
                <text:p>1979408.054294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94226">
                <text:p>794226</text:p>
              </table:table-cell>
              <table:table-cell office:value-type="float" office:value="1889142.18886216">
                <text:p>1889142.188862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94226">
                <text:p>794226</text:p>
              </table:table-cell>
              <table:table-cell office:value-type="float" office:value="1923110.84053101">
                <text:p>1923110.840531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94226">
                <text:p>794226</text:p>
              </table:table-cell>
              <table:table-cell office:value-type="float" office:value="1940190.74793178">
                <text:p>1940190.747931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94226">
                <text:p>794226</text:p>
              </table:table-cell>
              <table:table-cell office:value-type="float" office:value="1939185.07506199">
                <text:p>1939185.075061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94226">
                <text:p>794226</text:p>
              </table:table-cell>
              <table:table-cell office:value-type="float" office:value="1958799.96039401">
                <text:p>1958799.960394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94226">
                <text:p>794226</text:p>
              </table:table-cell>
              <table:table-cell office:value-type="float" office:value="1903471.02659581">
                <text:p>1903471.026595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94226">
                <text:p>794226</text:p>
              </table:table-cell>
              <table:table-cell office:value-type="float" office:value="1903471.02659581">
                <text:p>1903471.026595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94226">
                <text:p>794226</text:p>
              </table:table-cell>
              <table:table-cell office:value-type="float" office:value="1937223.58652879">
                <text:p>1937223.586528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94226">
                <text:p>794226</text:p>
              </table:table-cell>
              <table:table-cell office:value-type="float" office:value="1927416.14386278">
                <text:p>1927416.143862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94226">
                <text:p>794226</text:p>
              </table:table-cell>
              <table:table-cell office:value-type="float" office:value="1927416.14386278">
                <text:p>1927416.143862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94226">
                <text:p>794226</text:p>
              </table:table-cell>
              <table:table-cell office:value-type="float" office:value="1927416.14386278">
                <text:p>1927416.143862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94226">
                <text:p>794226</text:p>
              </table:table-cell>
              <table:table-cell office:value-type="float" office:value="1927416.14386278">
                <text:p>1927416.143862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94226">
                <text:p>794226</text:p>
              </table:table-cell>
              <table:table-cell office:value-type="float" office:value="1927416.14386278">
                <text:p>1927416.143862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94226">
                <text:p>794226</text:p>
              </table:table-cell>
              <table:table-cell office:value-type="float" office:value="1927416.14386278">
                <text:p>1927416.143862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94226">
                <text:p>794226</text:p>
              </table:table-cell>
              <table:table-cell office:value-type="float" office:value="1927416.14386278">
                <text:p>1927416.143862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94226">
                <text:p>794226</text:p>
              </table:table-cell>
              <table:table-cell office:value-type="float" office:value="1927416.14386278">
                <text:p>1927416.143862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94226">
                <text:p>794226</text:p>
              </table:table-cell>
              <table:table-cell office:value-type="float" office:value="1927416.14386278">
                <text:p>1927416.143862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94226">
                <text:p>794226</text:p>
              </table:table-cell>
              <table:table-cell office:value-type="float" office:value="1927416.14386278">
                <text:p>1927416.143862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94226">
                <text:p>794226</text:p>
              </table:table-cell>
              <table:table-cell office:value-type="float" office:value="1942700.79725985">
                <text:p>1942700.797259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94226">
                <text:p>794226</text:p>
              </table:table-cell>
              <table:table-cell office:value-type="float" office:value="1926422.93529459">
                <text:p>1926422.935294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4226">
                <text:p>794226</text:p>
              </table:table-cell>
              <table:table-cell office:value-type="float" office:value="1964671.96169202">
                <text:p>1964671.961692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94226">
                <text:p>794226</text:p>
              </table:table-cell>
              <table:table-cell office:value-type="float" office:value="1964671.96169202">
                <text:p>1964671.961692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94226">
                <text:p>794226</text:p>
              </table:table-cell>
              <table:table-cell office:value-type="float" office:value="1964671.96169202">
                <text:p>1964671.961692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94226">
                <text:p>794226</text:p>
              </table:table-cell>
              <table:table-cell office:value-type="float" office:value="1964671.96169202">
                <text:p>1964671.961692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94226">
                <text:p>794226</text:p>
              </table:table-cell>
              <table:table-cell office:value-type="float" office:value="1964671.96169202">
                <text:p>1964671.961692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94226">
                <text:p>794226</text:p>
              </table:table-cell>
              <table:table-cell office:value-type="float" office:value="1964671.96169202">
                <text:p>1964671.961692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94226">
                <text:p>794226</text:p>
              </table:table-cell>
              <table:table-cell office:value-type="float" office:value="1964671.96169202">
                <text:p>1964671.961692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94226">
                <text:p>794226</text:p>
              </table:table-cell>
              <table:table-cell office:value-type="float" office:value="1964671.96169202">
                <text:p>1964671.961692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94226">
                <text:p>794226</text:p>
              </table:table-cell>
              <table:table-cell office:value-type="float" office:value="1964671.96169202">
                <text:p>1964671.961692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94226">
                <text:p>794226</text:p>
              </table:table-cell>
              <table:table-cell office:value-type="float" office:value="1945082.00496319">
                <text:p>1945082.004963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94226">
                <text:p>794226</text:p>
              </table:table-cell>
              <table:table-cell office:value-type="float" office:value="1964671.96169202">
                <text:p>1964671.961692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94226">
                <text:p>794226</text:p>
              </table:table-cell>
              <table:table-cell office:value-type="float" office:value="1964671.96169202">
                <text:p>1964671.961692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94226">
                <text:p>794226</text:p>
              </table:table-cell>
              <table:table-cell office:value-type="float" office:value="1961742.19319382">
                <text:p>1961742.193193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94226">
                <text:p>794226</text:p>
              </table:table-cell>
              <table:table-cell office:value-type="float" office:value="1913648.33122559">
                <text:p>1913648.331225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94226">
                <text:p>794226</text:p>
              </table:table-cell>
              <table:table-cell office:value-type="float" office:value="1913648.33122559">
                <text:p>1913648.331225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94226">
                <text:p>794226</text:p>
              </table:table-cell>
              <table:table-cell office:value-type="float" office:value="1944101.26069659">
                <text:p>1944101.260696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94226">
                <text:p>794226</text:p>
              </table:table-cell>
              <table:table-cell office:value-type="float" office:value="1944101.26069659">
                <text:p>1944101.260696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94226">
                <text:p>794226</text:p>
              </table:table-cell>
              <table:table-cell office:value-type="float" office:value="1944101.26069659">
                <text:p>1944101.260696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94226">
                <text:p>794226</text:p>
              </table:table-cell>
              <table:table-cell office:value-type="float" office:value="1944101.26069659">
                <text:p>1944101.260696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94226">
                <text:p>794226</text:p>
              </table:table-cell>
              <table:table-cell office:value-type="float" office:value="1944101.26069659">
                <text:p>1944101.260696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94226">
                <text:p>794226</text:p>
              </table:table-cell>
              <table:table-cell office:value-type="float" office:value="1944101.26069659">
                <text:p>1944101.260696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94226">
                <text:p>794226</text:p>
              </table:table-cell>
              <table:table-cell office:value-type="float" office:value="1944101.26069659">
                <text:p>1944101.2606965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94226">
                <text:p>794226</text:p>
              </table:table-cell>
              <table:table-cell office:value-type="float" office:value="1944101.26069659">
                <text:p>1944101.260696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94226">
                <text:p>794226</text:p>
              </table:table-cell>
              <table:table-cell office:value-type="float" office:value="1944101.26069659">
                <text:p>1944101.2606965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94226">
                <text:p>794226</text:p>
              </table:table-cell>
              <table:table-cell office:value-type="float" office:value="1944101.26069659">
                <text:p>1944101.260696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94226">
                <text:p>794226</text:p>
              </table:table-cell>
              <table:table-cell office:value-type="float" office:value="1944101.26069659">
                <text:p>1944101.260696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94226">
                <text:p>794226</text:p>
              </table:table-cell>
              <table:table-cell office:value-type="float" office:value="1944101.26069659">
                <text:p>1944101.260696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94226">
                <text:p>794226</text:p>
              </table:table-cell>
              <table:table-cell office:value-type="float" office:value="1944101.26069659">
                <text:p>1944101.2606965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94226">
                <text:p>794226</text:p>
              </table:table-cell>
              <table:table-cell office:value-type="float" office:value="1944101.26069659">
                <text:p>1944101.2606965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94226">
                <text:p>794226</text:p>
              </table:table-cell>
              <table:table-cell office:value-type="float" office:value="1944101.26069659">
                <text:p>1944101.260696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94226">
                <text:p>794226</text:p>
              </table:table-cell>
              <table:table-cell office:value-type="float" office:value="1944101.26069659">
                <text:p>1944101.260696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94226">
                <text:p>794226</text:p>
              </table:table-cell>
              <table:table-cell office:value-type="float" office:value="1944101.26069659">
                <text:p>1944101.2606965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94226">
                <text:p>794226</text:p>
              </table:table-cell>
              <table:table-cell office:value-type="float" office:value="1944101.26069659">
                <text:p>1944101.2606965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94226">
                <text:p>794226</text:p>
              </table:table-cell>
              <table:table-cell office:value-type="float" office:value="1944101.26069659">
                <text:p>1944101.260696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94226">
                <text:p>794226</text:p>
              </table:table-cell>
              <table:table-cell office:value-type="float" office:value="1944101.26069659">
                <text:p>1944101.260696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94226">
                <text:p>794226</text:p>
              </table:table-cell>
              <table:table-cell office:value-type="float" office:value="1944101.26069659">
                <text:p>1944101.2606965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94226">
                <text:p>794226</text:p>
              </table:table-cell>
              <table:table-cell office:value-type="float" office:value="1944101.26069659">
                <text:p>1944101.2606965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94226">
                <text:p>794226</text:p>
              </table:table-cell>
              <table:table-cell office:value-type="float" office:value="1944101.26069659">
                <text:p>1944101.260696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94226">
                <text:p>794226</text:p>
              </table:table-cell>
              <table:table-cell office:value-type="float" office:value="1944101.26069659">
                <text:p>1944101.2606965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4226">
                <text:p>794226</text:p>
              </table:table-cell>
              <table:table-cell office:value-type="float" office:value="1944101.26069659">
                <text:p>1944101.2606965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4226">
                <text:p>794226</text:p>
              </table:table-cell>
              <table:table-cell office:value-type="float" office:value="1944101.26069659">
                <text:p>1944101.2606965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94226">
                <text:p>794226</text:p>
              </table:table-cell>
              <table:table-cell office:value-type="float" office:value="1944101.26069659">
                <text:p>1944101.2606965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94226">
                <text:p>794226</text:p>
              </table:table-cell>
              <table:table-cell office:value-type="float" office:value="1944101.26069659">
                <text:p>1944101.2606965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94226">
                <text:p>794226</text:p>
              </table:table-cell>
              <table:table-cell office:value-type="float" office:value="1944101.26069659">
                <text:p>1944101.2606965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94226">
                <text:p>794226</text:p>
              </table:table-cell>
              <table:table-cell office:value-type="float" office:value="1944101.26069659">
                <text:p>1944101.2606965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94226">
                <text:p>794226</text:p>
              </table:table-cell>
              <table:table-cell office:value-type="float" office:value="1944101.26069659">
                <text:p>1944101.260696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94226">
                <text:p>794226</text:p>
              </table:table-cell>
              <table:table-cell office:value-type="float" office:value="1944101.26069659">
                <text:p>1944101.2606965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94226">
                <text:p>794226</text:p>
              </table:table-cell>
              <table:table-cell office:value-type="float" office:value="1944101.26069659">
                <text:p>1944101.2606965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94226">
                <text:p>794226</text:p>
              </table:table-cell>
              <table:table-cell office:value-type="float" office:value="1944101.26069659">
                <text:p>1944101.2606965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94226">
                <text:p>794226</text:p>
              </table:table-cell>
              <table:table-cell office:value-type="float" office:value="1944101.26069659">
                <text:p>1944101.260696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94226">
                <text:p>794226</text:p>
              </table:table-cell>
              <table:table-cell office:value-type="float" office:value="1944101.26069659">
                <text:p>1944101.2606965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94226">
                <text:p>794226</text:p>
              </table:table-cell>
              <table:table-cell office:value-type="float" office:value="1944101.26069659">
                <text:p>1944101.2606965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94226">
                <text:p>794226</text:p>
              </table:table-cell>
              <table:table-cell office:value-type="float" office:value="1944101.26069659">
                <text:p>1944101.2606965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94226">
                <text:p>794226</text:p>
              </table:table-cell>
              <table:table-cell office:value-type="float" office:value="1944101.26069659">
                <text:p>1944101.260696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94226">
                <text:p>794226</text:p>
              </table:table-cell>
              <table:table-cell office:value-type="float" office:value="1944101.26069659">
                <text:p>1944101.2606965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94226">
                <text:p>794226</text:p>
              </table:table-cell>
              <table:table-cell office:value-type="float" office:value="1944101.26069659">
                <text:p>1944101.2606965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94226">
                <text:p>794226</text:p>
              </table:table-cell>
              <table:table-cell office:value-type="float" office:value="1944101.26069659">
                <text:p>1944101.2606965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94226">
                <text:p>794226</text:p>
              </table:table-cell>
              <table:table-cell office:value-type="float" office:value="1944101.26069659">
                <text:p>1944101.2606965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94226">
                <text:p>794226</text:p>
              </table:table-cell>
              <table:table-cell office:value-type="float" office:value="1944101.26069659">
                <text:p>1944101.2606965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94226">
                <text:p>794226</text:p>
              </table:table-cell>
              <table:table-cell office:value-type="float" office:value="1944101.26069659">
                <text:p>1944101.260696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94226">
                <text:p>794226</text:p>
              </table:table-cell>
              <table:table-cell office:value-type="float" office:value="1944101.26069659">
                <text:p>1944101.260696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201cm" svg:height="12.3cm" xlink:href=".." xlink:type="simple" chart:class="chart:scatter" chart:column-mapping="1 0" chart:style-name="ch1">
        <chart:legend chart:legend-position="end" svg:x="15.164cm" svg:y="5.838cm" style:legend-expansion="high" chart:style-name="ch2"/>
        <chart:plot-area chart:style-name="ch3" table:cell-range-address="Arkusz1_4.A1:Arkusz1_4.B100" svg:x="0.814cm" svg:y="1.119cm" svg:width="13.622cm" svg:height="10.515cm">
          <chartooo:coordinate-region svg:x="2.361cm" svg:y="1.331cm" svg:width="11.61cm" svg:height="9.6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1_4.A1:Arkusz1_4.A100" chart:class="chart:scatter">
            <chart:domain table:cell-range-address="Arkusz1_4.B1:Arkusz1_4.B100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603.77149711314">
                <text:p>9603.77149711314</text:p>
                <draw:g>
                  <svg:desc>Arkusz1_4.B1:Arkusz1_4.B100</svg:desc>
                </draw:g>
              </table:table-cell>
              <table:table-cell office:value-type="float" office:value="991845.573659285">
                <text:p>991845.573659285</text:p>
                <draw:g>
                  <svg:desc>Arkusz1_4.A1:Arkusz1_4.A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14.0557161628">
                <text:p>2614.0557161628</text:p>
              </table:table-cell>
              <table:table-cell office:value-type="float" office:value="1015599.46381679">
                <text:p>1015599.463816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14.0557161628">
                <text:p>2614.0557161628</text:p>
              </table:table-cell>
              <table:table-cell office:value-type="float" office:value="1039699.46381679">
                <text:p>1039699.463816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14.05571616278">
                <text:p>2614.05571616278</text:p>
              </table:table-cell>
              <table:table-cell office:value-type="float" office:value="1049499.46381679">
                <text:p>1049499.463816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14.05571616278">
                <text:p>2614.05571616278</text:p>
              </table:table-cell>
              <table:table-cell office:value-type="float" office:value="1062899.46381679">
                <text:p>1062899.463816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14.05571616278">
                <text:p>2614.05571616278</text:p>
              </table:table-cell>
              <table:table-cell office:value-type="float" office:value="1062899.46381679">
                <text:p>1062899.463816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14.05571616278">
                <text:p>2614.05571616278</text:p>
              </table:table-cell>
              <table:table-cell office:value-type="float" office:value="1062899.46381679">
                <text:p>1062899.463816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14.09919253172">
                <text:p>2614.09919253172</text:p>
              </table:table-cell>
              <table:table-cell office:value-type="float" office:value="1062899.03904954">
                <text:p>1062899.039049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14.05571616278">
                <text:p>2614.05571616278</text:p>
              </table:table-cell>
              <table:table-cell office:value-type="float" office:value="1062899.46381679">
                <text:p>1062899.463816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14.09919253172">
                <text:p>2614.09919253172</text:p>
              </table:table-cell>
              <table:table-cell office:value-type="float" office:value="1062899.03904954">
                <text:p>1062899.039049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14.05571616278">
                <text:p>2614.05571616278</text:p>
              </table:table-cell>
              <table:table-cell office:value-type="float" office:value="1062899.46381679">
                <text:p>1062899.463816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14.05571616278">
                <text:p>2614.05571616278</text:p>
              </table:table-cell>
              <table:table-cell office:value-type="float" office:value="1062899.46381679">
                <text:p>1062899.463816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14.09919253172">
                <text:p>2614.09919253172</text:p>
              </table:table-cell>
              <table:table-cell office:value-type="float" office:value="1062899.03904954">
                <text:p>1062899.039049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14.09919253172">
                <text:p>2614.09919253172</text:p>
              </table:table-cell>
              <table:table-cell office:value-type="float" office:value="1062899.03904954">
                <text:p>1062899.039049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14.09919253172">
                <text:p>2614.09919253172</text:p>
              </table:table-cell>
              <table:table-cell office:value-type="float" office:value="1062899.03904954">
                <text:p>1062899.039049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14.09919253172">
                <text:p>2614.09919253172</text:p>
              </table:table-cell>
              <table:table-cell office:value-type="float" office:value="1062899.03904954">
                <text:p>1062899.039049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14.09919253172">
                <text:p>2614.09919253172</text:p>
              </table:table-cell>
              <table:table-cell office:value-type="float" office:value="1062899.03904954">
                <text:p>1062899.039049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14.09919253172">
                <text:p>2614.09919253172</text:p>
              </table:table-cell>
              <table:table-cell office:value-type="float" office:value="1062899.03904954">
                <text:p>1062899.039049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14.09919253172">
                <text:p>2614.09919253172</text:p>
              </table:table-cell>
              <table:table-cell office:value-type="float" office:value="1062899.03904954">
                <text:p>1062899.039049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14.09919253172">
                <text:p>2614.09919253172</text:p>
              </table:table-cell>
              <table:table-cell office:value-type="float" office:value="1062899.03904954">
                <text:p>1062899.039049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14.09919253172">
                <text:p>2614.09919253172</text:p>
              </table:table-cell>
              <table:table-cell office:value-type="float" office:value="1062899.03904954">
                <text:p>1062899.039049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14.09919253172">
                <text:p>2614.09919253172</text:p>
              </table:table-cell>
              <table:table-cell office:value-type="float" office:value="1062899.03904954">
                <text:p>1062899.039049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14.09919253172">
                <text:p>2614.09919253172</text:p>
              </table:table-cell>
              <table:table-cell office:value-type="float" office:value="1062899.03904954">
                <text:p>1062899.039049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14.05571616277">
                <text:p>2614.05571616277</text:p>
              </table:table-cell>
              <table:table-cell office:value-type="float" office:value="1526199.46381679">
                <text:p>1526199.463816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14.05571616277">
                <text:p>2614.05571616277</text:p>
              </table:table-cell>
              <table:table-cell office:value-type="float" office:value="1526199.46381679">
                <text:p>1526199.463816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14.05571616277">
                <text:p>2614.05571616277</text:p>
              </table:table-cell>
              <table:table-cell office:value-type="float" office:value="1526199.46381679">
                <text:p>1526199.463816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14.05571616277">
                <text:p>2614.05571616277</text:p>
              </table:table-cell>
              <table:table-cell office:value-type="float" office:value="1526199.46381679">
                <text:p>1526199.463816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14.05571616277">
                <text:p>2614.05571616277</text:p>
              </table:table-cell>
              <table:table-cell office:value-type="float" office:value="1526199.46381679">
                <text:p>1526199.463816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14.05571616277">
                <text:p>2614.05571616277</text:p>
              </table:table-cell>
              <table:table-cell office:value-type="float" office:value="1526199.46381679">
                <text:p>1526199.463816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14.05571616277">
                <text:p>2614.05571616277</text:p>
              </table:table-cell>
              <table:table-cell office:value-type="float" office:value="1526199.46381679">
                <text:p>1526199.463816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14.05571616277">
                <text:p>2614.05571616277</text:p>
              </table:table-cell>
              <table:table-cell office:value-type="float" office:value="1526199.46381679">
                <text:p>1526199.463816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14.05571616277">
                <text:p>2614.05571616277</text:p>
              </table:table-cell>
              <table:table-cell office:value-type="float" office:value="1526199.46381679">
                <text:p>1526199.463816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614.05571616277">
                <text:p>2614.05571616277</text:p>
              </table:table-cell>
              <table:table-cell office:value-type="float" office:value="1526199.46381679">
                <text:p>1526199.463816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614.05571616277">
                <text:p>2614.05571616277</text:p>
              </table:table-cell>
              <table:table-cell office:value-type="float" office:value="1526199.46381679">
                <text:p>1526199.463816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614.05571616277">
                <text:p>2614.05571616277</text:p>
              </table:table-cell>
              <table:table-cell office:value-type="float" office:value="1526199.46381679">
                <text:p>1526199.463816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14.05571616277">
                <text:p>2614.05571616277</text:p>
              </table:table-cell>
              <table:table-cell office:value-type="float" office:value="1526199.46381679">
                <text:p>1526199.463816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14.05571616277">
                <text:p>2614.05571616277</text:p>
              </table:table-cell>
              <table:table-cell office:value-type="float" office:value="1526199.46381679">
                <text:p>1526199.463816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614.05571616277">
                <text:p>2614.05571616277</text:p>
              </table:table-cell>
              <table:table-cell office:value-type="float" office:value="1526199.46381679">
                <text:p>1526199.463816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14.05571616277">
                <text:p>2614.05571616277</text:p>
              </table:table-cell>
              <table:table-cell office:value-type="float" office:value="1526199.46381679">
                <text:p>1526199.463816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614.05571616277">
                <text:p>2614.05571616277</text:p>
              </table:table-cell>
              <table:table-cell office:value-type="float" office:value="1526199.46381679">
                <text:p>1526199.463816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614.05571616277">
                <text:p>2614.05571616277</text:p>
              </table:table-cell>
              <table:table-cell office:value-type="float" office:value="1526199.46381679">
                <text:p>1526199.463816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14.05571616277">
                <text:p>2614.05571616277</text:p>
              </table:table-cell>
              <table:table-cell office:value-type="float" office:value="1526199.46381679">
                <text:p>1526199.463816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14.05571616277">
                <text:p>2614.05571616277</text:p>
              </table:table-cell>
              <table:table-cell office:value-type="float" office:value="1526199.46381679">
                <text:p>1526199.463816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614.05571616277">
                <text:p>2614.05571616277</text:p>
              </table:table-cell>
              <table:table-cell office:value-type="float" office:value="1526199.46381679">
                <text:p>1526199.463816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614.05571616277">
                <text:p>2614.05571616277</text:p>
              </table:table-cell>
              <table:table-cell office:value-type="float" office:value="1526199.46381679">
                <text:p>1526199.463816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614.05571616277">
                <text:p>2614.05571616277</text:p>
              </table:table-cell>
              <table:table-cell office:value-type="float" office:value="1526199.46381679">
                <text:p>1526199.463816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614.05571616277">
                <text:p>2614.05571616277</text:p>
              </table:table-cell>
              <table:table-cell office:value-type="float" office:value="1526199.46381679">
                <text:p>1526199.463816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614.05571616277">
                <text:p>2614.05571616277</text:p>
              </table:table-cell>
              <table:table-cell office:value-type="float" office:value="1526199.46381679">
                <text:p>1526199.463816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614.05571616277">
                <text:p>2614.05571616277</text:p>
              </table:table-cell>
              <table:table-cell office:value-type="float" office:value="1526199.46381679">
                <text:p>1526199.463816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614.05571616277">
                <text:p>2614.05571616277</text:p>
              </table:table-cell>
              <table:table-cell office:value-type="float" office:value="1526199.46381679">
                <text:p>1526199.463816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614.05571616277">
                <text:p>2614.05571616277</text:p>
              </table:table-cell>
              <table:table-cell office:value-type="float" office:value="1526199.46381679">
                <text:p>1526199.4638167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14.05571616277">
                <text:p>2614.05571616277</text:p>
              </table:table-cell>
              <table:table-cell office:value-type="float" office:value="1526199.46381679">
                <text:p>1526199.463816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14.05571616277">
                <text:p>2614.05571616277</text:p>
              </table:table-cell>
              <table:table-cell office:value-type="float" office:value="1526199.46381679">
                <text:p>1526199.463816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14.05571616277">
                <text:p>2614.05571616277</text:p>
              </table:table-cell>
              <table:table-cell office:value-type="float" office:value="1526199.46381679">
                <text:p>1526199.463816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614.05571616277">
                <text:p>2614.05571616277</text:p>
              </table:table-cell>
              <table:table-cell office:value-type="float" office:value="1526199.46381679">
                <text:p>1526199.4638167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614.05571616277">
                <text:p>2614.05571616277</text:p>
              </table:table-cell>
              <table:table-cell office:value-type="float" office:value="1526199.46381679">
                <text:p>1526199.463816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614.05571616277">
                <text:p>2614.05571616277</text:p>
              </table:table-cell>
              <table:table-cell office:value-type="float" office:value="1526199.46381679">
                <text:p>1526199.4638167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614.05571616277">
                <text:p>2614.05571616277</text:p>
              </table:table-cell>
              <table:table-cell office:value-type="float" office:value="1526199.46381679">
                <text:p>1526199.4638167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614.05571616277">
                <text:p>2614.05571616277</text:p>
              </table:table-cell>
              <table:table-cell office:value-type="float" office:value="1526199.46381679">
                <text:p>1526199.463816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614.05571616277">
                <text:p>2614.05571616277</text:p>
              </table:table-cell>
              <table:table-cell office:value-type="float" office:value="1526199.46381679">
                <text:p>1526199.4638167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614.05571616277">
                <text:p>2614.05571616277</text:p>
              </table:table-cell>
              <table:table-cell office:value-type="float" office:value="1526199.46381679">
                <text:p>1526199.463816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614.05571616277">
                <text:p>2614.05571616277</text:p>
              </table:table-cell>
              <table:table-cell office:value-type="float" office:value="1526199.46381679">
                <text:p>1526199.4638167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614.05571616277">
                <text:p>2614.05571616277</text:p>
              </table:table-cell>
              <table:table-cell office:value-type="float" office:value="1526199.46381679">
                <text:p>1526199.4638167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614.05571616277">
                <text:p>2614.05571616277</text:p>
              </table:table-cell>
              <table:table-cell office:value-type="float" office:value="1526199.46381679">
                <text:p>1526199.4638167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614.05571616277">
                <text:p>2614.05571616277</text:p>
              </table:table-cell>
              <table:table-cell office:value-type="float" office:value="1526199.46381679">
                <text:p>1526199.463816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14.05571616277">
                <text:p>2614.05571616277</text:p>
              </table:table-cell>
              <table:table-cell office:value-type="float" office:value="1526199.46381679">
                <text:p>1526199.4638167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14.05571616277">
                <text:p>2614.05571616277</text:p>
              </table:table-cell>
              <table:table-cell office:value-type="float" office:value="1526199.46381679">
                <text:p>1526199.463816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614.05571616277">
                <text:p>2614.05571616277</text:p>
              </table:table-cell>
              <table:table-cell office:value-type="float" office:value="1526199.46381679">
                <text:p>1526199.4638167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614.05571616277">
                <text:p>2614.05571616277</text:p>
              </table:table-cell>
              <table:table-cell office:value-type="float" office:value="1526199.46381679">
                <text:p>1526199.463816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614.05571616277">
                <text:p>2614.05571616277</text:p>
              </table:table-cell>
              <table:table-cell office:value-type="float" office:value="1526199.46381679">
                <text:p>1526199.4638167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614.05571616277">
                <text:p>2614.05571616277</text:p>
              </table:table-cell>
              <table:table-cell office:value-type="float" office:value="1526199.46381679">
                <text:p>1526199.463816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614.05571616277">
                <text:p>2614.05571616277</text:p>
              </table:table-cell>
              <table:table-cell office:value-type="float" office:value="1526199.46381679">
                <text:p>1526199.463816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614.05571616277">
                <text:p>2614.05571616277</text:p>
              </table:table-cell>
              <table:table-cell office:value-type="float" office:value="1526199.46381679">
                <text:p>1526199.4638167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614.05571616277">
                <text:p>2614.05571616277</text:p>
              </table:table-cell>
              <table:table-cell office:value-type="float" office:value="1526199.46381679">
                <text:p>1526199.4638167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614.05571616277">
                <text:p>2614.05571616277</text:p>
              </table:table-cell>
              <table:table-cell office:value-type="float" office:value="1526199.46381679">
                <text:p>1526199.4638167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614.05571616277">
                <text:p>2614.05571616277</text:p>
              </table:table-cell>
              <table:table-cell office:value-type="float" office:value="1526199.46381679">
                <text:p>1526199.4638167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614.05571616277">
                <text:p>2614.05571616277</text:p>
              </table:table-cell>
              <table:table-cell office:value-type="float" office:value="1526199.46381679">
                <text:p>1526199.4638167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614.05571616277">
                <text:p>2614.05571616277</text:p>
              </table:table-cell>
              <table:table-cell office:value-type="float" office:value="1526199.46381679">
                <text:p>1526199.463816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614.05571616277">
                <text:p>2614.05571616277</text:p>
              </table:table-cell>
              <table:table-cell office:value-type="float" office:value="1526199.46381679">
                <text:p>1526199.4638167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614.05571616277">
                <text:p>2614.05571616277</text:p>
              </table:table-cell>
              <table:table-cell office:value-type="float" office:value="1530199.46381679">
                <text:p>1530199.4638167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614.05571616277">
                <text:p>2614.05571616277</text:p>
              </table:table-cell>
              <table:table-cell office:value-type="float" office:value="1530199.46381679">
                <text:p>1530199.463816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614.05571616277">
                <text:p>2614.05571616277</text:p>
              </table:table-cell>
              <table:table-cell office:value-type="float" office:value="1530199.46381679">
                <text:p>1530199.4638167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614.05571616277">
                <text:p>2614.05571616277</text:p>
              </table:table-cell>
              <table:table-cell office:value-type="float" office:value="1530199.46381679">
                <text:p>1530199.4638167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614.05571616277">
                <text:p>2614.05571616277</text:p>
              </table:table-cell>
              <table:table-cell office:value-type="float" office:value="1530199.46381679">
                <text:p>1530199.4638167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614.05571616277">
                <text:p>2614.05571616277</text:p>
              </table:table-cell>
              <table:table-cell office:value-type="float" office:value="1530199.46381679">
                <text:p>1530199.4638167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614.05571616277">
                <text:p>2614.05571616277</text:p>
              </table:table-cell>
              <table:table-cell office:value-type="float" office:value="1530199.46381679">
                <text:p>1530199.4638167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14.05571616277">
                <text:p>2614.05571616277</text:p>
              </table:table-cell>
              <table:table-cell office:value-type="float" office:value="1530199.46381679">
                <text:p>1530199.4638167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14.05571616277">
                <text:p>2614.05571616277</text:p>
              </table:table-cell>
              <table:table-cell office:value-type="float" office:value="1530199.46381679">
                <text:p>1530199.4638167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14.05571616277">
                <text:p>2614.05571616277</text:p>
              </table:table-cell>
              <table:table-cell office:value-type="float" office:value="1530199.46381679">
                <text:p>1530199.463816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614.05571616277">
                <text:p>2614.05571616277</text:p>
              </table:table-cell>
              <table:table-cell office:value-type="float" office:value="1530199.46381679">
                <text:p>1530199.4638167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614.05571616277">
                <text:p>2614.05571616277</text:p>
              </table:table-cell>
              <table:table-cell office:value-type="float" office:value="1530199.46381679">
                <text:p>1530199.4638167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614.05571616277">
                <text:p>2614.05571616277</text:p>
              </table:table-cell>
              <table:table-cell office:value-type="float" office:value="1530199.46381679">
                <text:p>1530199.4638167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614.05571616277">
                <text:p>2614.05571616277</text:p>
              </table:table-cell>
              <table:table-cell office:value-type="float" office:value="1530199.46381679">
                <text:p>1530199.4638167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614.05571616277">
                <text:p>2614.05571616277</text:p>
              </table:table-cell>
              <table:table-cell office:value-type="float" office:value="1530199.46381679">
                <text:p>1530199.4638167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614.05571616277">
                <text:p>2614.05571616277</text:p>
              </table:table-cell>
              <table:table-cell office:value-type="float" office:value="1530199.46381679">
                <text:p>1530199.4638167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614.05571616277">
                <text:p>2614.05571616277</text:p>
              </table:table-cell>
              <table:table-cell office:value-type="float" office:value="1530199.46381679">
                <text:p>1530199.4638167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614.05571616277">
                <text:p>2614.05571616277</text:p>
              </table:table-cell>
              <table:table-cell office:value-type="float" office:value="1530199.46381679">
                <text:p>1530199.4638167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614.05571616277">
                <text:p>2614.05571616277</text:p>
              </table:table-cell>
              <table:table-cell office:value-type="float" office:value="1530199.46381679">
                <text:p>1530199.4638167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614.05571616277">
                <text:p>2614.05571616277</text:p>
              </table:table-cell>
              <table:table-cell office:value-type="float" office:value="1530199.46381679">
                <text:p>1530199.4638167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614.05571616277">
                <text:p>2614.05571616277</text:p>
              </table:table-cell>
              <table:table-cell office:value-type="float" office:value="1530199.46381679">
                <text:p>1530199.4638167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900000" chart:maximum="13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148cm" svg:height="17.267cm" xlink:href=".." xlink:type="simple" chart:class="chart:scatter" chart:column-mapping="1 0" chart:style-name="ch1">
        <chart:legend chart:legend-position="end" svg:x="26.111cm" svg:y="8.321cm" style:legend-expansion="high" chart:style-name="ch2"/>
        <chart:plot-area chart:style-name="ch3" table:cell-range-address="Arkusz1_5.A1:Arkusz1_5.B1462" svg:x="1.032cm" svg:y="1.515cm" svg:width="23.915cm" svg:height="14.987cm">
          <chartooo:coordinate-region svg:x="2.579cm" svg:y="1.727cm" svg:width="21.903cm" svg:height="14.10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rkusz1_5.A1:Arkusz1_5.A1462" chart:class="chart:scatter">
            <chart:domain table:cell-range-address="Arkusz1_5.B1:Arkusz1_5.B1462"/>
            <chart:data-point chart:repeated="146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778.11229592781">
                <text:p>9778.11229592781</text:p>
                <draw:g>
                  <svg:desc>Arkusz1_5.B1:Arkusz1_5.B1462</svg:desc>
                </draw:g>
              </table:table-cell>
              <table:table-cell office:value-type="float" office:value="937316.793537408">
                <text:p>937316.793537408</text:p>
                <draw:g>
                  <svg:desc>Arkusz1_5.A1:Arkusz1_5.A14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490.06392003085">
                <text:p>9490.06392003085</text:p>
              </table:table-cell>
              <table:table-cell office:value-type="float" office:value="938316.811217729">
                <text:p>938316.8112177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202.01554413382">
                <text:p>9202.01554413382</text:p>
              </table:table-cell>
              <table:table-cell office:value-type="float" office:value="939316.828898049">
                <text:p>939316.8288980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913.96716823685">
                <text:p>8913.96716823685</text:p>
              </table:table-cell>
              <table:table-cell office:value-type="float" office:value="940316.846578369">
                <text:p>940316.8465783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152.04520668873">
                <text:p>8152.04520668873</text:p>
              </table:table-cell>
              <table:table-cell office:value-type="float" office:value="941316.86425869">
                <text:p>941316.864258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863.99683079205">
                <text:p>7863.99683079205</text:p>
              </table:table-cell>
              <table:table-cell office:value-type="float" office:value="942316.881939009">
                <text:p>942316.8819390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75.94845489494">
                <text:p>7575.94845489494</text:p>
              </table:table-cell>
              <table:table-cell office:value-type="float" office:value="943316.89961933">
                <text:p>943316.899619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287.90007899799">
                <text:p>7287.90007899799</text:p>
              </table:table-cell>
              <table:table-cell office:value-type="float" office:value="944316.91729965">
                <text:p>944316.917299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999.85170310099">
                <text:p>6999.85170310099</text:p>
              </table:table-cell>
              <table:table-cell office:value-type="float" office:value="945316.93497997">
                <text:p>945316.934979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11.80332720421">
                <text:p>6711.80332720421</text:p>
              </table:table-cell>
              <table:table-cell office:value-type="float" office:value="946316.95266029">
                <text:p>946316.952660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23.75495130708">
                <text:p>6423.75495130708</text:p>
              </table:table-cell>
              <table:table-cell office:value-type="float" office:value="947316.97034061">
                <text:p>947316.970340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135.70657541008">
                <text:p>6135.70657541008</text:p>
              </table:table-cell>
              <table:table-cell office:value-type="float" office:value="948316.988020931">
                <text:p>948316.9880209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847.65819950932">
                <text:p>5847.65819950932</text:p>
              </table:table-cell>
              <table:table-cell office:value-type="float" office:value="949317.00570125">
                <text:p>949317.005701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59.60982361616">
                <text:p>5559.60982361616</text:p>
              </table:table-cell>
              <table:table-cell office:value-type="float" office:value="950317.023381571">
                <text:p>950317.0233815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271.5614477192">
                <text:p>5271.5614477192</text:p>
              </table:table-cell>
              <table:table-cell office:value-type="float" office:value="951317.041061891">
                <text:p>951317.0410618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83.51307182244">
                <text:p>4983.51307182244</text:p>
              </table:table-cell>
              <table:table-cell office:value-type="float" office:value="952317.058742211">
                <text:p>952317.0587422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95.46469592515">
                <text:p>4695.46469592515</text:p>
              </table:table-cell>
              <table:table-cell office:value-type="float" office:value="953317.076422532">
                <text:p>953317.0764225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07.41632002835">
                <text:p>4407.41632002835</text:p>
              </table:table-cell>
              <table:table-cell office:value-type="float" office:value="954317.094102851">
                <text:p>954317.0941028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119.36794413123">
                <text:p>4119.36794413123</text:p>
              </table:table-cell>
              <table:table-cell office:value-type="float" office:value="955317.111783172">
                <text:p>955317.1117831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31.31956823429">
                <text:p>3831.31956823429</text:p>
              </table:table-cell>
              <table:table-cell office:value-type="float" office:value="956317.129463492">
                <text:p>956317.1294634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43.2711923374">
                <text:p>3543.2711923374</text:p>
              </table:table-cell>
              <table:table-cell office:value-type="float" office:value="957317.147143812">
                <text:p>957317.1471438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55.22281644053">
                <text:p>3255.22281644053</text:p>
              </table:table-cell>
              <table:table-cell office:value-type="float" office:value="958317.164824132">
                <text:p>958317.1648241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67.17444054337">
                <text:p>2967.17444054337</text:p>
              </table:table-cell>
              <table:table-cell office:value-type="float" office:value="959317.182504453">
                <text:p>959317.1825044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79.12606464649">
                <text:p>2679.12606464649</text:p>
              </table:table-cell>
              <table:table-cell office:value-type="float" office:value="960317.200184772">
                <text:p>960317.2001847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91.07768874942">
                <text:p>2391.07768874942</text:p>
              </table:table-cell>
              <table:table-cell office:value-type="float" office:value="961317.217865093">
                <text:p>961317.2178650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71.99421646547">
                <text:p>2171.99421646547</text:p>
              </table:table-cell>
              <table:table-cell office:value-type="float" office:value="962317.235545412">
                <text:p>962317.2355454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52.91074418109">
                <text:p>1952.91074418109</text:p>
              </table:table-cell>
              <table:table-cell office:value-type="float" office:value="963317.253225732">
                <text:p>963317.2532257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33.82727189684">
                <text:p>1733.82727189684</text:p>
              </table:table-cell>
              <table:table-cell office:value-type="float" office:value="964317.270906053">
                <text:p>964317.2709060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30.94861262884">
                <text:p>1630.94861262884</text:p>
              </table:table-cell>
              <table:table-cell office:value-type="float" office:value="965317.288586373">
                <text:p>965317.2885863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69.44325338176">
                <text:p>1469.44325338176</text:p>
              </table:table-cell>
              <table:table-cell office:value-type="float" office:value="966317.306266693">
                <text:p>966317.3062666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85.15589378876">
                <text:p>1285.15589378876</text:p>
              </table:table-cell>
              <table:table-cell office:value-type="float" office:value="967317.323947014">
                <text:p>967317.3239470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37.14291819617">
                <text:p>1137.14291819617</text:p>
              </table:table-cell>
              <table:table-cell office:value-type="float" office:value="968317.341627335">
                <text:p>968317.3416273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55.16514207237">
                <text:p>1055.16514207237</text:p>
              </table:table-cell>
              <table:table-cell office:value-type="float" office:value="969317.359307655">
                <text:p>969317.3593076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09.4617499461">
                <text:p>1009.4617499461</text:p>
              </table:table-cell>
              <table:table-cell office:value-type="float" office:value="970317.376987973">
                <text:p>970317.3769879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33.535946241858">
                <text:p>833.535946241858</text:p>
              </table:table-cell>
              <table:table-cell office:value-type="float" office:value="971317.394668294">
                <text:p>971317.3946682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87.832554119027">
                <text:p>787.832554119027</text:p>
              </table:table-cell>
              <table:table-cell office:value-type="float" office:value="972317.412348615">
                <text:p>972317.4123486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42.129161995621">
                <text:p>742.129161995621</text:p>
              </table:table-cell>
              <table:table-cell office:value-type="float" office:value="973317.430028935">
                <text:p>973317.4300289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96.425769872175">
                <text:p>696.425769872175</text:p>
              </table:table-cell>
              <table:table-cell office:value-type="float" office:value="974317.447709255">
                <text:p>974317.4477092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50.722377748767">
                <text:p>650.722377748767</text:p>
              </table:table-cell>
              <table:table-cell office:value-type="float" office:value="975317.465389575">
                <text:p>975317.4653895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05.018985625364">
                <text:p>605.018985625364</text:p>
              </table:table-cell>
              <table:table-cell office:value-type="float" office:value="976317.483069895">
                <text:p>976317.4830698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59.315593501966">
                <text:p>559.315593501966</text:p>
              </table:table-cell>
              <table:table-cell office:value-type="float" office:value="977317.500750215">
                <text:p>977317.5007502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13.612201378533">
                <text:p>513.612201378533</text:p>
              </table:table-cell>
              <table:table-cell office:value-type="float" office:value="978317.518430535">
                <text:p>978317.5184305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67.908809255071">
                <text:p>467.908809255071</text:p>
              </table:table-cell>
              <table:table-cell office:value-type="float" office:value="979317.536110857">
                <text:p>979317.5361108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2.205417131666">
                <text:p>422.205417131666</text:p>
              </table:table-cell>
              <table:table-cell office:value-type="float" office:value="980317.553791177">
                <text:p>980317.5537911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6.502025008322">
                <text:p>376.502025008322</text:p>
              </table:table-cell>
              <table:table-cell office:value-type="float" office:value="981317.571471496">
                <text:p>981317.5714714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30.798632884813">
                <text:p>330.798632884813</text:p>
              </table:table-cell>
              <table:table-cell office:value-type="float" office:value="982317.589151818">
                <text:p>982317.5891518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85.095240761399">
                <text:p>285.095240761399</text:p>
              </table:table-cell>
              <table:table-cell office:value-type="float" office:value="983317.606832138">
                <text:p>983317.6068321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9.39184863806">
                <text:p>239.39184863806</text:p>
              </table:table-cell>
              <table:table-cell office:value-type="float" office:value="984317.624512456">
                <text:p>984317.6245124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3.688456514639">
                <text:p>193.688456514639</text:p>
              </table:table-cell>
              <table:table-cell office:value-type="float" office:value="985317.642192777">
                <text:p>985317.6421927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7.985064391159">
                <text:p>147.985064391159</text:p>
              </table:table-cell>
              <table:table-cell office:value-type="float" office:value="986317.659873098">
                <text:p>986317.6598730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2.281672264259">
                <text:p>102.281672264259</text:p>
              </table:table-cell>
              <table:table-cell office:value-type="float" office:value="987317.677553418">
                <text:p>987317.6775534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6.5782801443047">
                <text:p>56.5782801443047</text:p>
              </table:table-cell>
              <table:table-cell office:value-type="float" office:value="988317.695233739">
                <text:p>988317.6952337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.8748880147468">
                <text:p>10.8748880147468</text:p>
              </table:table-cell>
              <table:table-cell office:value-type="float" office:value="989317.712914059">
                <text:p>989317.7129140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990317.730594379">
                <text:p>990317.7305943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991317.748274699">
                <text:p>991317.7482746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992317.76595502">
                <text:p>992317.765955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993317.783635339">
                <text:p>993317.78363533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994317.80131566">
                <text:p>994317.801315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995317.81899598">
                <text:p>995317.818995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996317.836676298">
                <text:p>996317.8366762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995864.100228621">
                <text:p>995864.1002286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998317.872036939">
                <text:p>998317.8720369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999317.889717262">
                <text:p>999317.8897172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1000317.90739758">
                <text:p>1000317.907397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1001317.9250779">
                <text:p>1001317.92507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1002317.94275822">
                <text:p>1002317.942758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1003317.96043854">
                <text:p>1003317.960438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1004317.97811886">
                <text:p>1004317.978118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1005317.99579918">
                <text:p>1005317.995799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1006318.0134795">
                <text:p>1006318.01347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1007318.03115982">
                <text:p>1007318.0311598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1008318.04884014">
                <text:p>1008318.048840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1009318.06652046">
                <text:p>1009318.0665204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1010318.08420078">
                <text:p>1010318.084200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1011318.1018811">
                <text:p>1011318.101881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1012318.11956142">
                <text:p>1012318.119561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1013318.13724174">
                <text:p>1013318.137241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014318.15492206">
                <text:p>1014318.154922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1015318.17260238">
                <text:p>1015318.172602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1016318.1902827">
                <text:p>1016318.190282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1017109.05919693">
                <text:p>1017109.0591969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1017247.29036951">
                <text:p>1017247.290369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1019318.24332366">
                <text:p>1019318.2433236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1020318.26100398">
                <text:p>1020318.261003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1021211.32399616">
                <text:p>1021211.323996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1022318.29636463">
                <text:p>1022318.2963646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1023318.31404494">
                <text:p>1023318.3140449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1024318.33172527">
                <text:p>1024318.331725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1025318.34940559">
                <text:p>1025318.349405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1025648.98784392">
                <text:p>1025648.987843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1027318.38476623">
                <text:p>1027318.3847662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1026977.23572975">
                <text:p>1026977.235729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1029203.21881634">
                <text:p>1029203.2188163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1030318.43780719">
                <text:p>1030318.437807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1030604.17283345">
                <text:p>1030604.172833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1032318.47316783">
                <text:p>1032318.4731678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1033318.49084815">
                <text:p>1033318.490848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1034318.50852847">
                <text:p>1034318.5085284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1035318.52620879">
                <text:p>1035318.5262087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036088.91649092">
                <text:p>1036088.9164909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1037318.56156943">
                <text:p>1037318.5615694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1038318.57924975">
                <text:p>1038318.579249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1038151.25264315">
                <text:p>1038151.252643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1040088.91649092">
                <text:p>1040088.9164909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1040979.50052898">
                <text:p>1040979.5005289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1042318.64997103">
                <text:p>1042318.6499710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1043318.66765135">
                <text:p>1043318.6676513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1043938.30625799">
                <text:p>1043938.306257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1045318.70301199">
                <text:p>1045318.7030119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1046318.72069231">
                <text:p>1046318.7206923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1047318.73837263">
                <text:p>1047318.7383726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1048318.75605295">
                <text:p>1048318.7560529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1049318.77373327">
                <text:p>1049318.7737332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1050318.79141359">
                <text:p>1050318.7914135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1051318.80909391">
                <text:p>1051318.8090939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1052318.82677423">
                <text:p>1052318.8267742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1053318.84445455">
                <text:p>1053318.8444545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1054318.86213487">
                <text:p>1054318.8621348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1055318.87981519">
                <text:p>1055318.879815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1056318.89749551">
                <text:p>1056318.8974955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1057318.91517583">
                <text:p>1057318.9151758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1058318.93285615">
                <text:p>1058318.932856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1059318.95053647">
                <text:p>1059318.9505364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1060318.96821679">
                <text:p>1060318.9682167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1061318.98589711">
                <text:p>1061318.9858971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1062319.00357743">
                <text:p>1062319.0035774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1063319.02125775">
                <text:p>1063319.021257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1064319.03893807">
                <text:p>1064319.0389380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1065319.05661839">
                <text:p>1065319.0566183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1066319.07429871">
                <text:p>1066319.0742987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1067319.09197903">
                <text:p>1067319.0919790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1068319.10965935">
                <text:p>1068319.1096593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1069319.12733967">
                <text:p>1069319.1273396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1070319.14501999">
                <text:p>1070319.1450199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1071319.16270031">
                <text:p>1071319.1627003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1072319.18038063">
                <text:p>1072319.1803806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1073319.19806095">
                <text:p>1073319.1980609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1074319.21574127">
                <text:p>1074319.2157412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1075319.23342159">
                <text:p>1075319.2334215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1076319.25110191">
                <text:p>1076319.2511019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1077319.26878224">
                <text:p>1077319.2687822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1078319.28646256">
                <text:p>1078319.2864625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1079319.30414288">
                <text:p>1079319.3041428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1080319.3218232">
                <text:p>1080319.321823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1081319.33950352">
                <text:p>1081319.3395035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1082319.35718384">
                <text:p>1082319.3571838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1083319.37486416">
                <text:p>1083319.374864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1084319.39254448">
                <text:p>1084319.3925444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1085319.4102248">
                <text:p>1085319.410224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1086319.42790512">
                <text:p>1086319.4279051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1087319.44558544">
                <text:p>1087319.4455854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1088319.46326576">
                <text:p>1088319.4632657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1089319.48094608">
                <text:p>1089319.4809460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1090319.4986264">
                <text:p>1090319.498626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1091319.51630672">
                <text:p>1091319.5163067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1092319.53398704">
                <text:p>1092319.5339870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1093319.55166736">
                <text:p>1093319.5516673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1094319.56934768">
                <text:p>1094319.5693476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1095319.587028">
                <text:p>1095319.58702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1096319.60470832">
                <text:p>1096319.6047083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1097319.62238864">
                <text:p>1097319.6223886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1098319.64006896">
                <text:p>1098319.6400689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1099319.65774928">
                <text:p>1099319.6577492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1100319.6754296">
                <text:p>1100319.675429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1101319.69310992">
                <text:p>1101319.6931099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1102319.71079024">
                <text:p>1102319.7107902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1103319.72847056">
                <text:p>1103319.7284705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1104319.74615088">
                <text:p>1104319.7461508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1105319.7638312">
                <text:p>1105319.763831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1106319.78151152">
                <text:p>1106319.7815115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1107319.79919184">
                <text:p>1107319.7991918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1108319.81687216">
                <text:p>1108319.8168721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1109319.83455248">
                <text:p>1109319.8345524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1110319.8522328">
                <text:p>1110319.852232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1111319.86991312">
                <text:p>1111319.8699131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1112319.88759344">
                <text:p>1112319.8875934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1113319.90527376">
                <text:p>1113319.9052737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1114319.92295408">
                <text:p>1114319.9229540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1115319.9406344">
                <text:p>1115319.940634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1116319.95831472">
                <text:p>1116319.9583147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1117319.97599504">
                <text:p>1117319.9759950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1118319.99367536">
                <text:p>1118319.9936753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1118429.96607001">
                <text:p>1118429.9660700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1118746.11439523">
                <text:p>1118746.1143952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1121320.04671632">
                <text:p>1121320.0467163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1118746.11439523">
                <text:p>1118746.1143952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1118746.11439523">
                <text:p>1118746.1143952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1118746.11439523">
                <text:p>1118746.1143952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1120746.11439523">
                <text:p>1120746.1143952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1120246.11439523">
                <text:p>1120246.1143952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1122474.87089033">
                <text:p>1122474.8708903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1122474.87089033">
                <text:p>1122474.8708903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1128765.54524466">
                <text:p>1128765.5452446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1124154.38311588">
                <text:p>1124154.3831158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1131320.22351952">
                <text:p>1131320.2235195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1132320.24119984">
                <text:p>1132320.2411998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1133320.25888016">
                <text:p>1133320.2588801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1134320.27656048">
                <text:p>1134320.2765604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1135320.2942408">
                <text:p>1135320.294240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136320.31192112">
                <text:p>1136320.3119211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1137320.32960144">
                <text:p>1137320.3296014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1138320.34728176">
                <text:p>1138320.3472817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1137758.30376568">
                <text:p>1137758.3037656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1140320.38264241">
                <text:p>1140320.3826424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1140903.64094285">
                <text:p>1140903.6409428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1140903.64094285">
                <text:p>1140903.6409428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1140903.64094285">
                <text:p>1140903.6409428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1140903.64094284">
                <text:p>1140903.6409428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1140903.64094284">
                <text:p>1140903.6409428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1146048.97812001">
                <text:p>1146048.9781200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1147320.50640465">
                <text:p>1147320.5064046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1148320.52408497">
                <text:p>1148320.5240849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1149320.54176529">
                <text:p>1149320.5417652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1150320.55944561">
                <text:p>1150320.5594456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1143419.91068457">
                <text:p>1143419.9106845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1152320.59480625">
                <text:p>1152320.5948062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1153320.61248657">
                <text:p>1153320.6124865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1154320.63016689">
                <text:p>1154320.6301668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1155320.64784721">
                <text:p>1155320.6478472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1154484.51163604">
                <text:p>1154484.5116360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1156703.34355992">
                <text:p>1156703.3435599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1156703.34355992">
                <text:p>1156703.3435599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1156703.34355992">
                <text:p>1156703.3435599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1158703.34355992">
                <text:p>1158703.3435599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1161320.75392913">
                <text:p>1161320.7539291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1159848.68073709">
                <text:p>1159848.6807370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1156703.34355992">
                <text:p>1156703.3435599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1164320.80697009">
                <text:p>1164320.8069700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1163848.68073709">
                <text:p>1163848.6807370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1163848.68073709">
                <text:p>1163848.6807370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1165848.68073709">
                <text:p>1165848.6807370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1160187.07381819">
                <text:p>1160187.0738181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1165848.68073709">
                <text:p>1165848.6807370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1168994.01791425">
                <text:p>1168994.0179142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1168994.01791425">
                <text:p>1168994.0179142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1168994.01791425">
                <text:p>1168994.0179142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1171044.77457692">
                <text:p>1171044.7745769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1171044.77457692">
                <text:p>1171044.7745769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1171044.77457692">
                <text:p>1171044.7745769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1172139.35509141">
                <text:p>1172139.3550914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1166536.50105589">
                <text:p>1166536.5010558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1172139.35509141">
                <text:p>1172139.3550914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1167801.09435676">
                <text:p>1167801.0943567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1166536.50105589">
                <text:p>1166536.5010558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1181321.10753553">
                <text:p>1181321.1075355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1166536.50105589">
                <text:p>1166536.5010558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1183321.14289617">
                <text:p>1183321.1428961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1184321.16057649">
                <text:p>1184321.1605764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1185321.17825681">
                <text:p>1185321.1782568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1186321.19593713">
                <text:p>1186321.1959371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1187321.21361745">
                <text:p>1187321.2136174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1188321.23129777">
                <text:p>1188321.2312977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1189321.24897809">
                <text:p>1189321.2489780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1190321.26665841">
                <text:p>1190321.2666584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1191321.28433873">
                <text:p>1191321.2843387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1170236.09671025">
                <text:p>1170236.0967102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  <table:table-cell office:value-type="float" office:value="1193321.31969937">
                <text:p>1193321.3196993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  <table:table-cell office:value-type="float" office:value="1194321.33737969">
                <text:p>1194321.3373796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  <table:table-cell office:value-type="float" office:value="1193451.82546026">
                <text:p>1193451.8254602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1193451.82546026">
                <text:p>1193451.8254602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  <table:table-cell office:value-type="float" office:value="1197321.39042066">
                <text:p>1197321.3904206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  <table:table-cell office:value-type="float" office:value="1190694.54729764">
                <text:p>1190694.5472976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  <table:table-cell office:value-type="float" office:value="1192235.3785938">
                <text:p>1192235.378593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  <table:table-cell office:value-type="float" office:value="1195261.84630156">
                <text:p>1195261.8463015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  <table:table-cell office:value-type="float" office:value="1192071.46114194">
                <text:p>1192071.4611419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  <table:table-cell office:value-type="float" office:value="1195409.61925459">
                <text:p>1195409.6192545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  <table:table-cell office:value-type="float" office:value="1195488.32720025">
                <text:p>1195488.3272002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  <table:table-cell office:value-type="float" office:value="1197774.06006479">
                <text:p>1197774.0600647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  <table:table-cell office:value-type="float" office:value="1200321.53186321">
                <text:p>1200321.5318632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1200006.40147464">
                <text:p>1200006.4014746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  <table:table-cell office:value-type="float" office:value="1200811.29370461">
                <text:p>1200811.2937046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  <table:table-cell office:value-type="float" office:value="1206321.58490418">
                <text:p>1206321.5849041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  <table:table-cell office:value-type="float" office:value="1201506.40147464">
                <text:p>1201506.4014746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  <table:table-cell office:value-type="float" office:value="1210321.62026482">
                <text:p>1210321.6202648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1199221.62627808">
                <text:p>1199221.6262780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  <table:table-cell office:value-type="float" office:value="1207237.37025766">
                <text:p>1207237.3702576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  <table:table-cell office:value-type="float" office:value="1207237.37025766">
                <text:p>1207237.3702576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  <table:table-cell office:value-type="float" office:value="1202811.29370461">
                <text:p>1202811.2937046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  <table:table-cell office:value-type="float" office:value="1202811.29370461">
                <text:p>1202811.2937046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1202022.67121637">
                <text:p>1202022.6712163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  <table:table-cell office:value-type="float" office:value="1202811.29370461">
                <text:p>1202811.2937046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  <table:table-cell office:value-type="float" office:value="1213560.33676202">
                <text:p>1213560.3367620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  <table:table-cell office:value-type="float" office:value="1202708.18365592">
                <text:p>1202708.1836559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  <table:table-cell office:value-type="float" office:value="1202708.18365592">
                <text:p>1202708.1836559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">
                <text:p>0</text:p>
              </table:table-cell>
              <table:table-cell office:value-type="float" office:value="1202708.18365592">
                <text:p>1202708.1836559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  <table:table-cell office:value-type="float" office:value="1205797.07582896">
                <text:p>1205797.0758289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1204708.18365592">
                <text:p>1204708.1836559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  <table:table-cell office:value-type="float" office:value="1214192.63341245">
                <text:p>1214192.6334124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1219704.05595027">
                <text:p>1219704.0559502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1204036.3295322">
                <text:p>1204036.329532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">
                <text:p>0</text:p>
              </table:table-cell>
              <table:table-cell office:value-type="float" office:value="1206055.21069983">
                <text:p>1206055.2106998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  <table:table-cell office:value-type="float" office:value="1227321.93851058">
                <text:p>1227321.9385105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  <table:table-cell office:value-type="float" office:value="1227297.68831191">
                <text:p>1227297.6883119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  <table:table-cell office:value-type="float" office:value="1203656.62863157">
                <text:p>1203656.6286315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  <table:table-cell office:value-type="float" office:value="1224027.02245463">
                <text:p>1224027.0224546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  <table:table-cell office:value-type="float" office:value="1229349.98895898">
                <text:p>1229349.9889589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">
                <text:p>0</text:p>
              </table:table-cell>
              <table:table-cell office:value-type="float" office:value="1222007.01395759">
                <text:p>1222007.0139575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">
                <text:p>0</text:p>
              </table:table-cell>
              <table:table-cell office:value-type="float" office:value="1230443.02548908">
                <text:p>1230443.0254890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">
                <text:p>0</text:p>
              </table:table-cell>
              <table:table-cell office:value-type="float" office:value="1228297.68831191">
                <text:p>1228297.6883119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1230349.98895898">
                <text:p>1230349.9889589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  <table:table-cell office:value-type="float" office:value="1220261.76709669">
                <text:p>1220261.7670966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  <table:table-cell office:value-type="float" office:value="1217174.86934853">
                <text:p>1217174.8693485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">
                <text:p>0</text:p>
              </table:table-cell>
              <table:table-cell office:value-type="float" office:value="1228297.68831191">
                <text:p>1228297.6883119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">
                <text:p>0</text:p>
              </table:table-cell>
              <table:table-cell office:value-type="float" office:value="1226410.48600562">
                <text:p>1226410.4860056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">
                <text:p>0</text:p>
              </table:table-cell>
              <table:table-cell office:value-type="float" office:value="1225781.41857018">
                <text:p>1225781.4185701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">
                <text:p>0</text:p>
              </table:table-cell>
              <table:table-cell office:value-type="float" office:value="1223152.35113475">
                <text:p>1223152.3511347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">
                <text:p>0</text:p>
              </table:table-cell>
              <table:table-cell office:value-type="float" office:value="1224762.42915376">
                <text:p>1224762.4291537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">
                <text:p>0</text:p>
              </table:table-cell>
              <table:table-cell office:value-type="float" office:value="1223152.35113475">
                <text:p>1223152.3511347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">
                <text:p>0</text:p>
              </table:table-cell>
              <table:table-cell office:value-type="float" office:value="1222762.42915376">
                <text:p>1222762.4291537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1218007.01395759">
                <text:p>1218007.0139575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">
                <text:p>0</text:p>
              </table:table-cell>
              <table:table-cell office:value-type="float" office:value="1197432.90672792">
                <text:p>1197432.9067279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">
                <text:p>0</text:p>
              </table:table-cell>
              <table:table-cell office:value-type="float" office:value="1234588.36266624">
                <text:p>1234588.3626662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">
                <text:p>0</text:p>
              </table:table-cell>
              <table:table-cell office:value-type="float" office:value="1229085.39565811">
                <text:p>1229085.3956581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">
                <text:p>0</text:p>
              </table:table-cell>
              <table:table-cell office:value-type="float" office:value="1222865.53920245">
                <text:p>1222865.5392024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">
                <text:p>0</text:p>
              </table:table-cell>
              <table:table-cell office:value-type="float" office:value="1228085.39565811">
                <text:p>1228085.3956581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">
                <text:p>0</text:p>
              </table:table-cell>
              <table:table-cell office:value-type="float" office:value="1223781.41857018">
                <text:p>1223781.4185701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">
                <text:p>0</text:p>
              </table:table-cell>
              <table:table-cell office:value-type="float" office:value="1218116.42991953">
                <text:p>1218116.4299195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">
                <text:p>0</text:p>
              </table:table-cell>
              <table:table-cell office:value-type="float" office:value="1219007.01395759">
                <text:p>1219007.0139575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">
                <text:p>0</text:p>
              </table:table-cell>
              <table:table-cell office:value-type="float" office:value="1223027.02245463">
                <text:p>1223027.0224546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1224027.02245463">
                <text:p>1224027.0224546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">
                <text:p>0</text:p>
              </table:table-cell>
              <table:table-cell office:value-type="float" office:value="1221261.76709669">
                <text:p>1221261.7670966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">
                <text:p>0</text:p>
              </table:table-cell>
              <table:table-cell office:value-type="float" office:value="1224027.02245463">
                <text:p>1224027.0224546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">
                <text:p>0</text:p>
              </table:table-cell>
              <table:table-cell office:value-type="float" office:value="1222130.13250332">
                <text:p>1222130.1325033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">
                <text:p>0</text:p>
              </table:table-cell>
              <table:table-cell office:value-type="float" office:value="1223027.02245463">
                <text:p>1223027.0224546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">
                <text:p>0</text:p>
              </table:table-cell>
              <table:table-cell office:value-type="float" office:value="1219471.09274237">
                <text:p>1219471.0927423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">
                <text:p>0</text:p>
              </table:table-cell>
              <table:table-cell office:value-type="float" office:value="1216968.64925114">
                <text:p>1216968.6492511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">
                <text:p>0</text:p>
              </table:table-cell>
              <table:table-cell office:value-type="float" office:value="1212165.94354809">
                <text:p>1212165.9435480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">
                <text:p>0</text:p>
              </table:table-cell>
              <table:table-cell office:value-type="float" office:value="1222130.13250332">
                <text:p>1222130.1325033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  <table:table-cell office:value-type="float" office:value="1222130.13250332">
                <text:p>1222130.1325033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1228085.39565811">
                <text:p>1228085.3956581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">
                <text:p>0</text:p>
              </table:table-cell>
              <table:table-cell office:value-type="float" office:value="1227453.09900768">
                <text:p>1227453.0990076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">
                <text:p>0</text:p>
              </table:table-cell>
              <table:table-cell office:value-type="float" office:value="1227453.09900768">
                <text:p>1227453.0990076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1220007.01395759">
                <text:p>1220007.0139575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">
                <text:p>0</text:p>
              </table:table-cell>
              <table:table-cell office:value-type="float" office:value="1219826.24655605">
                <text:p>1219826.2465560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">
                <text:p>0</text:p>
              </table:table-cell>
              <table:table-cell office:value-type="float" office:value="1223659.31910506">
                <text:p>1223659.3191050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">
                <text:p>0</text:p>
              </table:table-cell>
              <table:table-cell office:value-type="float" office:value="1221130.13250332">
                <text:p>1221130.1325033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">
                <text:p>0</text:p>
              </table:table-cell>
              <table:table-cell office:value-type="float" office:value="1221130.13250332">
                <text:p>1221130.1325033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">
                <text:p>0</text:p>
              </table:table-cell>
              <table:table-cell office:value-type="float" office:value="1232588.36266624">
                <text:p>1232588.3626662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">
                <text:p>0</text:p>
              </table:table-cell>
              <table:table-cell office:value-type="float" office:value="1223027.02245463">
                <text:p>1223027.0224546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1224659.31910506">
                <text:p>1224659.3191050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">
                <text:p>0</text:p>
              </table:table-cell>
              <table:table-cell office:value-type="float" office:value="1225556.20905637">
                <text:p>1225556.2090563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">
                <text:p>0</text:p>
              </table:table-cell>
              <table:table-cell office:value-type="float" office:value="1221130.13250332">
                <text:p>1221130.1325033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">
                <text:p>0</text:p>
              </table:table-cell>
              <table:table-cell office:value-type="float" office:value="1227453.09900768">
                <text:p>1227453.0990076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">
                <text:p>0</text:p>
              </table:table-cell>
              <table:table-cell office:value-type="float" office:value="1228206.35730768">
                <text:p>1228206.3573076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">
                <text:p>0</text:p>
              </table:table-cell>
              <table:table-cell office:value-type="float" office:value="1193849.60148676">
                <text:p>1193849.6014867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">
                <text:p>0</text:p>
              </table:table-cell>
              <table:table-cell office:value-type="float" office:value="1223027.02245463">
                <text:p>1223027.0224546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">
                <text:p>0</text:p>
              </table:table-cell>
              <table:table-cell office:value-type="float" office:value="1221130.13250332">
                <text:p>1221130.1325033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">
                <text:p>0</text:p>
              </table:table-cell>
              <table:table-cell office:value-type="float" office:value="1224407.10427386">
                <text:p>1224407.1042738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">
                <text:p>0</text:p>
              </table:table-cell>
              <table:table-cell office:value-type="float" office:value="1221130.13250332">
                <text:p>1221130.1325033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1222130.13250332">
                <text:p>1222130.1325033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">
                <text:p>0</text:p>
              </table:table-cell>
              <table:table-cell office:value-type="float" office:value="1223027.02245463">
                <text:p>1223027.0224546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">
                <text:p>0</text:p>
              </table:table-cell>
              <table:table-cell office:value-type="float" office:value="1217007.01395759">
                <text:p>1217007.0139575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">
                <text:p>0</text:p>
              </table:table-cell>
              <table:table-cell office:value-type="float" office:value="1227453.09900768">
                <text:p>1227453.0990076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">
                <text:p>0</text:p>
              </table:table-cell>
              <table:table-cell office:value-type="float" office:value="1216123.31432418">
                <text:p>1216123.3143241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">
                <text:p>0</text:p>
              </table:table-cell>
              <table:table-cell office:value-type="float" office:value="1227453.09900768">
                <text:p>1227453.0990076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">
                <text:p>0</text:p>
              </table:table-cell>
              <table:table-cell office:value-type="float" office:value="1218968.64925114">
                <text:p>1218968.6492511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">
                <text:p>0</text:p>
              </table:table-cell>
              <table:table-cell office:value-type="float" office:value="1221130.13250332">
                <text:p>1221130.1325033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">
                <text:p>0</text:p>
              </table:table-cell>
              <table:table-cell office:value-type="float" office:value="1222027.02245463">
                <text:p>1222027.0224546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">
                <text:p>0</text:p>
              </table:table-cell>
              <table:table-cell office:value-type="float" office:value="1229188.50570681">
                <text:p>1229188.5057068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1223027.02245463">
                <text:p>1223027.0224546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">
                <text:p>0</text:p>
              </table:table-cell>
              <table:table-cell office:value-type="float" office:value="1223975.46743028">
                <text:p>1223975.4674302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">
                <text:p>0</text:p>
              </table:table-cell>
              <table:table-cell office:value-type="float" office:value="1226556.20905637">
                <text:p>1226556.2090563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">
                <text:p>0</text:p>
              </table:table-cell>
              <table:table-cell office:value-type="float" office:value="1224027.02245463">
                <text:p>1224027.0224546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">
                <text:p>0</text:p>
              </table:table-cell>
              <table:table-cell office:value-type="float" office:value="1228453.09900768">
                <text:p>1228453.0990076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">
                <text:p>0</text:p>
              </table:table-cell>
              <table:table-cell office:value-type="float" office:value="1222027.02245463">
                <text:p>1222027.0224546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">
                <text:p>0</text:p>
              </table:table-cell>
              <table:table-cell office:value-type="float" office:value="1222130.13250332">
                <text:p>1222130.1325033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">
                <text:p>0</text:p>
              </table:table-cell>
              <table:table-cell office:value-type="float" office:value="1223027.02245463">
                <text:p>1223027.0224546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">
                <text:p>0</text:p>
              </table:table-cell>
              <table:table-cell office:value-type="float" office:value="1221130.13250332">
                <text:p>1221130.1325033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">
                <text:p>0</text:p>
              </table:table-cell>
              <table:table-cell office:value-type="float" office:value="1223027.02245463">
                <text:p>1223027.0224546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1228453.09900768">
                <text:p>1228453.0990076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">
                <text:p>0</text:p>
              </table:table-cell>
              <table:table-cell office:value-type="float" office:value="1222130.13250332">
                <text:p>1222130.1325033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">
                <text:p>0</text:p>
              </table:table-cell>
              <table:table-cell office:value-type="float" office:value="1215807.16599896">
                <text:p>1215807.1659989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">
                <text:p>0</text:p>
              </table:table-cell>
              <table:table-cell office:value-type="float" office:value="1232586.43940116">
                <text:p>1232586.4394011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">
                <text:p>0</text:p>
              </table:table-cell>
              <table:table-cell office:value-type="float" office:value="1222130.13250332">
                <text:p>1222130.1325033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">
                <text:p>0</text:p>
              </table:table-cell>
              <table:table-cell office:value-type="float" office:value="1222233.24255201">
                <text:p>1222233.2425520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">
                <text:p>0</text:p>
              </table:table-cell>
              <table:table-cell office:value-type="float" office:value="1223659.31910506">
                <text:p>1223659.3191050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">
                <text:p>0</text:p>
              </table:table-cell>
              <table:table-cell office:value-type="float" office:value="1226297.68831191">
                <text:p>1226297.6883119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">
                <text:p>0</text:p>
              </table:table-cell>
              <table:table-cell office:value-type="float" office:value="1221130.13250332">
                <text:p>1221130.1325033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">
                <text:p>0</text:p>
              </table:table-cell>
              <table:table-cell office:value-type="float" office:value="1228401.54398333">
                <text:p>1228401.5439833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1211430.53684896">
                <text:p>1211430.5368489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">
                <text:p>0</text:p>
              </table:table-cell>
              <table:table-cell office:value-type="float" office:value="1221130.13250332">
                <text:p>1221130.1325033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">
                <text:p>0</text:p>
              </table:table-cell>
              <table:table-cell office:value-type="float" office:value="1214971.09274237">
                <text:p>1214971.0927423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">
                <text:p>0</text:p>
              </table:table-cell>
              <table:table-cell office:value-type="float" office:value="1222130.13250332">
                <text:p>1222130.1325033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">
                <text:p>0</text:p>
              </table:table-cell>
              <table:table-cell office:value-type="float" office:value="1229052.44145102">
                <text:p>1229052.4414510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">
                <text:p>0</text:p>
              </table:table-cell>
              <table:table-cell office:value-type="float" office:value="1225556.20905637">
                <text:p>1225556.2090563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">
                <text:p>0</text:p>
              </table:table-cell>
              <table:table-cell office:value-type="float" office:value="1227453.09900768">
                <text:p>1227453.0990076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">
                <text:p>0</text:p>
              </table:table-cell>
              <table:table-cell office:value-type="float" office:value="1222130.13250332">
                <text:p>1222130.1325033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">
                <text:p>0</text:p>
              </table:table-cell>
              <table:table-cell office:value-type="float" office:value="1208484.1994946">
                <text:p>1208484.199494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">
                <text:p>0</text:p>
              </table:table-cell>
              <table:table-cell office:value-type="float" office:value="1202058.12294155">
                <text:p>1202058.1229415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1224027.02245463">
                <text:p>1224027.0224546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">
                <text:p>0</text:p>
              </table:table-cell>
              <table:table-cell office:value-type="float" office:value="1211269.05359678">
                <text:p>1211269.0535967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">
                <text:p>0</text:p>
              </table:table-cell>
              <table:table-cell office:value-type="float" office:value="1221130.13250332">
                <text:p>1221130.1325033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">
                <text:p>0</text:p>
              </table:table-cell>
              <table:table-cell office:value-type="float" office:value="1222130.13250332">
                <text:p>1222130.1325033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">
                <text:p>0</text:p>
              </table:table-cell>
              <table:table-cell office:value-type="float" office:value="1223027.02245463">
                <text:p>1223027.0224546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">
                <text:p>0</text:p>
              </table:table-cell>
              <table:table-cell office:value-type="float" office:value="1215861.67678043">
                <text:p>1215861.6767804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">
                <text:p>0</text:p>
              </table:table-cell>
              <table:table-cell office:value-type="float" office:value="1223027.02245463">
                <text:p>1223027.0224546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">
                <text:p>0</text:p>
              </table:table-cell>
              <table:table-cell office:value-type="float" office:value="1227453.09900768">
                <text:p>1227453.0990076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">
                <text:p>0</text:p>
              </table:table-cell>
              <table:table-cell office:value-type="float" office:value="1219007.01395759">
                <text:p>1219007.0139575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">
                <text:p>0</text:p>
              </table:table-cell>
              <table:table-cell office:value-type="float" office:value="1225297.68831191">
                <text:p>1225297.6883119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1224027.02245463">
                <text:p>1224027.0224546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">
                <text:p>0</text:p>
              </table:table-cell>
              <table:table-cell office:value-type="float" office:value="1222078.57747897">
                <text:p>1222078.5774789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">
                <text:p>0</text:p>
              </table:table-cell>
              <table:table-cell office:value-type="float" office:value="1228453.09900768">
                <text:p>1228453.0990076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">
                <text:p>0</text:p>
              </table:table-cell>
              <table:table-cell office:value-type="float" office:value="1223027.02245463">
                <text:p>1223027.0224546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">
                <text:p>0</text:p>
              </table:table-cell>
              <table:table-cell office:value-type="float" office:value="1228453.09900768">
                <text:p>1228453.0990076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">
                <text:p>0</text:p>
              </table:table-cell>
              <table:table-cell office:value-type="float" office:value="1227453.09900768">
                <text:p>1227453.0990076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">
                <text:p>0</text:p>
              </table:table-cell>
              <table:table-cell office:value-type="float" office:value="1221130.13250332">
                <text:p>1221130.1325033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">
                <text:p>0</text:p>
              </table:table-cell>
              <table:table-cell office:value-type="float" office:value="1227453.09900768">
                <text:p>1227453.0990076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">
                <text:p>0</text:p>
              </table:table-cell>
              <table:table-cell office:value-type="float" office:value="1227453.09900768">
                <text:p>1227453.0990076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">
                <text:p>0</text:p>
              </table:table-cell>
              <table:table-cell office:value-type="float" office:value="1227453.09900768">
                <text:p>1227453.0990076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1227453.09900768">
                <text:p>1227453.0990076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">
                <text:p>0</text:p>
              </table:table-cell>
              <table:table-cell office:value-type="float" office:value="1215592.02010114">
                <text:p>1215592.0201011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">
                <text:p>0</text:p>
              </table:table-cell>
              <table:table-cell office:value-type="float" office:value="1221523.28369932">
                <text:p>1221523.2836993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">
                <text:p>0</text:p>
              </table:table-cell>
              <table:table-cell office:value-type="float" office:value="1222130.13250332">
                <text:p>1222130.1325033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">
                <text:p>0</text:p>
              </table:table-cell>
              <table:table-cell office:value-type="float" office:value="1223027.02245463">
                <text:p>1223027.0224546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">
                <text:p>0</text:p>
              </table:table-cell>
              <table:table-cell office:value-type="float" office:value="1227453.09900768">
                <text:p>1227453.0990076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">
                <text:p>0</text:p>
              </table:table-cell>
              <table:table-cell office:value-type="float" office:value="1223027.02245463">
                <text:p>1223027.0224546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">
                <text:p>0</text:p>
              </table:table-cell>
              <table:table-cell office:value-type="float" office:value="1225556.20905637">
                <text:p>1225556.2090563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">
                <text:p>0</text:p>
              </table:table-cell>
              <table:table-cell office:value-type="float" office:value="1212716.33960327">
                <text:p>1212716.3396032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">
                <text:p>0</text:p>
              </table:table-cell>
              <table:table-cell office:value-type="float" office:value="1222152.35113475">
                <text:p>1222152.3511347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1223027.02245463">
                <text:p>1223027.0224546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">
                <text:p>0</text:p>
              </table:table-cell>
              <table:table-cell office:value-type="float" office:value="1225556.20905637">
                <text:p>1225556.2090563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">
                <text:p>0</text:p>
              </table:table-cell>
              <table:table-cell office:value-type="float" office:value="1228453.09900768">
                <text:p>1228453.0990076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">
                <text:p>0</text:p>
              </table:table-cell>
              <table:table-cell office:value-type="float" office:value="1224027.02245463">
                <text:p>1224027.0224546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">
                <text:p>0</text:p>
              </table:table-cell>
              <table:table-cell office:value-type="float" office:value="1223078.57747897">
                <text:p>1223078.5774789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">
                <text:p>0</text:p>
              </table:table-cell>
              <table:table-cell office:value-type="float" office:value="1228453.09900768">
                <text:p>1228453.0990076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">
                <text:p>0</text:p>
              </table:table-cell>
              <table:table-cell office:value-type="float" office:value="1222152.35113475">
                <text:p>1222152.3511347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">
                <text:p>0</text:p>
              </table:table-cell>
              <table:table-cell office:value-type="float" office:value="1215807.16599896">
                <text:p>1215807.1659989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">
                <text:p>0</text:p>
              </table:table-cell>
              <table:table-cell office:value-type="float" office:value="1227453.09900768">
                <text:p>1227453.0990076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">
                <text:p>0</text:p>
              </table:table-cell>
              <table:table-cell office:value-type="float" office:value="1227453.09900768">
                <text:p>1227453.0990076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1228085.39565811">
                <text:p>1228085.3956581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">
                <text:p>0</text:p>
              </table:table-cell>
              <table:table-cell office:value-type="float" office:value="1222130.13250332">
                <text:p>1222130.1325033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">
                <text:p>0</text:p>
              </table:table-cell>
              <table:table-cell office:value-type="float" office:value="1222130.13250332">
                <text:p>1222130.1325033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">
                <text:p>0</text:p>
              </table:table-cell>
              <table:table-cell office:value-type="float" office:value="1222130.13250332">
                <text:p>1222130.1325033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">
                <text:p>0</text:p>
              </table:table-cell>
              <table:table-cell office:value-type="float" office:value="1222130.13250332">
                <text:p>1222130.1325033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">
                <text:p>0</text:p>
              </table:table-cell>
              <table:table-cell office:value-type="float" office:value="1222130.13250332">
                <text:p>1222130.1325033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">
                <text:p>0</text:p>
              </table:table-cell>
              <table:table-cell office:value-type="float" office:value="1222130.13250332">
                <text:p>1222130.1325033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">
                <text:p>0</text:p>
              </table:table-cell>
              <table:table-cell office:value-type="float" office:value="1222130.13250332">
                <text:p>1222130.1325033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">
                <text:p>0</text:p>
              </table:table-cell>
              <table:table-cell office:value-type="float" office:value="1222130.13250332">
                <text:p>1222130.1325033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">
                <text:p>0</text:p>
              </table:table-cell>
              <table:table-cell office:value-type="float" office:value="1230453.09900768">
                <text:p>1230453.0990076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1230453.09900768">
                <text:p>1230453.0990076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">
                <text:p>0</text:p>
              </table:table-cell>
              <table:table-cell office:value-type="float" office:value="1230453.09900768">
                <text:p>1230453.0990076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">
                <text:p>0</text:p>
              </table:table-cell>
              <table:table-cell office:value-type="float" office:value="1230453.09900768">
                <text:p>1230453.0990076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">
                <text:p>0</text:p>
              </table:table-cell>
              <table:table-cell office:value-type="float" office:value="1230453.09900768">
                <text:p>1230453.0990076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1230453.09900768">
                <text:p>1230453.0990076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">
                <text:p>0</text:p>
              </table:table-cell>
              <table:table-cell office:value-type="float" office:value="1230453.09900768">
                <text:p>1230453.0990076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">
                <text:p>0</text:p>
              </table:table-cell>
              <table:table-cell office:value-type="float" office:value="1230453.09900768">
                <text:p>1230453.0990076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">
                <text:p>0</text:p>
              </table:table-cell>
              <table:table-cell office:value-type="float" office:value="1230453.09900768">
                <text:p>1230453.0990076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">
                <text:p>0</text:p>
              </table:table-cell>
              <table:table-cell office:value-type="float" office:value="1230453.09900768">
                <text:p>1230453.0990076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">
                <text:p>0</text:p>
              </table:table-cell>
              <table:table-cell office:value-type="float" office:value="1230453.09900768">
                <text:p>1230453.0990076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1230453.09900768">
                <text:p>1230453.0990076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">
                <text:p>0</text:p>
              </table:table-cell>
              <table:table-cell office:value-type="float" office:value="1230453.09900768">
                <text:p>1230453.0990076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">
                <text:p>0</text:p>
              </table:table-cell>
              <table:table-cell office:value-type="float" office:value="1230453.09900768">
                <text:p>1230453.0990076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">
                <text:p>0</text:p>
              </table:table-cell>
              <table:table-cell office:value-type="float" office:value="1230453.09900768">
                <text:p>1230453.0990076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">
                <text:p>0</text:p>
              </table:table-cell>
              <table:table-cell office:value-type="float" office:value="1225556.20905637">
                <text:p>1225556.2090563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">
                <text:p>0</text:p>
              </table:table-cell>
              <table:table-cell office:value-type="float" office:value="1225556.20905637">
                <text:p>1225556.2090563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">
                <text:p>0</text:p>
              </table:table-cell>
              <table:table-cell office:value-type="float" office:value="1225556.20905637">
                <text:p>1225556.2090563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">
                <text:p>0</text:p>
              </table:table-cell>
              <table:table-cell office:value-type="float" office:value="1225556.20905637">
                <text:p>1225556.2090563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">
                <text:p>0</text:p>
              </table:table-cell>
              <table:table-cell office:value-type="float" office:value="1225556.20905637">
                <text:p>1225556.2090563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">
                <text:p>0</text:p>
              </table:table-cell>
              <table:table-cell office:value-type="float" office:value="1225556.20905637">
                <text:p>1225556.2090563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1225556.20905637">
                <text:p>1225556.2090563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">
                <text:p>0</text:p>
              </table:table-cell>
              <table:table-cell office:value-type="float" office:value="1225556.20905637">
                <text:p>1225556.2090563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">
                <text:p>0</text:p>
              </table:table-cell>
              <table:table-cell office:value-type="float" office:value="1225556.20905637">
                <text:p>1225556.2090563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">
                <text:p>0</text:p>
              </table:table-cell>
              <table:table-cell office:value-type="float" office:value="1225556.20905637">
                <text:p>1225556.2090563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">
                <text:p>0</text:p>
              </table:table-cell>
              <table:table-cell office:value-type="float" office:value="1225556.20905637">
                <text:p>1225556.2090563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">
                <text:p>0</text:p>
              </table:table-cell>
              <table:table-cell office:value-type="float" office:value="1222130.13250332">
                <text:p>1222130.1325033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">
                <text:p>0</text:p>
              </table:table-cell>
              <table:table-cell office:value-type="float" office:value="1216116.42991953">
                <text:p>1216116.4299195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">
                <text:p>0</text:p>
              </table:table-cell>
              <table:table-cell office:value-type="float" office:value="1216116.42991953">
                <text:p>1216116.4299195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">
                <text:p>0</text:p>
              </table:table-cell>
              <table:table-cell office:value-type="float" office:value="1216116.42991953">
                <text:p>1216116.4299195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">
                <text:p>0</text:p>
              </table:table-cell>
              <table:table-cell office:value-type="float" office:value="1216116.42991953">
                <text:p>1216116.4299195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1216116.42991953">
                <text:p>1216116.4299195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">
                <text:p>0</text:p>
              </table:table-cell>
              <table:table-cell office:value-type="float" office:value="1216116.42991953">
                <text:p>1216116.4299195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">
                <text:p>0</text:p>
              </table:table-cell>
              <table:table-cell office:value-type="float" office:value="1216116.42991953">
                <text:p>1216116.4299195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">
                <text:p>0</text:p>
              </table:table-cell>
              <table:table-cell office:value-type="float" office:value="1216116.42991953">
                <text:p>1216116.4299195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">
                <text:p>0</text:p>
              </table:table-cell>
              <table:table-cell office:value-type="float" office:value="1216116.42991953">
                <text:p>1216116.4299195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">
                <text:p>0</text:p>
              </table:table-cell>
              <table:table-cell office:value-type="float" office:value="1216116.42991953">
                <text:p>1216116.4299195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">
                <text:p>0</text:p>
              </table:table-cell>
              <table:table-cell office:value-type="float" office:value="1216116.42991953">
                <text:p>1216116.4299195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">
                <text:p>0</text:p>
              </table:table-cell>
              <table:table-cell office:value-type="float" office:value="1216116.42991953">
                <text:p>1216116.4299195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">
                <text:p>0</text:p>
              </table:table-cell>
              <table:table-cell office:value-type="float" office:value="1216116.42991953">
                <text:p>1216116.4299195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">
                <text:p>0</text:p>
              </table:table-cell>
              <table:table-cell office:value-type="float" office:value="1216116.42991953">
                <text:p>1216116.4299195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1216116.42991953">
                <text:p>1216116.4299195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">
                <text:p>0</text:p>
              </table:table-cell>
              <table:table-cell office:value-type="float" office:value="1216116.42991953">
                <text:p>1216116.4299195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">
                <text:p>0</text:p>
              </table:table-cell>
              <table:table-cell office:value-type="float" office:value="1216116.42991953">
                <text:p>1216116.4299195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">
                <text:p>0</text:p>
              </table:table-cell>
              <table:table-cell office:value-type="float" office:value="1216116.42991953">
                <text:p>1216116.4299195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">
                <text:p>0</text:p>
              </table:table-cell>
              <table:table-cell office:value-type="float" office:value="1216116.42991953">
                <text:p>1216116.4299195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">
                <text:p>0</text:p>
              </table:table-cell>
              <table:table-cell office:value-type="float" office:value="1216116.42991953">
                <text:p>1216116.4299195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">
                <text:p>0</text:p>
              </table:table-cell>
              <table:table-cell office:value-type="float" office:value="1216116.42991953">
                <text:p>1216116.4299195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">
                <text:p>0</text:p>
              </table:table-cell>
              <table:table-cell office:value-type="float" office:value="1216116.42991953">
                <text:p>1216116.4299195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">
                <text:p>0</text:p>
              </table:table-cell>
              <table:table-cell office:value-type="float" office:value="1216116.42991953">
                <text:p>1216116.4299195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">
                <text:p>0</text:p>
              </table:table-cell>
              <table:table-cell office:value-type="float" office:value="1216116.42991953">
                <text:p>1216116.4299195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1216116.42991953">
                <text:p>1216116.4299195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">
                <text:p>0</text:p>
              </table:table-cell>
              <table:table-cell office:value-type="float" office:value="1216116.42991953">
                <text:p>1216116.4299195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">
                <text:p>0</text:p>
              </table:table-cell>
              <table:table-cell office:value-type="float" office:value="1216116.42991953">
                <text:p>1216116.4299195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">
                <text:p>0</text:p>
              </table:table-cell>
              <table:table-cell office:value-type="float" office:value="1216116.42991953">
                <text:p>1216116.4299195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">
                <text:p>0</text:p>
              </table:table-cell>
              <table:table-cell office:value-type="float" office:value="1216116.42991953">
                <text:p>1216116.4299195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">
                <text:p>0</text:p>
              </table:table-cell>
              <table:table-cell office:value-type="float" office:value="1216116.42991953">
                <text:p>1216116.4299195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">
                <text:p>0</text:p>
              </table:table-cell>
              <table:table-cell office:value-type="float" office:value="1216116.42991953">
                <text:p>1216116.4299195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">
                <text:p>0</text:p>
              </table:table-cell>
              <table:table-cell office:value-type="float" office:value="1216116.42991953">
                <text:p>1216116.4299195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">
                <text:p>0</text:p>
              </table:table-cell>
              <table:table-cell office:value-type="float" office:value="1216116.42991953">
                <text:p>1216116.4299195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">
                <text:p>0</text:p>
              </table:table-cell>
              <table:table-cell office:value-type="float" office:value="1216116.42991953">
                <text:p>1216116.4299195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1216116.42991953">
                <text:p>1216116.4299195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">
                <text:p>0</text:p>
              </table:table-cell>
              <table:table-cell office:value-type="float" office:value="1216116.42991953">
                <text:p>1216116.4299195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">
                <text:p>0</text:p>
              </table:table-cell>
              <table:table-cell office:value-type="float" office:value="1216116.42991953">
                <text:p>1216116.4299195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">
                <text:p>0</text:p>
              </table:table-cell>
              <table:table-cell office:value-type="float" office:value="1216116.42991953">
                <text:p>1216116.4299195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">
                <text:p>0</text:p>
              </table:table-cell>
              <table:table-cell office:value-type="float" office:value="1216116.42991953">
                <text:p>1216116.4299195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">
                <text:p>0</text:p>
              </table:table-cell>
              <table:table-cell office:value-type="float" office:value="1216116.42991953">
                <text:p>1216116.4299195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">
                <text:p>0</text:p>
              </table:table-cell>
              <table:table-cell office:value-type="float" office:value="1216116.42991953">
                <text:p>1216116.4299195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">
                <text:p>0</text:p>
              </table:table-cell>
              <table:table-cell office:value-type="float" office:value="1216116.42991953">
                <text:p>1216116.4299195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">
                <text:p>0</text:p>
              </table:table-cell>
              <table:table-cell office:value-type="float" office:value="1216116.42991953">
                <text:p>1216116.4299195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">
                <text:p>0</text:p>
              </table:table-cell>
              <table:table-cell office:value-type="float" office:value="1216116.42991953">
                <text:p>1216116.4299195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1216116.42991953">
                <text:p>1216116.4299195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">
                <text:p>0</text:p>
              </table:table-cell>
              <table:table-cell office:value-type="float" office:value="1216116.42991953">
                <text:p>1216116.4299195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">
                <text:p>0</text:p>
              </table:table-cell>
              <table:table-cell office:value-type="float" office:value="1216116.42991953">
                <text:p>1216116.4299195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">
                <text:p>0</text:p>
              </table:table-cell>
              <table:table-cell office:value-type="float" office:value="1216116.42991953">
                <text:p>1216116.4299195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">
                <text:p>0</text:p>
              </table:table-cell>
              <table:table-cell office:value-type="float" office:value="1216116.42991953">
                <text:p>1216116.4299195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">
                <text:p>0</text:p>
              </table:table-cell>
              <table:table-cell office:value-type="float" office:value="1216116.42991953">
                <text:p>1216116.4299195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">
                <text:p>0</text:p>
              </table:table-cell>
              <table:table-cell office:value-type="float" office:value="1216116.42991953">
                <text:p>1216116.4299195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">
                <text:p>0</text:p>
              </table:table-cell>
              <table:table-cell office:value-type="float" office:value="1216116.42991953">
                <text:p>1216116.4299195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">
                <text:p>0</text:p>
              </table:table-cell>
              <table:table-cell office:value-type="float" office:value="1216116.42991953">
                <text:p>1216116.4299195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">
                <text:p>0</text:p>
              </table:table-cell>
              <table:table-cell office:value-type="float" office:value="1216116.42991953">
                <text:p>1216116.4299195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1216116.42991953">
                <text:p>1216116.4299195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">
                <text:p>0</text:p>
              </table:table-cell>
              <table:table-cell office:value-type="float" office:value="1216116.42991953">
                <text:p>1216116.4299195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">
                <text:p>0</text:p>
              </table:table-cell>
              <table:table-cell office:value-type="float" office:value="1216116.42991953">
                <text:p>1216116.4299195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">
                <text:p>0</text:p>
              </table:table-cell>
              <table:table-cell office:value-type="float" office:value="1216116.42991953">
                <text:p>1216116.4299195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">
                <text:p>0</text:p>
              </table:table-cell>
              <table:table-cell office:value-type="float" office:value="1216116.42991953">
                <text:p>1216116.4299195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">
                <text:p>0</text:p>
              </table:table-cell>
              <table:table-cell office:value-type="float" office:value="1216116.42991953">
                <text:p>1216116.4299195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">
                <text:p>0</text:p>
              </table:table-cell>
              <table:table-cell office:value-type="float" office:value="1223027.02245463">
                <text:p>1223027.0224546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">
                <text:p>0</text:p>
              </table:table-cell>
              <table:table-cell office:value-type="float" office:value="1223027.02245463">
                <text:p>1223027.0224546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">
                <text:p>0</text:p>
              </table:table-cell>
              <table:table-cell office:value-type="float" office:value="1223027.02245463">
                <text:p>1223027.0224546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">
                <text:p>0</text:p>
              </table:table-cell>
              <table:table-cell office:value-type="float" office:value="1223027.02245463">
                <text:p>1223027.0224546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1223027.02245463">
                <text:p>1223027.0224546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">
                <text:p>0</text:p>
              </table:table-cell>
              <table:table-cell office:value-type="float" office:value="1223027.02245463">
                <text:p>1223027.0224546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">
                <text:p>0</text:p>
              </table:table-cell>
              <table:table-cell office:value-type="float" office:value="1223027.02245463">
                <text:p>1223027.0224546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">
                <text:p>0</text:p>
              </table:table-cell>
              <table:table-cell office:value-type="float" office:value="1223027.02245463">
                <text:p>1223027.0224546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">
                <text:p>0</text:p>
              </table:table-cell>
              <table:table-cell office:value-type="float" office:value="1223027.02245463">
                <text:p>1223027.0224546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">
                <text:p>0</text:p>
              </table:table-cell>
              <table:table-cell office:value-type="float" office:value="1223027.02245463">
                <text:p>1223027.0224546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">
                <text:p>0</text:p>
              </table:table-cell>
              <table:table-cell office:value-type="float" office:value="1223027.02245463">
                <text:p>1223027.0224546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">
                <text:p>0</text:p>
              </table:table-cell>
              <table:table-cell office:value-type="float" office:value="1223027.02245463">
                <text:p>1223027.0224546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">
                <text:p>0</text:p>
              </table:table-cell>
              <table:table-cell office:value-type="float" office:value="1223027.02245463">
                <text:p>1223027.0224546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">
                <text:p>0</text:p>
              </table:table-cell>
              <table:table-cell office:value-type="float" office:value="1223027.02245463">
                <text:p>1223027.0224546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1223027.02245463">
                <text:p>1223027.0224546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">
                <text:p>0</text:p>
              </table:table-cell>
              <table:table-cell office:value-type="float" office:value="1223027.02245463">
                <text:p>1223027.0224546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">
                <text:p>0</text:p>
              </table:table-cell>
              <table:table-cell office:value-type="float" office:value="1223027.02245463">
                <text:p>1223027.0224546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">
                <text:p>0</text:p>
              </table:table-cell>
              <table:table-cell office:value-type="float" office:value="1223027.02245463">
                <text:p>1223027.0224546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">
                <text:p>0</text:p>
              </table:table-cell>
              <table:table-cell office:value-type="float" office:value="1223027.02245463">
                <text:p>1223027.0224546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">
                <text:p>0</text:p>
              </table:table-cell>
              <table:table-cell office:value-type="float" office:value="1223027.02245463">
                <text:p>1223027.0224546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">
                <text:p>0</text:p>
              </table:table-cell>
              <table:table-cell office:value-type="float" office:value="1223027.02245463">
                <text:p>1223027.0224546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">
                <text:p>0</text:p>
              </table:table-cell>
              <table:table-cell office:value-type="float" office:value="1223027.02245463">
                <text:p>1223027.0224546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">
                <text:p>0</text:p>
              </table:table-cell>
              <table:table-cell office:value-type="float" office:value="1223027.02245463">
                <text:p>1223027.0224546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">
                <text:p>0</text:p>
              </table:table-cell>
              <table:table-cell office:value-type="float" office:value="1223027.02245463">
                <text:p>1223027.0224546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">
                <text:p>0</text:p>
              </table:table-cell>
              <table:table-cell office:value-type="float" office:value="1223027.02245463">
                <text:p>1223027.0224546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">
                <text:p>0</text:p>
              </table:table-cell>
              <table:table-cell office:value-type="float" office:value="1223027.02245463">
                <text:p>1223027.0224546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">
                <text:p>0</text:p>
              </table:table-cell>
              <table:table-cell office:value-type="float" office:value="1223027.02245463">
                <text:p>1223027.0224546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">
                <text:p>0</text:p>
              </table:table-cell>
              <table:table-cell office:value-type="float" office:value="1223027.02245463">
                <text:p>1223027.0224546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">
                <text:p>0</text:p>
              </table:table-cell>
              <table:table-cell office:value-type="float" office:value="1223027.02245463">
                <text:p>1223027.0224546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">
                <text:p>0</text:p>
              </table:table-cell>
              <table:table-cell office:value-type="float" office:value="1223027.02245463">
                <text:p>1223027.0224546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">
                <text:p>0</text:p>
              </table:table-cell>
              <table:table-cell office:value-type="float" office:value="1223027.02245463">
                <text:p>1223027.0224546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">
                <text:p>0</text:p>
              </table:table-cell>
              <table:table-cell office:value-type="float" office:value="1223027.02245463">
                <text:p>1223027.0224546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">
                <text:p>0</text:p>
              </table:table-cell>
              <table:table-cell office:value-type="float" office:value="1223027.02245463">
                <text:p>1223027.0224546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">
                <text:p>0</text:p>
              </table:table-cell>
              <table:table-cell office:value-type="float" office:value="1223027.02245463">
                <text:p>1223027.0224546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1223027.02245463">
                <text:p>1223027.0224546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">
                <text:p>0</text:p>
              </table:table-cell>
              <table:table-cell office:value-type="float" office:value="1223027.02245463">
                <text:p>1223027.0224546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1498326.71219702">
                <text:p>1498326.7121970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1499326.72987734">
                <text:p>1499326.7298773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1500326.74755766">
                <text:p>1500326.7475576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1501326.76523798">
                <text:p>1501326.7652379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1502326.7829183">
                <text:p>1502326.782918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1503326.80059862">
                <text:p>1503326.8005986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1504326.81827895">
                <text:p>1504326.8182789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1505326.83595927">
                <text:p>1505326.8359592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1506326.85363959">
                <text:p>1506326.8536395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1507326.87131991">
                <text:p>1507326.8713199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1508326.88900023">
                <text:p>1508326.8890002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1509326.90668055">
                <text:p>1509326.9066805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1510326.92436087">
                <text:p>1510326.9243608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1511326.94204119">
                <text:p>1511326.9420411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1512326.95972151">
                <text:p>1512326.9597215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1513326.97740183">
                <text:p>1513326.9774018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1514326.99508215">
                <text:p>1514326.9950821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1515327.01276247">
                <text:p>1515327.0127624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1516327.03044279">
                <text:p>1516327.0304427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1517327.04812311">
                <text:p>1517327.0481231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1518327.06580343">
                <text:p>1518327.0658034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1519327.08348375">
                <text:p>1519327.0834837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1520327.10116407">
                <text:p>1520327.1011640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1521327.11884439">
                <text:p>1521327.1188443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1522327.13652471">
                <text:p>1522327.1365247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1523327.15420503">
                <text:p>1523327.1542050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1524327.17188535">
                <text:p>1524327.1718853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1525327.18956567">
                <text:p>1525327.1895656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1526327.20724599">
                <text:p>1526327.2072459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1527327.22492631">
                <text:p>1527327.2249263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1528327.24260663">
                <text:p>1528327.2426066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1529327.26028695">
                <text:p>1529327.2602869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1530327.27796727">
                <text:p>1530327.2779672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1531327.29564759">
                <text:p>1531327.2956475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1532327.31332791">
                <text:p>1532327.3133279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1533327.33100823">
                <text:p>1533327.3310082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1534327.34868855">
                <text:p>1534327.3486885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1535327.36636887">
                <text:p>1535327.3663688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1536327.38404919">
                <text:p>1536327.3840491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1537327.40172951">
                <text:p>1537327.4017295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1538327.41940983">
                <text:p>1538327.4194098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1539327.43709015">
                <text:p>1539327.4370901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1540327.45477047">
                <text:p>1540327.4547704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1541327.47245079">
                <text:p>1541327.4724507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1542327.49013111">
                <text:p>1542327.4901311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1543327.50781143">
                <text:p>1543327.5078114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1544327.52549175">
                <text:p>1544327.5254917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1545327.54317207">
                <text:p>1545327.5431720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1546327.56085239">
                <text:p>1546327.5608523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1547327.57853271">
                <text:p>1547327.5785327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1548327.59621303">
                <text:p>1548327.5962130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1549327.61389335">
                <text:p>1549327.6138933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NaN">
                <text:p>NaN</text:p>
              </table:table-cell>
              <table:table-cell office:value-type="float" office:value="1515224.99772291">
                <text:p>1515224.9977229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619cm" svg:height="15.53cm" xlink:href=".." xlink:type="simple" chart:class="chart:scatter" chart:column-mapping="1 0" chart:style-name="ch1">
        <chart:legend chart:legend-position="end" svg:x="24.582cm" svg:y="7.453cm" style:legend-expansion="high" chart:style-name="ch2"/>
        <chart:plot-area chart:style-name="ch3" table:cell-range-address="Arkusz1_6.A1:Arkusz1_6.B33" svg:x="1.002cm" svg:y="1.375cm" svg:width="22.476cm" svg:height="13.425cm">
          <chartooo:coordinate-region svg:x="2.549cm" svg:y="1.587cm" svg:width="20.464cm" svg:height="12.5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1_6.A1:Arkusz1_6.A33" chart:class="chart:scatter">
            <chart:domain table:cell-range-address="Arkusz1_6.B1:Arkusz1_6.B33"/>
            <chart:data-point chart:repeated="3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842.8627609833">
                <text:p>16842.8627609833</text:p>
                <draw:g>
                  <svg:desc>Arkusz1_6.B1:Arkusz1_6.B33</svg:desc>
                </draw:g>
              </table:table-cell>
              <table:table-cell office:value-type="float" office:value="975044.352339357">
                <text:p>975044.352339357</text:p>
                <draw:g>
                  <svg:desc>Arkusz1_6.A1:Arkusz1_6.A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512.1583624015">
                <text:p>10512.1583624015</text:p>
              </table:table-cell>
              <table:table-cell office:value-type="float" office:value="976044.645543411">
                <text:p>976044.6455434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42.50832739874">
                <text:p>8042.50832739874</text:p>
              </table:table-cell>
              <table:table-cell office:value-type="float" office:value="977044.938747461">
                <text:p>977044.9387474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50.39103407482">
                <text:p>7550.39103407482</text:p>
              </table:table-cell>
              <table:table-cell office:value-type="float" office:value="978045.231951514">
                <text:p>978045.2319515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112.68903873816">
                <text:p>7112.68903873816</text:p>
              </table:table-cell>
              <table:table-cell office:value-type="float" office:value="979045.525155566">
                <text:p>979045.5251555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674.98704340112">
                <text:p>6674.98704340112</text:p>
              </table:table-cell>
              <table:table-cell office:value-type="float" office:value="980045.818359618">
                <text:p>980045.8183596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93.64719135297">
                <text:p>6293.64719135297</text:p>
              </table:table-cell>
              <table:table-cell office:value-type="float" office:value="981046.111563671">
                <text:p>981046.1115636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956.06933297624">
                <text:p>5956.06933297624</text:p>
              </table:table-cell>
              <table:table-cell office:value-type="float" office:value="982046.404767721">
                <text:p>982046.4047677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640.91390023051">
                <text:p>5640.91390023051</text:p>
              </table:table-cell>
              <table:table-cell office:value-type="float" office:value="983046.697971776">
                <text:p>983046.6979717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455.50757127258">
                <text:p>5455.50757127258</text:p>
              </table:table-cell>
              <table:table-cell office:value-type="float" office:value="984031.750766825">
                <text:p>984031.7507668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74.02567875186">
                <text:p>5274.02567875186</text:p>
              </table:table-cell>
              <table:table-cell office:value-type="float" office:value="985047.284379877">
                <text:p>985047.2843798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40.57996122922">
                <text:p>4840.57996122922</text:p>
              </table:table-cell>
              <table:table-cell office:value-type="float" office:value="986047.577583929">
                <text:p>986047.5775839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90.4888306921">
                <text:p>4490.4888306921</text:p>
              </table:table-cell>
              <table:table-cell office:value-type="float" office:value="987047.870787981">
                <text:p>987047.8707879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90.4888306921">
                <text:p>4490.4888306921</text:p>
              </table:table-cell>
              <table:table-cell office:value-type="float" office:value="987047.870787981">
                <text:p>987047.8707879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75.30851480403">
                <text:p>4175.30851480403</text:p>
              </table:table-cell>
              <table:table-cell office:value-type="float" office:value="988048.163992035">
                <text:p>988048.1639920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47.6346496538">
                <text:p>4047.6346496538</text:p>
              </table:table-cell>
              <table:table-cell office:value-type="float" office:value="988739.686052805">
                <text:p>988739.6860528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88.97327791973">
                <text:p>3988.97327791973</text:p>
              </table:table-cell>
              <table:table-cell office:value-type="float" office:value="989660.850023055">
                <text:p>989660.8500230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89.19290513183">
                <text:p>3989.19290513183</text:p>
              </table:table-cell>
              <table:table-cell office:value-type="float" office:value="989632.327089166">
                <text:p>989632.3270891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30.31190618562">
                <text:p>3930.31190618562</text:p>
              </table:table-cell>
              <table:table-cell office:value-type="float" office:value="991982.013993304">
                <text:p>991982.0139933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71.65053445153">
                <text:p>3871.65053445153</text:p>
              </table:table-cell>
              <table:table-cell office:value-type="float" office:value="992903.177963554">
                <text:p>992903.1779635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871.65053445152">
                <text:p>3871.65053445152</text:p>
              </table:table-cell>
              <table:table-cell office:value-type="float" office:value="992903.177963554">
                <text:p>992903.1779635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836.83888266604">
                <text:p>3836.83888266604</text:p>
              </table:table-cell>
              <table:table-cell office:value-type="float" office:value="995050.216420404">
                <text:p>995050.2164204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65.03224392835">
                <text:p>3765.03224392835</text:p>
              </table:table-cell>
              <table:table-cell office:value-type="float" office:value="996050.509624457">
                <text:p>996050.5096244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754.3277909833">
                <text:p>3754.3277909833</text:p>
              </table:table-cell>
              <table:table-cell office:value-type="float" office:value="996145.505904052">
                <text:p>996145.5059040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754.32779098329">
                <text:p>3754.32779098329</text:p>
              </table:table-cell>
              <table:table-cell office:value-type="float" office:value="997645.505904052">
                <text:p>997645.5059040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88.67391417012">
                <text:p>3688.67391417012</text:p>
              </table:table-cell>
              <table:table-cell office:value-type="float" office:value="999051.38923661">
                <text:p>999051.389236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37.00504751505">
                <text:p>3637.00504751505</text:p>
              </table:table-cell>
              <table:table-cell office:value-type="float" office:value="999387.833844479">
                <text:p>999387.8338444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37.00504751505">
                <text:p>3637.00504751505</text:p>
              </table:table-cell>
              <table:table-cell office:value-type="float" office:value="1000887.83384455">
                <text:p>1000887.833844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578.34367578094">
                <text:p>3578.34367578094</text:p>
              </table:table-cell>
              <table:table-cell office:value-type="float" office:value="1001708.9978148">
                <text:p>1001708.99781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519.68230404682">
                <text:p>3519.68230404682</text:p>
              </table:table-cell>
              <table:table-cell office:value-type="float" office:value="1002630.16178505">
                <text:p>1002630.161785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19.8760927634">
                <text:p>3519.8760927634</text:p>
              </table:table-cell>
              <table:table-cell office:value-type="float" office:value="1002604.99449044">
                <text:p>1002604.994490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61.02093231271">
                <text:p>3461.02093231271</text:p>
              </table:table-cell>
              <table:table-cell office:value-type="float" office:value="1004951.3257553">
                <text:p>1004951.32575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02.35956057866">
                <text:p>3402.35956057866</text:p>
              </table:table-cell>
              <table:table-cell office:value-type="float" office:value="1005872.48972555">
                <text:p>1005872.4897255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